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1"/>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7.0799in" fo:margin-left="0.0104in" fo:margin-right="0in" table:align="margins" style:writing-mode="lr-tb"/>
    </style:style>
    <style:style style:name="Table3.A" style:family="table-column">
      <style:table-column-properties style:column-width="0.8125in" style:rel-column-width="7520*"/>
    </style:style>
    <style:style style:name="Table3.B" style:family="table-column">
      <style:table-column-properties style:column-width="6.2674in" style:rel-column-width="58015*"/>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7.0896in" table:align="left" style:writing-mode="lr-tb"/>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style:keep-together="true" fo:keep-together="auto"/>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1.1278in"/>
    </style:style>
    <style:style style:name="Table6.B" style:family="table-column">
      <style:table-column-properties style:column-width="5.5569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7" style:family="table">
      <style:table-properties style:width="7.0896in" table:align="left" style:writing-mode="lr-tb"/>
    </style:style>
    <style:style style:name="Table7.A" style:family="table-column">
      <style:table-column-properties style:column-width="1.0854in"/>
    </style:style>
    <style:style style:name="Table7.B" style:family="table-column">
      <style:table-column-properties style:column-width="5.5993in"/>
    </style:style>
    <style:style style:name="Table7.C" style:family="table-column">
      <style:table-column-properties style:column-width="0.4049in"/>
    </style:style>
    <style:style style:name="Table7.1" style:family="table-row">
      <style:table-row-properties style:keep-together="false" fo:keep-together="always"/>
    </style:style>
    <style:style style:name="Table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7.A2" style:family="table-cell">
      <style:table-cell-properties style:vertical-align="middle" fo:padding-left="0.0375in" fo:padding-right="0.0375in" fo:padding-top="0in" fo:padding-bottom="0in" fo:border="0.0007in solid #000000"/>
    </style:style>
    <style:style style:name="Table9" style:family="table">
      <style:table-properties style:width="7.0896in" table:align="left" style:writing-mode="lr-tb"/>
    </style:style>
    <style:style style:name="Table9.A" style:family="table-column">
      <style:table-column-properties style:column-width="0.6708in"/>
    </style:style>
    <style:style style:name="Table9.B" style:family="table-column">
      <style:table-column-properties style:column-width="6.0458in"/>
    </style:style>
    <style:style style:name="Table9.C" style:family="table-column">
      <style:table-column-properties style:column-width="0.3729in"/>
    </style:style>
    <style:style style:name="Table9.1" style:family="table-row">
      <style:table-row-properties style:keep-together="false" fo:keep-together="always"/>
    </style:style>
    <style:style style:name="Tab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A2" style:family="table-cell">
      <style:table-cell-properties fo:padding-left="0.0389in" fo:padding-right="0.0389in" fo:padding-top="0in" fo:padding-bottom="0in" fo:border="0.0007in solid #000000"/>
    </style:style>
    <style:style style:name="Table9.C2" style:family="table-cell">
      <style:table-cell-properties style:vertical-align="middle" fo:padding-left="0.0389in" fo:padding-right="0.0389in" fo:padding-top="0in" fo:padding-bottom="0in" fo:border="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2" style:family="table">
      <style:table-properties style:width="7.0896in" table:align="left" style:writing-mode="lr-tb"/>
    </style:style>
    <style:style style:name="Table12.A" style:family="table-column">
      <style:table-column-properties style:column-width="7.0896in"/>
    </style:style>
    <style:style style:name="Table12.1" style:family="table-row">
      <style:table-row-properties style:keep-together="false" fo:keep-together="always"/>
    </style:style>
    <style:style style:name="Table1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2.2" style:family="table-row">
      <style:table-row-properties style:keep-together="true" fo:keep-together="auto"/>
    </style:style>
    <style:style style:name="Table12.A2" style:family="table-cell">
      <style:table-cell-properties style:vertical-align="middle" fo:padding-left="0.0375in" fo:padding-right="0.0375in" fo:padding-top="0in" fo:padding-bottom="0in" fo:border="0.0007in solid #000000"/>
    </style:style>
    <style:style style:name="Table14" style:family="table">
      <style:table-properties style:width="7.0896in" table:align="left" style:writing-mode="lr-tb"/>
    </style:style>
    <style:style style:name="Table14.A" style:family="table-column">
      <style:table-column-properties style:column-width="0.6708in"/>
    </style:style>
    <style:style style:name="Table14.B" style:family="table-column">
      <style:table-column-properties style:column-width="6.0458in"/>
    </style:style>
    <style:style style:name="Table14.C" style:family="table-column">
      <style:table-column-properties style:column-width="0.3729in"/>
    </style:style>
    <style:style style:name="Table14.1" style:family="table-row">
      <style:table-row-properties style:keep-together="false" fo:keep-together="always"/>
    </style:style>
    <style:style style:name="Tab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4.A2" style:family="table-cell">
      <style:table-cell-properties fo:padding-left="0.0389in" fo:padding-right="0.0389in" fo:padding-top="0in" fo:padding-bottom="0in" fo:border="0.0007in solid #000000"/>
    </style:style>
    <style:style style:name="Table14.C2" style:family="table-cell">
      <style:table-cell-properties style:vertical-align="middle" fo:padding-left="0.0389in" fo:padding-right="0.0389in" fo:padding-top="0in" fo:padding-bottom="0in" fo:border="0.0007in solid #000000"/>
    </style:style>
    <style:style style:name="Tab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6" style:family="table">
      <style:table-properties style:width="7.0896in" table:align="left" style:writing-mode="lr-tb"/>
    </style:style>
    <style:style style:name="Table16.A" style:family="table-column">
      <style:table-column-properties style:column-width="0.6708in"/>
    </style:style>
    <style:style style:name="Table16.B" style:family="table-column">
      <style:table-column-properties style:column-width="6.0458in"/>
    </style:style>
    <style:style style:name="Table16.C" style:family="table-column">
      <style:table-column-properties style:column-width="0.3729in"/>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6.A2" style:family="table-cell">
      <style:table-cell-properties fo:padding-left="0.0389in" fo:padding-right="0.0389in" fo:padding-top="0in" fo:padding-bottom="0in" fo:border="0.0007in solid #000000"/>
    </style:style>
    <style:style style:name="Table16.C2" style:family="table-cell">
      <style:table-cell-properties style:vertical-align="middle" fo:padding-left="0.0389in" fo:padding-right="0.0389in" fo:padding-top="0in" fo:padding-bottom="0in" fo:border="0.0007in solid #000000"/>
    </style:style>
    <style:style style:name="Table18" style:family="table">
      <style:table-properties style:width="7.0896in" table:align="left" style:writing-mode="lr-tb"/>
    </style:style>
    <style:style style:name="Table18.A" style:family="table-column">
      <style:table-column-properties style:column-width="0.6708in"/>
    </style:style>
    <style:style style:name="Table18.B" style:family="table-column">
      <style:table-column-properties style:column-width="6.0458in"/>
    </style:style>
    <style:style style:name="Table18.C" style:family="table-column">
      <style:table-column-properties style:column-width="0.372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C2" style:family="table-cell">
      <style:table-cell-properties style:vertical-align="middle" fo:padding-left="0.0389in" fo:padding-right="0.0389in" fo:padding-top="0in" fo:padding-bottom="0in" fo:border="0.0007in solid #000000"/>
    </style:style>
    <style:style style:name="Table20" style:family="table">
      <style:table-properties style:width="7.0896in" table:align="left" style:writing-mode="lr-tb"/>
    </style:style>
    <style:style style:name="Table20.A" style:family="table-column">
      <style:table-column-properties style:column-width="0.6708in"/>
    </style:style>
    <style:style style:name="Table20.B" style:family="table-column">
      <style:table-column-properties style:column-width="6.0458in"/>
    </style:style>
    <style:style style:name="Table20.C" style:family="table-column">
      <style:table-column-properties style:column-width="0.3729in"/>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0.A2" style:family="table-cell">
      <style:table-cell-properties fo:padding-left="0.0389in" fo:padding-right="0.0389in" fo:padding-top="0in" fo:padding-bottom="0in" fo:border="0.0007in solid #000000"/>
    </style:style>
    <style:style style:name="Table20.C2" style:family="table-cell">
      <style:table-cell-properties style:vertical-align="middle" fo:padding-left="0.0389in" fo:padding-right="0.0389in" fo:padding-top="0in" fo:padding-bottom="0in" fo:border="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5" style:family="table">
      <style:table-properties style:width="7.0896in" table:align="left" style:writing-mode="lr-tb"/>
    </style:style>
    <style:style style:name="Table25.A" style:family="table-column">
      <style:table-column-properties style:column-width="0.6708in"/>
    </style:style>
    <style:style style:name="Table25.B" style:family="table-column">
      <style:table-column-properties style:column-width="6.0458in"/>
    </style:style>
    <style:style style:name="Table25.C" style:family="table-column">
      <style:table-column-properties style:column-width="0.3729in"/>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5.A2" style:family="table-cell">
      <style:table-cell-properties fo:padding-left="0.0389in" fo:padding-right="0.0389in" fo:padding-top="0in" fo:padding-bottom="0in" fo:border="0.0007in solid #000000"/>
    </style:style>
    <style:style style:name="Table25.C2" style:family="table-cell">
      <style:table-cell-properties style:vertical-align="middle" fo:padding-left="0.0389in" fo:padding-right="0.0389in" fo:padding-top="0in" fo:padding-bottom="0in" fo:border="0.0007in solid #000000"/>
    </style:style>
    <style:style style:name="Tab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P1"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font-name-asian="Monaco" style:font-size-asian="10pt" style:font-name-complex="Monaco" style:font-size-complex="10pt"/>
    </style:style>
    <style:style style:name="P2" style:family="paragraph" style:parent-style-name="Standard">
      <style:paragraph-properties fo:margin-top="0.111in" fo:margin-bottom="0in"/>
    </style:style>
    <style:style style:name="P3"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font-name-asian="Monaco" style:font-size-asian="10pt" style:font-name-complex="Monaco"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text-underline-style="none" style:font-name-asian="Monaco" style:font-size-asian="10pt" style:font-name-complex="Monaco"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Courier New1" style:font-name-asian="Monaco" style:font-name-complex="Monaco"/>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Courier New1" style:text-underline-style="none" style:font-name-asian="Monaco" style:font-name-complex="Monaco"/>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Monaco" style:font-size-asian="10pt" style:font-name-complex="Monaco"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text-underline-style="none" style:font-name-asian="Monaco" style:font-size-asian="10pt" style:font-name-complex="Monaco" style:font-size-complex="10pt"/>
    </style:style>
    <style:style style:name="P12" style:family="paragraph" style:parent-style-name="Standard">
      <style:paragraph-properties fo:margin-left="0in" fo:margin-right="0in" fo:text-align="start" style:justify-single-word="false" fo:text-indent="0in" style:auto-text-indent="false" style:text-autospace="none"/>
    </style:style>
    <style:style style:name="P13" style:family="paragraph" style:parent-style-name="Body">
      <style:paragraph-properties fo:margin-left="0in" fo:margin-right="0in" fo:text-align="start" style:justify-single-word="false" fo:text-indent="0in" style:auto-text-indent="false" style:text-autospace="none"/>
      <style:text-properties fo:color="#000000" style:font-name="Courier New1" fo:font-size="10pt" style:font-name-asian="Monaco" style:font-size-asian="10pt" style:font-name-complex="Monaco" style:font-size-complex="10pt"/>
    </style:style>
    <style:style style:name="P14" style:family="paragraph" style:parent-style-name="Body">
      <style:paragraph-properties fo:margin-left="0in" fo:margin-right="0in" fo:text-align="start" style:justify-single-word="false" fo:text-indent="0in" style:auto-text-indent="false" style:text-autospace="none"/>
    </style:style>
    <style:style style:name="P15"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16" style:family="paragraph" style:parent-style-name="Document_20_Title">
      <style:text-properties fo:font-weight="normal" style:font-weight-asian="normal" style:font-weight-complex="normal"/>
    </style:style>
    <style:style style:name="P17" style:family="paragraph" style:parent-style-name="Body">
      <style:paragraph-properties fo:text-align="justify" style:justify-single-word="false" fo:orphans="2" fo:widows="2" style:writing-mode="lr-tb">
        <style:tab-stops>
          <style:tab-stop style:position="3.9374in"/>
        </style:tab-stops>
      </style:paragraph-properties>
      <style:text-properties fo:color="#000000" fo:language="en" fo:country="US" fo:font-style="normal" style:font-style-asian="normal" style:language-complex="ar" style:country-complex="SA" style:font-style-complex="normal"/>
    </style:style>
    <style:style style:name="P18" style:family="paragraph" style:parent-style-name="Body">
      <style:paragraph-properties fo:text-align="justify" style:justify-single-word="false" fo:orphans="2" fo:widows="2" style:writing-mode="lr-tb">
        <style:tab-stops>
          <style:tab-stop style:position="3.9374in"/>
        </style:tab-stops>
      </style:paragraph-properties>
      <style:text-properties fo:color="#000000" fo:language="en" fo:country="US" fo:font-style="normal" fo:font-weight="normal" style:font-style-asian="normal" style:font-weight-asian="normal" style:language-complex="ar" style:country-complex="SA" style:font-style-complex="normal" style:font-weight-complex="normal"/>
    </style:style>
    <style:style style:name="P19"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0" style:family="paragraph" style:parent-style-name="Body">
      <style:paragraph-properties fo:orphans="2" fo:widows="2" style:writing-mode="lr-tb"/>
    </style:style>
    <style:style style:name="P21"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22" style:family="paragraph" style:parent-style-name="Code_20_Snipet">
      <style:paragraph-properties fo:text-align="start" style:justify-single-word="false" fo:orphans="2" fo:widows="2" style:writing-mode="lr-tb">
        <style:tab-stops>
          <style:tab-stop style:position="3.9374in"/>
        </style:tab-stops>
      </style:paragraph-properties>
      <style:text-properties fo:color="#000000" fo:font-style="normal" style:font-style-asian="normal" style:font-style-complex="normal"/>
    </style:style>
    <style:style style:name="P23"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24" style:family="paragraph" style:parent-style-name="Body">
      <style:text-properties fo:color="#000000" fo:font-style="normal" style:font-style-asian="normal" style:font-style-complex="normal"/>
    </style:style>
    <style:style style:name="P25" style:family="paragraph" style:parent-style-name="Body">
      <style:paragraph-properties fo:text-align="justify" style:justify-single-word="false"/>
      <style:text-properties fo:color="#000000" fo:font-style="normal" style:font-style-asian="normal" style:font-style-complex="normal"/>
    </style:style>
    <style:style style:name="P26" style:family="paragraph" style:parent-style-name="Body">
      <style:text-properties fo:color="#ff0000" fo:font-style="italic" style:font-style-asian="italic"/>
    </style:style>
    <style:style style:name="P27" style:family="paragraph" style:parent-style-name="Body">
      <style:text-properties fo:language="en" fo:country="GB"/>
    </style:style>
    <style:style style:name="P28" style:family="paragraph" style:parent-style-name="CellBody">
      <style:paragraph-properties style:snap-to-layout-grid="false"/>
    </style:style>
    <style:style style:name="P29" style:family="paragraph" style:parent-style-name="CellBody">
      <style:paragraph-properties fo:keep-with-next="always" style:snap-to-layout-grid="false"/>
    </style:style>
    <style:style style:name="P30" style:family="paragraph" style:parent-style-name="CellHeading">
      <style:paragraph-properties fo:text-align="center" style:justify-single-word="false" fo:keep-with-next="always" style:snap-to-layout-grid="false"/>
    </style:style>
    <style:style style:name="P31" style:family="paragraph" style:parent-style-name="CellHeading">
      <style:paragraph-properties fo:text-align="center" style:justify-single-word="false" fo:orphans="2" fo:widows="2" fo:keep-with-next="always" style:snap-to-layout-grid="false" style:writing-mode="lr-tb"/>
      <style:text-properties fo:font-size="10pt" style:font-name-asian="Times New Roman" style:font-size-asian="10pt" style:font-name-complex="Times New Roman" style:font-size-complex="10pt" style:language-complex="ar" style:country-complex="SA"/>
    </style:style>
    <style:style style:name="P32" style:family="paragraph" style:parent-style-name="Abstract">
      <style:text-properties fo:font-size="16pt" fo:font-weight="bold" style:font-size-asian="16pt" style:font-weight-asian="bold"/>
    </style:style>
    <style:style style:name="P33" style:family="paragraph" style:parent-style-name="Abstract">
      <style:text-properties fo:color="#000000" fo:font-style="normal" style:font-style-asian="normal" style:font-style-complex="normal"/>
    </style:style>
    <style:style style:name="P34" style:family="paragraph" style:parent-style-name="Code_20_Snipet">
      <style:paragraph-properties fo:text-align="start" style:justify-single-wor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list-style-name="">
      <style:paragraph-properties fo:line-height="0.1945in"/>
      <style:text-properties style:use-window-font-color="true"/>
    </style:style>
    <style:style style:name="P37" style:family="paragraph" style:parent-style-name="Standard" style:list-style-name="">
      <style:paragraph-properties fo:line-height="0.1846in"/>
      <style:text-properties style:use-window-font-color="true"/>
    </style:style>
    <style:style style:name="P38" style:family="paragraph" style:parent-style-name="Standard" style:list-style-name=""/>
    <style:style style:name="P39" style:family="paragraph" style:parent-style-name="Standard" style:list-style-name="">
      <style:paragraph-properties fo:keep-together="always"/>
    </style:style>
    <style:style style:name="P40" style:family="paragraph" style:parent-style-name="Standard">
      <style:text-properties style:font-name="Arial" fo:font-size="9pt" fo:language="en" fo:country="US" style:font-size-asian="9pt" style:font-size-complex="9pt" style:language-complex="ar" style:country-complex="SA"/>
    </style:style>
    <style:style style:name="P41" style:family="paragraph" style:parent-style-name="Standard">
      <style:text-properties style:font-name="Arial" fo:language="en" fo:country="US" style:language-complex="ar" style:country-complex="SA"/>
    </style:style>
    <style:style style:name="P42"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font-name-asian="Monaco" style:font-size-asian="10pt" style:font-name-complex="Monaco" style:font-size-complex="10pt"/>
    </style:style>
    <style:style style:name="P43" style:family="paragraph" style:parent-style-name="Standard" style:list-style-name="">
      <style:paragraph-properties fo:margin-top="0in" fo:margin-bottom="0.1945in"/>
      <style:text-properties fo:font-size="9pt" style:font-size-asian="9pt" style:font-size-complex="9pt"/>
    </style:style>
    <style:style style:name="P44" style:family="paragraph" style:parent-style-name="Standard" style:list-style-name="">
      <style:paragraph-properties fo:margin-top="0in" fo:margin-bottom="0.1945in" fo:keep-together="always"/>
    </style:style>
    <style:style style:name="P45" style:family="paragraph" style:parent-style-name="Standard" style:list-style-name="">
      <style:paragraph-properties fo:margin-top="0in" fo:margin-bottom="0.1945in"/>
    </style:style>
    <style:style style:name="P46" style:family="paragraph" style:parent-style-name="Standard" style:list-style-name="">
      <style:paragraph-properties fo:margin-top="0in" fo:margin-bottom="0.1945in"/>
      <style:text-properties fo:font-size="10pt" style:font-size-asian="10pt" style:font-size-complex="10pt"/>
    </style:style>
    <style:style style:name="P47" style:family="paragraph" style:parent-style-name="Standard" style:list-style-name="">
      <style:paragraph-properties fo:margin-top="0.0374in" fo:margin-bottom="0.0374in"/>
      <style:text-properties fo:font-size="9pt" style:font-size-asian="9pt" style:font-size-complex="9pt"/>
    </style:style>
    <style:style style:name="P48"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49" style:family="paragraph" style:parent-style-name="Standard" style:list-style-name="">
      <style:paragraph-properties fo:margin-top="0.0374in" fo:margin-bottom="0.0374in"/>
    </style:style>
    <style:style style:name="P50" style:family="paragraph" style:parent-style-name="Standard" style:list-style-name="">
      <style:paragraph-properties fo:margin-top="0.0374in" fo:margin-bottom="0.0374in"/>
      <style:text-properties fo:font-size="10pt" style:font-size-asian="10pt" style:font-size-complex="10pt"/>
    </style:style>
    <style:style style:name="P51"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2"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53"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54" style:family="paragraph" style:parent-style-name="Standard" style:list-style-name="">
      <style:paragraph-properties fo:margin-top="0.0374in" fo:margin-bottom="0.0374in"/>
      <style:text-properties fo:color="#000000" fo:font-size="10pt" style:font-size-asian="10pt" style:font-size-complex="10pt"/>
    </style:style>
    <style:style style:name="P55" style:family="paragraph" style:parent-style-name="Standard" style:list-style-name="">
      <style:paragraph-properties fo:margin-top="0.0374in" fo:margin-bottom="0.0374in" fo:text-align="center" style:justify-single-word="false"/>
      <style:text-properties style:use-window-font-color="true"/>
    </style:style>
    <style:style style:name="P56" style:family="paragraph" style:parent-style-name="Standard" style:list-style-name="">
      <style:paragraph-properties fo:margin-top="0.0374in" fo:margin-bottom="0.0374in"/>
      <style:text-properties style:use-window-font-color="true"/>
    </style:style>
    <style:style style:name="P57"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59" style:family="paragraph" style:parent-style-name="Standard" style:list-style-name="">
      <style:paragraph-properties fo:margin-top="0.0374in" fo:margin-bottom="0.0374in" fo:keep-with-next="always"/>
      <style:text-properties style:use-window-font-color="true"/>
    </style:style>
    <style:style style:name="P60"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1"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2" style:family="paragraph" style:parent-style-name="Standard" style:list-style-name="">
      <style:paragraph-properties fo:margin-top="0.1945in" fo:margin-bottom="0in"/>
      <style:text-properties fo:font-size="10pt" style:font-size-asian="10pt" style:font-size-complex="10pt"/>
    </style:style>
    <style:style style:name="P63"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65" style:family="paragraph" style:parent-style-name="Standard" style:list-style-name="">
      <style:paragraph-properties fo:margin-top="0.1945in" fo:margin-bottom="0in" fo:keep-together="always" fo:keep-with-next="always"/>
    </style:style>
    <style:style style:name="P66" style:family="paragraph" style:parent-style-name="Standard" style:list-style-name="">
      <style:paragraph-properties fo:margin-left="0.5in" fo:margin-right="0in" fo:margin-top="0in" fo:margin-bottom="0.1945in" fo:text-indent="0in" style:auto-text-indent="false"/>
    </style:style>
    <style:style style:name="P67"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68" style:family="paragraph" style:parent-style-name="Standard" style:list-style-name="">
      <style:paragraph-properties fo:margin-left="0.5in" fo:margin-right="0in" fo:text-indent="0in" style:auto-text-indent="false"/>
    </style:style>
    <style:style style:name="P69"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1" style:family="paragraph" style:parent-style-name="Standard" style:list-style-name="">
      <style:paragraph-properties fo:margin-left="0.5in" fo:margin-right="0in" fo:margin-top="0in" fo:margin-bottom="0.1665in" fo:text-indent="0in" style:auto-text-indent="false"/>
    </style:style>
    <style:style style:name="P72"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3" style:family="paragraph" style:parent-style-name="Standard" style:list-style-name="">
      <style:paragraph-properties fo:margin-top="0in" fo:margin-bottom="0.1665in"/>
      <style:text-properties fo:font-size="10pt" style:font-size-asian="10pt" style:font-size-complex="10pt"/>
    </style:style>
    <style:style style:name="P74" style:family="paragraph" style:parent-style-name="Standard" style:list-style-name="">
      <style:paragraph-properties fo:margin-top="0in" fo:margin-bottom="0.1665in"/>
    </style:style>
    <style:style style:name="P75" style:family="paragraph" style:parent-style-name="Standard" style:list-style-name="">
      <style:paragraph-properties fo:keep-with-next="always"/>
    </style:style>
    <style:style style:name="P76"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keep-together="always" fo:keep-with-next="always"/>
    </style:style>
    <style:style style:name="P78" style:family="paragraph" style:parent-style-name="Standard" style:list-style-name="">
      <style:paragraph-properties fo:margin-top="0.1736in" fo:margin-bottom="0in" fo:keep-together="always" fo:keep-with-next="always"/>
    </style:style>
    <style:style style:name="P79"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0" style:family="paragraph" style:parent-style-name="Standard" style:list-style-name="">
      <style:paragraph-properties fo:margin-top="0.0319in" fo:margin-bottom="0.0319in" fo:keep-with-next="always"/>
      <style:text-properties style:use-window-font-color="true"/>
    </style:style>
    <style:style style:name="P81"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2" style:family="paragraph" style:parent-style-name="Standard" style:list-style-name="">
      <style:paragraph-properties fo:margin-top="0.0319in" fo:margin-bottom="0.0319in" fo:text-align="end" style:justify-single-word="false"/>
    </style:style>
    <style:style style:name="P83" style:family="paragraph" style:parent-style-name="Standard" style:list-style-name="">
      <style:paragraph-properties fo:margin-top="0.0319in" fo:margin-bottom="0.0319in" fo:text-align="center" style:justify-single-word="false"/>
      <style:text-properties style:use-window-font-color="true"/>
    </style:style>
    <style:style style:name="P84" style:family="paragraph" style:parent-style-name="Standard" style:list-style-name="">
      <style:paragraph-properties fo:margin-top="0.0319in" fo:margin-bottom="0.0319in" fo:text-align="end" style:justify-single-word="false"/>
      <style:text-properties style:use-window-font-color="true"/>
    </style:style>
    <style:style style:name="P85" style:family="paragraph" style:parent-style-name="Standard" style:list-style-name="">
      <style:paragraph-properties fo:margin-top="0.0319in" fo:margin-bottom="0in"/>
    </style:style>
    <style:style style:name="P86"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87"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88" style:family="paragraph" style:parent-style-name="Standard" style:list-style-name="">
      <style:paragraph-properties fo:margin-left="0in" fo:margin-right="0in" fo:margin-top="0.028in" fo:margin-bottom="0.0319in" fo:text-indent="0.4165in" style:auto-text-indent="false"/>
    </style:style>
    <style:style style:name="P89" style:family="paragraph" style:parent-style-name="Standard" style:list-style-name="">
      <style:paragraph-properties fo:margin-left="1in" fo:margin-right="0in" fo:text-indent="0in" style:auto-text-indent="false"/>
    </style:style>
    <style:style style:name="P90"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1"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2" style:family="paragraph" style:parent-style-name="Standard" style:list-style-name="">
      <style:paragraph-properties fo:margin-top="0.1736in" fo:margin-bottom="0.1945in" fo:keep-together="always"/>
    </style:style>
    <style:style style:name="P93"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4"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95" style:family="paragraph" style:parent-style-name="Heading_20_1">
      <style:paragraph-properties fo:break-before="page"/>
    </style:style>
    <style:style style:name="P96" style:family="paragraph" style:parent-style-name="Heading_20_2">
      <style:text-properties fo:language="en" fo:country="US" style:language-complex="ar" style:country-complex="SA"/>
    </style:style>
    <style:style style:name="P97" style:family="paragraph" style:parent-style-name="Body" style:list-style-name="L1"/>
    <style:style style:name="P98" style:family="paragraph" style:parent-style-name="Body" style:list-style-name="L3"/>
    <style:style style:name="P9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00" style:family="paragraph" style:parent-style-name="Body">
      <style:text-properties fo:language="en" fo:country="US" style:language-complex="ar" style:country-complex="SA"/>
    </style:style>
    <style:style style:name="P101" style:family="paragraph" style:parent-style-name="Body" style:list-style-name="L2">
      <style:paragraph-properties fo:orphans="2" fo:widows="2" style:writing-mode="lr-tb"/>
    </style:style>
    <style:style style:name="P10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0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04" style:family="paragraph" style:parent-style-name="Document_20_Title" style:master-page-name="First_20_Page">
      <style:paragraph-properties fo:text-align="center" style:justify-single-word="false" style:page-number="auto"/>
    </style:style>
    <style:style style:name="P105"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06"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07"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08"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09"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10"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11"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12"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13"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14"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15"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16"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117" style:family="paragraph" style:parent-style-name="List_20_Heading" style:list-style-name="">
      <style:text-properties fo:color="#000000" fo:font-size="10pt" style:font-size-asian="10pt" style:font-size-complex="10pt"/>
    </style:style>
    <style:style style:name="P118" style:family="paragraph" style:parent-style-name="Detail_20_Heading" style:list-style-name="">
      <style:paragraph-properties fo:padding="0.0236in" fo:border="0.0008in solid #666666"/>
      <style:text-properties fo:color="#000000"/>
    </style:style>
    <style:style style:name="P119" style:family="paragraph" style:parent-style-name="Detail_20_Heading" style:list-style-name="">
      <style:paragraph-properties fo:margin-top="0.0807in" fo:margin-bottom="0.0193in" fo:padding="0.0236in" fo:border="0.0008in solid #666666"/>
      <style:text-properties fo:color="#000000"/>
    </style:style>
    <style:style style:name="P120" style:family="paragraph" style:parent-style-name="Item_20_Heading" style:list-style-name="">
      <style:text-properties fo:color="#000000"/>
    </style:style>
    <style:style style:name="P121" style:family="paragraph" style:parent-style-name="Item_20_Heading" style:list-style-name="">
      <style:paragraph-properties fo:margin-top="0.1693in" fo:margin-bottom="0.161in"/>
      <style:text-properties fo:color="#000000"/>
    </style:style>
    <style:style style:name="T1" style:family="text">
      <style:text-properties style:text-underline-style="none"/>
    </style:style>
    <style:style style:name="T2" style:family="text">
      <style:text-properties fo:color="#7f0055" fo:font-weight="bold" style:font-weight-asian="bold" style:font-weight-complex="bold"/>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size="10pt" style:font-size-asian="10pt" style:font-size-complex="10pt"/>
    </style:style>
    <style:style style:name="T6" style:family="text">
      <style:text-properties fo:font-size="10pt" fo:language="en" fo:country="US" style:font-name-asian="Times New Roman" style:font-size-asian="10pt" style:font-name-complex="Times New Roman" style:font-size-complex="10pt" style:language-complex="ar" style:country-complex="SA"/>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color="#000000"/>
    </style:style>
    <style:style style:name="T9" style:family="text">
      <style:text-properties fo:color="#000000" style:font-name="Courier New1" fo:font-size="10pt" style:font-name-asian="Monaco" style:font-size-asian="10pt" style:font-name-complex="Monaco" style:font-size-complex="10pt"/>
    </style:style>
    <style:style style:name="T10" style:family="text">
      <style:text-properties fo:color="#000000" fo:font-style="italic" style:font-style-asian="italic" style:font-style-complex="italic"/>
    </style:style>
    <style:style style:name="T11" style:family="text">
      <style:text-properties fo:color="#000000" fo:language="en" fo:country="US" fo:font-style="normal" style:font-style-asian="normal" style:language-complex="ar" style:country-complex="SA" style:font-style-complex="normal"/>
    </style:style>
    <style:style style:name="T12" style:family="text">
      <style:text-properties fo:color="#000000" fo:font-weight="bold" style:font-weight-asian="bold" style:font-weight-complex="bold"/>
    </style:style>
    <style:style style:name="T13" style:family="text">
      <style:text-properties fo:color="#000000" fo:font-size="10pt" style:font-size-asian="10pt" style:font-size-complex="10pt"/>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color="#2a00ff"/>
    </style:style>
    <style:style style:name="T17" style:family="text">
      <style:text-properties fo:language="en" fo:country="US" style:language-complex="ar" style:country-complex="SA"/>
    </style:style>
    <style:style style:name="T18" style:family="text">
      <style:text-properties style:font-name="Courier New"/>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1" style:family="text">
      <style:text-properties fo:color="#0000ff" fo:font-size="10pt" style:text-underline-style="solid" style:text-underline-width="auto" style:text-underline-color="font-color" style:font-size-asian="10pt" style:font-size-complex="10pt"/>
    </style:style>
    <style:style style:name="T22"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3" style:family="text">
      <style:text-properties fo:color="#0000ff" style:text-underline-style="solid" style:text-underline-width="auto" style:text-underline-color="font-color"/>
    </style:style>
    <style:style style:name="T24" style:family="text">
      <style:text-properties fo:color="#0000ff" style:text-underline-style="solid" style:text-underline-width="auto" style:text-underline-color="font-color" fo:font-weight="normal" style:font-weight-asian="normal" style:font-weight-complex="normal"/>
    </style:style>
    <style:style style:name="T25" style:family="text">
      <style:text-properties fo:color="#0000ff" style:text-underline-style="solid" style:text-underline-width="auto" style:text-underline-color="font-color" fo:font-weight="bold" style:font-weight-asian="bold" style:font-weight-complex="bold"/>
    </style:style>
    <style:style style:name="T2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7"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8" style:family="text">
      <style:text-properties fo:font-weight="normal" style:font-weight-asian="normal" style:font-weight-complex="normal"/>
    </style:style>
    <style:style style:name="T29" style:family="text">
      <style:text-properties fo:font-size="8pt" style:font-size-asian="8pt" style:font-size-complex="8pt"/>
    </style:style>
    <style:style style:name="T30" style:family="text">
      <style:text-properties fo:color="#808080" style:font-name="Verdana" fo:font-size="7pt" style:font-name-asian="Verdana" style:font-size-asian="7pt" style:font-name-complex="Verdana" style:font-size-complex="7pt"/>
    </style:style>
    <style:style style:name="T3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488239696" text:id="ct488239696">
          <text:insertion>
            <office:change-info>
              <dc:creator>David Bosschaert</dc:creator>
              <dc:date>2013-04-19T13:14:00</dc:date>
            </office:change-info>
          </text:insertion>
        </text:changed-region>
        <text:changed-region xml:id="ct584819008" text:id="ct584819008">
          <text:insertion>
            <office:change-info>
              <dc:creator>David Bosschaert</dc:creator>
              <dc:date>2013-04-19T13:14:00</dc:date>
            </office:change-info>
          </text:insertion>
        </text:changed-region>
        <text:changed-region xml:id="ct584289072" text:id="ct584289072">
          <text:insertion>
            <office:change-info>
              <dc:creator>David Bosschaert</dc:creator>
              <dc:date>2013-04-19T13:14:00</dc:date>
            </office:change-info>
          </text:insertion>
        </text:changed-region>
        <text:changed-region xml:id="ct584696880" text:id="ct584696880">
          <text:insertion>
            <office:change-info>
              <dc:creator>David Bosschaert</dc:creator>
              <dc:date>2013-04-15T11:46:00</dc:date>
            </office:change-info>
          </text:insertion>
        </text:changed-region>
        <text:changed-region xml:id="ct280745808" text:id="ct280745808">
          <text:insertion>
            <office:change-info>
              <dc:creator>David Bosschaert</dc:creator>
              <dc:date>2013-04-15T11:45:00</dc:date>
            </office:change-info>
          </text:insertion>
        </text:changed-region>
        <text:changed-region xml:id="ct86982688" text:id="ct86982688">
          <text:insertion>
            <office:change-info>
              <dc:creator>David Bosschaert</dc:creator>
              <dc:date>2013-04-15T11:46:00</dc:date>
            </office:change-info>
          </text:insertion>
        </text:changed-region>
        <text:changed-region xml:id="ct487846176" text:id="ct487846176">
          <text:insertion>
            <office:change-info>
              <dc:creator>David Bosschaert</dc:creator>
              <dc:date>2013-04-15T11:45:00</dc:date>
            </office:change-info>
          </text:insertion>
        </text:changed-region>
        <text:changed-region xml:id="ct488069200" text:id="ct488069200">
          <text:deletion>
            <office:change-info>
              <dc:creator>David Bosschaert</dc:creator>
              <dc:date>2013-04-15T11:45:00</dc:date>
            </office:change-info>
            <text:p text:style-name="P1"/>
            <text:p text:style-name="P1"><text:s text:c="4"/></text:p>
          </text:deletion>
        </text:changed-region>
        <text:changed-region xml:id="ct584241088" text:id="ct584241088">
          <text:insertion>
            <office:change-info>
              <dc:creator>David Bosschaert</dc:creator>
              <dc:date>2013-04-15T11:47:00</dc:date>
            </office:change-info>
          </text:insertion>
        </text:changed-region>
        <text:changed-region xml:id="ct280725136" text:id="ct280725136">
          <text:insertion>
            <office:change-info>
              <dc:creator>David Bosschaert</dc:creator>
              <dc:date>2013-04-15T11:48:00</dc:date>
            </office:change-info>
          </text:insertion>
        </text:changed-region>
        <text:changed-region xml:id="ct584705488" text:id="ct584705488">
          <text:insertion>
            <office:change-info>
              <dc:creator>David Bosschaert</dc:creator>
              <dc:date>2013-04-15T11:48:00</dc:date>
            </office:change-info>
          </text:insertion>
        </text:changed-region>
        <text:changed-region xml:id="ct525528944" text:id="ct525528944">
          <text:insertion>
            <office:change-info>
              <dc:creator>David Bosschaert</dc:creator>
              <dc:date>2013-04-19T13: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7 - Complex Repository Requirements</text:user-defined></text:p>
      <text:p text:style-name="P11"/>
      <text:p text:style-name="P16">Draft<text:line-break/><text:line-break/><text:page-count>29</text:page-count> Pages</text:p>
      <text:p text:style-name="P15"/>
      <text:p text:style-name="P32">Abstract</text:p>
      <text:p text:style-name="Abstract">The generic capabilities and requirements model in OSGi provides a powerful constraints-based resource selection model, however the API for this is limited to constraints within a single namespace essentially limiting queries to a single type of information. This RFC aims to provide a technical design for the relevant requirements as stated in RFP 148.</text:p>
      <text:p text:style-name="P33">This RFC focuses on generic Requirements in the context of the Repository Service API.</text:p>
      <text:h text:style-name="P95" text:outline-level="1" text:restart-numbering="true" text:start-value="-1">Document Information</text:h>
      <text:h text:style-name="P96" text:outline-level="2">License</text:h>
      <text:p text:style-name="P99">DISTRIBUTION AND FEEDBACK LICENSE, Version 2.0</text:p>
      <text:p text:style-name="P4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0"/>
      <text:p text:style-name="P4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0"/>
      <text:p text:style-name="P4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0">NEITHER THE OSGi ALLIANCE NOR ANY THIRD PARTY WILL BE LIABLE FOR ANY DIRECT, INDIRECT, SPECIAL, INCIDENTAL OR CONSEQUENTIAL DAMAGES ARISING OUT OF OR RELATING TO ANY USE OR DISTRIBUTION OF THE DISTRIBUTION. </text:p>
      <text:p text:style-name="P40"/>
      <text:p text:style-name="P4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0"/>
      <text:p text:style-name="P4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0"/>
      <text:p text:style-name="P4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1"/>
      <text:p text:style-name="P41">I HEREBY ACKNOWLEDGE AND AGREE TO THE TERMS AND CONDITIONS DELINEATED ABOVE.</text:p>
      <text:h text:style-name="P96" text:outline-level="2">Trademarks</text:h>
      <text:p text:style-name="P10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6" text:outline-level="2">Feedback</text:h>
      <text:p text:style-name="Body"><text:span text:style-name="T17">This document can be downloaded from the OSGi Alliance design repository at </text:span><text:a xlink:type="simple" xlink:href="https://github.com/osgi/design"><text:span text:style-name="T17">https://github.com/osgi/design</text:span></text:a><text:span text:style-name="T1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02">0 Document Information<text:tab/>2</text:p>
          <text:p text:style-name="P103">0.1 License<text:tab/>2</text:p>
          <text:p text:style-name="P103">0.2 Trademarks<text:tab/>3</text:p>
          <text:p text:style-name="P103">0.3 Feedback<text:tab/>3</text:p>
          <text:p text:style-name="P103">0.4 Table of Contents<text:tab/>3</text:p>
          <text:p text:style-name="P103">0.5 Terminology and Document Conventions<text:tab/>4</text:p>
          <text:p text:style-name="P103">0.6 Revision History<text:tab/>4</text:p>
          <text:p text:style-name="P102">1 Introduction<text:tab/>4</text:p>
          <text:p text:style-name="P102">2 Application Domain<text:tab/>5</text:p>
          <text:p text:style-name="P102">3 Problem Description<text:tab/>5</text:p>
          <text:p text:style-name="P102">4 Requirements<text:tab/>7</text:p>
          <text:p text:style-name="P102">5 Technical Solution<text:tab/>7</text:p>
          <text:p text:style-name="P103">5.1 Notes<text:tab/>11</text:p>
          <text:p text:style-name="P102">6 Data Transfer Objects<text:tab/>11</text:p>
          <text:p text:style-name="P102">7 Javadoc<text:tab/>11</text:p>
          <text:p text:style-name="P102">8 Considered Alternatives<text:tab/>28</text:p>
          <text:p text:style-name="P102"><text:soft-page-break/>9 Security Considerations<text:tab/>29</text:p>
          <text:p text:style-name="P102">10 Document Support<text:tab/>29</text:p>
          <text:p text:style-name="P103">10.1 References<text:tab/>29</text:p>
          <text:p text:style-name="P103">10.2 Author’s Address<text:tab/>29</text:p>
          <text:p text:style-name="P103">10.3 Acronyms and Abbreviations<text:tab/>29</text:p>
          <text:p text:style-name="P103">10.4 End of Document<text:tab/>2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18">Source code is shown in this typeface</text:span>.</text:p>
      <text:h text:style-name="Heading_20_2" text:outline-level="2">Revision History</text:h>
      <text:p text:style-name="P2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0">Revision</text:p>
            </table:table-cell>
            <table:table-cell table:style-name="Table1.A1" office:value-type="string">
              <text:p text:style-name="P30">Date</text:p>
            </table:table-cell>
            <table:table-cell table:style-name="Table1.C1" office:value-type="string">
              <text:p text:style-name="P31">Comments</text:p>
            </table:table-cell>
          </table:table-row>
        </table:table-header-rows>
        <table:table-row table:style-name="Table1.2">
          <table:table-cell table:style-name="Table1.A1" office:value-type="string">
            <text:p text:style-name="P28">Initial</text:p>
          </table:table-cell>
          <table:table-cell table:style-name="Table1.B2" office:value-type="date" office:date-value="2012-09-01">
            <text:p text:style-name="P23">09/01/12</text:p>
          </table:table-cell>
          <table:table-cell table:style-name="Table1.C1" office:value-type="string">
            <text:p text:style-name="P23">David Bosschaert (Red Hat) initial version</text:p>
          </table:table-cell>
        </table:table-row>
        <table:table-row table:style-name="Table1.2">
          <table:table-cell table:style-name="Table1.A3" office:value-type="float" office:value="0.2">
            <text:p text:style-name="P28">0.2</text:p>
          </table:table-cell>
          <table:table-cell table:style-name="Table1.B3" office:value-type="string">
            <text:p text:style-name="P23">November, 2012</text:p>
          </table:table-cell>
          <table:table-cell table:style-name="Table1.C3" office:value-type="string">
            <text:p text:style-name="P23">David Bosschaert (Red Hat) incorporate feedback from the Basel F2F</text:p>
          </table:table-cell>
        </table:table-row>
        <table:table-row table:style-name="Table1.2">
          <table:table-cell table:style-name="Table1.A3" office:value-type="float" office:value="0.3">
            <text:p text:style-name="P28">0.3</text:p>
          </table:table-cell>
          <table:table-cell table:style-name="Table1.B3" office:value-type="string">
            <text:p text:style-name="P23">December, 2012</text:p>
          </table:table-cell>
          <table:table-cell table:style-name="Table1.C3" office:value-type="string">
            <text:p text:style-name="P23">David Bosschaert (Red Hat) feedback from Orlando F2F</text:p>
          </table:table-cell>
        </table:table-row>
        <table:table-row table:style-name="Table1.2">
          <table:table-cell table:style-name="Table1.A3" office:value-type="float" office:value="0.4">
            <text:p text:style-name="P28">0.4</text:p>
          </table:table-cell>
          <table:table-cell table:style-name="Table1.B3" office:value-type="string">
            <text:p text:style-name="P23">February, 2013</text:p>
          </table:table-cell>
          <table:table-cell table:style-name="Table1.C3" office:value-type="string">
            <text:p text:style-name="P23">David Bosschaert (Red Hat) feedback from Austin F2F</text:p>
          </table:table-cell>
        </table:table-row>
        <table:table-row table:style-name="Table1.2">
          <table:table-cell table:style-name="Table1.A3" office:value-type="float" office:value="0.5">
            <text:p text:style-name="P28"><text:change-start text:change-id="ct488239696"/>0.5<text:change-end text:change-id="ct488239696"/></text:p>
          </table:table-cell>
          <table:table-cell table:style-name="Table1.B3" office:value-type="string">
            <text:p text:style-name="P23"><text:change-start text:change-id="ct584819008"/>April, 2013<text:change-end text:change-id="ct584819008"/></text:p>
          </table:table-cell>
          <table:table-cell table:style-name="Table1.C3" office:value-type="string">
            <text:p text:style-name="P23"><text:change-start text:change-id="ct584289072"/>David Bosschaert (Red Hat) add Javadoc<text:change-end text:change-id="ct584289072"/></text:p>
          </table:table-cell>
        </table:table-row>
      </table:table>
      <text:p text:style-name="Body"/>
      <text:h text:style-name="Heading_20_1" text:outline-level="1">Introduction</text:h>
      <text:p text:style-name="P20">The generic capabilities and requirements model in OSGi provides a powerful constraints-based selection model, however the API for selecting resources based on constraints is limited to constraints within a single namespace essentially limiting queries to a single type of information. This RFP 148 describes the uses-cases and requirements that need to be satisfied to allow extending the scope of queries to c<text:span text:style-name="T6">over multiple namespaces making it possible to express requirements that cover the widest variety of constraints.</text:span></text:p>
      <text:p text:style-name="P21">The RFC focuses on generic Requirements in the context of the Repository Service API.</text:p>
      <text:h text:style-name="Heading_20_1" text:outline-level="1"><text:soft-page-break/>Application Domain</text:h>
      <text:p text:style-name="Body">A company provides a management solution for deployment of artifacts to a target environment. Supported targets are OSGi frameworks as well as other target containers. The management solution uses OSGi generic capabilities to work with remote artifact repositories which can provide the resources to be provisioned and combines the requirements expressed by the user, transitive requirements defined by the deployables along with the requirements of the target platform. Together these combine into complex expressions that place conditions on a number of criteria. Translated into OSGi Capabilities these constraints translate into requirements on a number of different namespaces. Unfortunately the OSGi Repository API does not provide the expressiveness to specify a requirement on more than one namespace at the time.</text:p>
      <text:p text:style-name="Body">For the management agent this means that multiple passes need to be performed, one for each namespace involved, every pass narrowing the resulting set by applying the filter applicable to the current namespace on the result of the previous pass. The end result is that the communication between the management agent and the repositories is not as efficient as it could be, pulling down more resources than needed as only part of the requirements was passed to the Repository for selection.</text:p>
      <text:p text:style-name="Body">This RFP relates to the following email conversation on the EEG list:</text:p>
      <text:list xml:id="list1988978333888166495" text:style-name="L1">
        <text:list-item>
          <text:p text:style-name="P97"><text:a xlink:type="simple" xlink:href="https://mail.osgi.org/pipermail/eeg/2011-December/008849.html">https://mail.osgi.org/pipermail/eeg/2011-December/008849.html</text:a></text:p>
        </text:list-item>
      </text:list>
      <text:p text:style-name="P20">and this bug in the OSGi bug <text:span text:style-name="T6">system:</text:span></text:p>
      <text:list xml:id="list1094521773479750223" text:style-name="L2">
        <text:list-item>
          <text:p text:style-name="P101"><text:a xlink:type="simple" xlink:href="https://www.osgi.org/members/bugzilla/show_bug.cgi?id=2208"><text:span text:style-name="T6">https://www.osgi.org/members/bugzilla/show_bug.cgi?id=2208</text:span></text:a><text:span text:style-name="T6"> </text:span></text:p>
        </text:list-item>
      </text:list>
      <text:h text:style-name="Heading_20_1" text:outline-level="1">Problem Description</text:h>
      <text:p text:style-name="P25">The introduction of the generic capabilities and requirements model in OSGi Core 4.3 has opened up some great possibilities. They can be used in a myriad of different deployment scenarios. In cloud scenarios they can be used to place constraints on the environment, to pull in the bundles needed in order to operate in the current environment or to select qualifying nodes or spawn new nodes. In plain OSGi they can be used to provision dependencies and transitive dependencies. They can be used to ensure an extender is present or to enforce that only bundles that have certain corporate-assigned capabilities can be deployed. Additionally, capabilities can be used by tools to provide certain behavior, for example contract-level imports and by extenders to add behavior, as is done by the ServiceLoader Mediator.</text:p>
      <text:p text:style-name="P25">The generic capability and requirement metadata is very useful, however the expressiveness of queries on the metadata is limited to one namespace. Queries on this metadata are expressed as a filter on a certain namespace, for example the following declares that a bundle is needed that export package javax.mail of version between 1.4 and 2.0, which is expressed as a query on the osgi.wiring.package namespace:</text:p>
      <text:p text:style-name="P22"><text:soft-page-break/>Require-Capability: osgi.wiring.package<text:span text:style-name="T17">;<text:line-break/> <text:s/>filter:="(&amp;(osgi.wiring.package=javax.mail)(version&gt;=1.4)(!(version&gt;=2)))";</text:span></text:p>
      <text:p text:style-name="P17">While the LDAP-style querying is quite powerful, it is not possible to express a query that defines a constraint across namespaces. The osgi.identiy namespace defines a license attribute, so the following query specifies that a resource should have the EPL license:</text:p>
      <text:p text:style-name="P34">Require-Capability: osgi.identity;<text:line-break/> <text:s/>filter:=<text:span text:style-name="T11">"</text:span>(license=http://www.opensource.org/licenses/EPL-1.0)<text:span text:style-name="T11">"</text:span></text:p>
      <text:p text:style-name="P17">A common requirement would be for a bundle to provide some capability while at the same time it must have a certain license. While it is possible to combine multiple requirements in a single Require-Capability bundle manifest header, requiring all of them, it is not possible to combine expressions on multiple namespaces in a single Requirement object, when this is expected in the API, for example when communicating with a (possibly remote) Repository. Additionally, multiple requirements expressed in a Require-Capability header do not require to be satisfied by a single resource. The license example clearly shows that both the package requirement as well as the license requirement must be satisfied by the same resource,</text:p>
      <text:p text:style-name="P17">The OSGi R5 Requirement interface is defined as follows:</text:p>
      <text:p text:style-name="P34">package org.osgi.resource;<text:line-break/>public interface Requirement {<text:line-break/> <text:s/>String getNamespace();<text:line-break/> <text:s/>Map&lt;String, String&gt; getDirectives();<text:line-break/> <text:s/>Map&lt;String, Object&gt; getAttributes();<text:line-break/> <text:s/>Resource getResource();<text:line-break/>}</text:p>
      <text:p text:style-name="P17">The OSGi R5 Repository Service interface is defined as:</text:p>
      <text:p text:style-name="P34">package org.osgi.service.repository;<text:line-break/>public interface Repository {<text:line-break/> <text:s/>Map&lt;Requirement, Collection&lt;Capability&gt;&gt; findProviders(<text:line-break/> <text:s text:c="3"/>Collection&lt;? extends Requirement&gt; requirements);<text:line-break/>}</text:p>
      <text:p text:style-name="P18">Additionally, it is not possible to express an or-relationship across namespaces, neither with the Require-Capability header nor through the Requirement object.</text:p>
      <text:p text:style-name="P18">As usage of the generic capabilities and requirements becomes more prevalent making it possible to express complex or composite requirements on capabilities becomes more and more relevant. </text:p>
      <text:p text:style-name="P18">In some cases it can already be seen that the namespaces specifications are starting to get 'polluted' by adding attributes such as bundle-symbolic-name and bundle-version to namespaces that really belong on the osgi.wiring.bundle (and osgi.identity) namespaces to other namespaces such as osgi.wiring.package.</text:p>
      <text:h text:style-name="Heading_20_1" text:outline-level="1"><text:soft-page-break/>Requirements</text:h>
      <text:p text:style-name="P24">CRR001 – The solution MUST allow a Repository lookup for a combined requirement which spans more than one namespace.</text:p>
      <text:p text:style-name="P24">CRR002 – The solution MUST allow combining requirements using the <text:span text:style-name="T15">and</text:span>, <text:span text:style-name="T15">or</text:span> and <text:span text:style-name="T15">not</text:span> logical operators to yield a single complex requirement.</text:p>
      <text:p text:style-name="P24">CRR003 – A complex requirement SHOULD itself be a requirement which can be used for further combining; <text:span text:style-name="T19">i.e.</text:span> the solution should follow the Composite pattern. </text:p>
      <text:p text:style-name="P24">CRR004 – The solution SHOULD provide a convenient mechanism to construct requirements and complex requirements.</text:p>
      <text:h text:style-name="Heading_20_1" text:outline-level="1">Technical Solution</text:h>
      <text:p text:style-name="Body">The technical solution proposes to extend the Repository Service API with a findResources method taking a <text:span text:style-name="T3">RequirementExpression</text:span> object. Additionally the repository now provides a builder to make it easy to create <text:span text:style-name="T9">Requirement</text:span>s through a RequirementBuilder and <text:span text:style-name="T9">RequirementExpression</text:span> objects via an ExpressionCombiner.</text:p>
      <text:p text:style-name="P10"><text:span text:style-name="T2">public</text:span><text:span text:style-name="T8"> </text:span><text:span text:style-name="T2">interface</text:span><text:span text:style-name="T8"> Repository {</text:span></text:p>
      <text:p text:style-name="P1"><text:s text:c="2"/>Map&lt;Requirement, Collection&lt;Capability&gt;&gt;</text:p>
      <text:p text:style-name="P10"><text:span text:style-name="T8"><text:s text:c="4"/>findProviders(Collection&lt;? </text:span><text:span text:style-name="T2">extends</text:span><text:span text:style-name="T8"> Requirement&gt; requirements);</text:span></text:p>
      <text:p text:style-name="P1"/>
      <text:p text:style-name="P1"><text:s text:c="2"/>Collection&lt;Resource&gt; <text:span text:style-name="T1">findProviders(RequirementExpression requirementExpression)</text:span>;</text:p>
      <text:p text:style-name="P10"/>
      <text:p text:style-name="P1"><text:s text:c="2"/>ExpressionCombiner <text:span text:style-name="T1">getExpressionCombiner()</text:span>;</text:p>
      <text:p text:style-name="P1"/>
      <text:p text:style-name="P8"><text:span text:style-name="T4"><text:s text:c="2"/>Re</text:span>quirementBuilder <text:span text:style-name="T1">newRequirementBuilder(String namespace)</text:span>;</text:p>
      <text:p text:style-name="P1">}</text:p>
      <text:p text:style-name="Body">As a RequirementExpression is not always mappable to a concise set of capabilities (for example, consider 'not' requirements) the <text:span text:style-name="T3">findProviders(RequirementExpression re)</text:span> method returns a collection of matching <text:span text:style-name="T9">Resource</text:span>s.</text:p>
      <text:p text:style-name="Body">A single RequirementExpression can hold a combination of requirements combined with And, Or or Not operators. A convenience API to construct such requirements is provided through a ExpressionCombiner which can be obtained from the Repository service. Example usage:</text:p>
      <text:p text:style-name="P8"/>
      <text:p text:style-name="P8"><text:s text:c="2"/>Repository repo = ...; // from Service Registry</text:p>
      <text:p text:style-name="P8"><text:soft-page-break/><text:s text:c="2"/>Requirement req1 = repo.newRequirementBuilder("ns1").</text:p>
      <text:p text:style-name="P8"><text:s text:c="4"/>addDirective("filter", "(org.foo.ns1=val1)").</text:p>
      <text:p text:style-name="P8"><text:s text:c="4"/>addDirective("cardinality", "multiple").build();</text:p>
      <text:p text:style-name="P8"/>
      <text:p text:style-name="P8"><text:s text:c="2"/>Map&lt;String, String&gt; dirs = <text:span text:style-name="T14">new</text:span> HashMap&lt;String, String&gt;();</text:p>
      <text:p text:style-name="P8"><text:s text:c="2"/>dirs.put("filter", "(org.door.ns2=val2)");</text:p>
      <text:p text:style-name="P8"><text:s text:c="2"/>Requirement req2 = repo.newRequirementBuilder("ns2").</text:p>
      <text:p text:style-name="P8"><text:s text:c="4"/>setDirectives(dirs).build();</text:p>
      <text:p text:style-name="P8"/>
      <text:p text:style-name="P8"><text:s text:c="2"/>Requirement req3 = repo.newRequirementBuilder("ns3").build();</text:p>
      <text:p text:style-name="P8"/>
      <text:p text:style-name="P1"><text:s text:c="2"/>ExpressionCombiner expCombiner = repo.getExpressionCombiner();</text:p>
      <text:p text:style-name="P8"><text:s text:c="2"/>RequirementExpression re = expCombiner.or(</text:p>
      <text:p text:style-name="P8"><text:s text:c="4"/>exp<text:span text:style-name="T5">Combiner</text:span>.not(exp<text:span text:style-name="T5">Combiner</text:span>.and(req1, req2)), </text:p>
      <text:p text:style-name="P8"><text:s text:c="4"/>exp<text:span text:style-name="T5">Combiner</text:span>.expression(req3));</text:p>
      <text:p text:style-name="P8"><text:change-start text:change-id="ct584696880"/></text:p>
      <text:p text:style-name="P8"><text:s text:c="3"/>System.out.println("Using requirement expression:");<text:change-end text:change-id="ct584696880"/><text:change-start text:change-id="ct280745808"/></text:p>
      <text:p text:style-name="P8"><text:change-end text:change-id="ct280745808"/><text:change-start text:change-id="ct86982688"/><text:s text:c="3"/><text:span text:style-name="T5">printExpression(re);</text:span></text:p>
      <text:p text:style-name="P8"><text:change-end text:change-id="ct86982688"/></text:p>
      <text:p text:style-name="P1"><text:s text:c="2"/>Collection&lt;Resource&gt; result =<text:change-start text:change-id="ct487846176"/> <text:change-end text:change-id="ct487846176"/><text:change text:change-id="ct488069200"/>repo.findResources(re);</text:p>
      <text:p text:style-name="Body"/>
      <text:p text:style-name="Body">The RequirementBuilder provides a builder-style API to create Requirement objects.</text:p>
      <text:p text:style-name="P14">Once all the information is provided to the builder, the desired immutable Requirement object can be obtained by calling the build() method:</text:p>
      <text:p text:style-name="P12"/>
      <text:p text:style-name="P9"><text:span text:style-name="T14">public</text:span> <text:span text:style-name="T14">interface</text:span> RequirementBuilder {<text:change-start text:change-id="ct584241088"/></text:p>
      <text:p text:style-name="P9"><text:s text:c="2"/>// <text:change-end text:change-id="ct584241088"/><text:change-start text:change-id="ct280725136"/>Add an attribute or directive to the Requirement object<text:change-end text:change-id="ct280725136"/></text:p>
      <text:p text:style-name="P9"><text:s text:c="2"/>RequirementBuilder addAttribute(String name, Object value);</text:p>
      <text:p text:style-name="P9"><text:s text:c="2"/>RequirementBuilder addDirective(String name, String value);<text:change-start text:change-id="ct584705488"/></text:p>
      <text:p text:style-name="P9"/>
      <text:p text:style-name="P9"><text:s text:c="2"/>// Replace the attributes or directives with the provided map<text:change-end text:change-id="ct584705488"/></text:p>
      <text:p text:style-name="P9"><text:s text:c="2"/>RequirementBuilder setAttributes(Map&lt;String, Object&gt; attrs);</text:p>
      <text:p text:style-name="P9"><text:s text:c="2"/>RequirementBuilder setDirectives(Map&lt;String, String&gt; dirs);</text:p>
      <text:p text:style-name="P9"/>
      <text:p text:style-name="P9"><text:s text:c="2"/>Requirement build();</text:p>
      <text:p text:style-name="P9">}</text:p>
      <text:p text:style-name="Body">The ExpressionCombiner provides a simple API to create RequirementExpression objects. A number of Requirement or RequirementExpression objects can be combined using and, or and not operators. The result is always a RequirementExpression object which can be further combined. To facilitate combining a Requirement and a RequirementExpression together, a Requirement can be converted to a RequirementExpression using the expression() method.</text:p>
      <text:p text:style-name="P11"><text:span text:style-name="T2">public</text:span><text:span text:style-name="T8"> </text:span><text:span text:style-name="T2">interface</text:span><text:span text:style-name="T8"> </text:span><text:span text:style-name="T8">ExpressionCombiner</text:span><text:span text:style-name="T8"> {</text:span></text:p>
      <text:p text:style-name="P7"><text:s text:c="2"/>RequirementExpression and(Requirement... reqs);</text:p>
      <text:p text:style-name="P7"><text:s text:c="2"/>RequirementExpression and(RequirementExpression... reqs);</text:p>
      <text:p text:style-name="P7"><text:s text:c="2"/>RequirementExpression expression(Requirement req);</text:p>
      <text:p text:style-name="P7"><text:s text:c="2"/>RequirementExpression not(Requirement req);</text:p>
      <text:p text:style-name="P7"><text:s text:c="2"/>RequirementExpression not(RequirementExpression req);</text:p>
      <text:p text:style-name="P7"><text:s text:c="2"/>RequirementExpression or(Requirement... reqs);</text:p>
      <text:p text:style-name="P7"><text:s text:c="2"/>RequirementExpression or(RequirementExpression... reqs);</text:p>
      <text:p text:style-name="P7">}</text:p>
      <text:p text:style-name="Body"><text:soft-page-break/>The RequirementExpression interface hierarchy is as follows:</text:p>
      <text:p text:style-name="Body"/>
      <text:p text:style-name="Body"/>
      <text:p text:style-name="Body"><draw:frame draw:style-name="fr4" draw:name="Object1" text:anchor-type="paragraph" svg:x="0.2181in" svg:y="-0.002in" svg:width="6.7673in" svg:height="3.9417in" draw:z-index="14"><draw:object xlink:href="./Object 1" xlink:type="simple" xlink:show="embed" xlink:actuate="onLoad"/><draw:image xlink:href="./ObjectReplacements/Object 1" xlink:type="simple" xlink:show="embed" xlink:actuate="onLoad"/></draw:frame><text:soft-page-break/></text:p>
      <text:p text:style-name="Body">The interface hierarchy represents a number of holder interfaces that each can hold one or more RequirementExpression objects. The SimpleRequirementExpression <text:s/>can hold and existing org.osgi.resource.Requirement object, allowing it to be represented as a RequirementExpression without the need for modification.</text:p>
      <text:p text:style-name="Body">As shown in the example above, RequirementExpression follows the Composite pattern which means that RequirementExpressions themselves can also be used as elements of the operations. It allows nesting.</text:p>
      <text:p text:style-name="Body">The RequirementExpression hierarchy is quite simple and can easily be transformed into other representations, making it easy to be sent across the network, given that a Repository is often a remote entity. Note that the interfaces do not implement the java.io.Serializable interface as Java Object Serialization is not expected to be the primary means of remotely serializing these objects. The contents of the Requirement and RequirementExpression objects can be inspected using their APIs and converted in the serialization technology of choice, if needed.</text:p>
      <text:p text:style-name="Body">On the receiving side, a RequirementExpression can relatively easily be unwound and processed, the following example shows some code that unwinds a RequirementExpression and creates a string representation of it:</text:p>
      <text:p text:style-name="P10"><text:span text:style-name="T2">private</text:span><text:span text:style-name="T8"> </text:span><text:span text:style-name="T2">static</text:span><text:span text:style-name="T8"> String printExpression(RequirementExpression req) {</text:span></text:p>
      <text:p text:style-name="P10"><text:span text:style-name="T2"><text:s text:c="2"/>if</text:span><text:span text:style-name="T8"> (req </text:span><text:span text:style-name="T2">instanceof</text:span><text:span text:style-name="T8"> SimpleRequirement</text:span><text:span text:style-name="T8">Expression</text:span><text:span text:style-name="T8">) {</text:span></text:p>
      <text:p text:style-name="P10"><text:span text:style-name="T2"><text:s text:c="4"/>return</text:span><text:span text:style-name="T8"> ((SimpleRequirement</text:span><text:span text:style-name="T8">Expression</text:span><text:span text:style-name="T8">)req).getRequirement().toString();</text:span></text:p>
      <text:p text:style-name="P10"><text:span text:style-name="T8"><text:s text:c="2"/>} </text:span><text:span text:style-name="T2">else</text:span><text:span text:style-name="T8"> </text:span><text:span text:style-name="T2">if</text:span><text:span text:style-name="T8"> (req </text:span><text:span text:style-name="T2">instanceof</text:span><text:span text:style-name="T8"> Not</text:span><text:span text:style-name="T8">Expression</text:span><text:span text:style-name="T8">) {</text:span></text:p>
      <text:p text:style-name="P10"><text:span text:style-name="T2"><text:s text:c="4"/>return</text:span><text:span text:style-name="T8"> </text:span><text:span text:style-name="T16">"not"</text:span><text:span text:style-name="T8"> + </text:span><text:span text:style-name="T10">printExpression</text:span><text:span text:style-name="T8">(((NotExpression) req).getExpression()) + </text:span><text:span text:style-name="T16">""</text:span><text:span text:style-name="T8">;</text:span></text:p>
      <text:p text:style-name="P10"><text:span text:style-name="T8"><text:s text:c="2"/>} </text:span><text:span text:style-name="T2">else</text:span><text:span text:style-name="T8"> </text:span><text:span text:style-name="T2">if</text:span><text:span text:style-name="T8"> (req </text:span><text:span text:style-name="T2">instanceof</text:span><text:span text:style-name="T8"> And</text:span><text:span text:style-name="T8">Expression</text:span><text:span text:style-name="T8">) {</text:span></text:p>
      <text:p text:style-name="P10"><text:span text:style-name="T8"><text:s text:c="4"/>StringBuilder sb = </text:span><text:span text:style-name="T2">new</text:span><text:span text:style-name="T8"> StringBuilder();</text:span></text:p>
      <text:p text:style-name="P1"><text:s text:c="4"/>AndExpression and = (AndExpressions) req;</text:p>
      <text:p text:style-name="P10"><text:span text:style-name="T2"><text:s text:c="4"/>for</text:span><text:span text:style-name="T8"> (</text:span><text:span text:style-name="T2">int</text:span><text:span text:style-name="T8"> i = 0; i &lt; and.getExpressions().size(); i++) {</text:span></text:p>
      <text:p text:style-name="P10"><text:span text:style-name="T2"><text:s text:c="6"/>if</text:span><text:span text:style-name="T8"> (i &gt; 0) sb.append(</text:span><text:span text:style-name="T16">" and "</text:span><text:span text:style-name="T8">);</text:span></text:p>
      <text:p text:style-name="P1"><text:soft-page-break/><text:s text:c="6"/>sb.append(<text:span text:style-name="T15">printExpression</text:span>(and.getExpressions().get(i)));</text:p>
      <text:p text:style-name="P1"><text:s text:c="4"/>}</text:p>
      <text:p text:style-name="P10"><text:span text:style-name="T2"><text:s text:c="4"/>return</text:span><text:span text:style-name="T8"> </text:span><text:span text:style-name="T16">"("</text:span><text:span text:style-name="T8"> + sb.toString() + </text:span><text:span text:style-name="T16">")"</text:span><text:span text:style-name="T8">;</text:span></text:p>
      <text:p text:style-name="P10"><text:span text:style-name="T8"><text:s text:c="2"/>} </text:span><text:span text:style-name="T2">else</text:span><text:span text:style-name="T8"> </text:span><text:span text:style-name="T2">if</text:span><text:span text:style-name="T8"> (req </text:span><text:span text:style-name="T2">instanceof</text:span><text:span text:style-name="T8"> Or</text:span><text:span text:style-name="T8">Expression</text:span><text:span text:style-name="T8">) {</text:span></text:p>
      <text:p text:style-name="P10"><text:span text:style-name="T8"><text:s text:c="4"/>StringBuilder sb = </text:span><text:span text:style-name="T2">new</text:span><text:span text:style-name="T8"> StringBuilder();</text:span></text:p>
      <text:p text:style-name="P1"><text:s text:c="4"/>OrExpression or = (OrExpression) req;</text:p>
      <text:p text:style-name="P10"><text:span text:style-name="T2"><text:s text:c="4"/>for</text:span><text:span text:style-name="T8"> (</text:span><text:span text:style-name="T2">int</text:span><text:span text:style-name="T8"> i = 0; i &lt; or.getExpressions().size(); i++) {</text:span></text:p>
      <text:p text:style-name="P10"><text:span text:style-name="T2"><text:s text:c="6"/>if</text:span><text:span text:style-name="T8"> (i &gt; 0) sb.append(</text:span><text:span text:style-name="T16">" or "</text:span><text:span text:style-name="T8">);</text:span></text:p>
      <text:p text:style-name="P1"><text:s text:c="6"/>sb.append(<text:span text:style-name="T15">printExpression</text:span>(or.getExpressions().get(i)));</text:p>
      <text:p text:style-name="P1"><text:s text:c="4"/>}</text:p>
      <text:p text:style-name="P10"><text:span text:style-name="T2"><text:s text:c="4"/>return</text:span><text:span text:style-name="T8"> </text:span><text:span text:style-name="T16">"("</text:span><text:span text:style-name="T8"> + sb.toString() + </text:span><text:span text:style-name="T16">")"</text:span><text:span text:style-name="T8">;</text:span></text:p>
      <text:p text:style-name="P1"><text:s text:c="2"/>}</text:p>
      <text:p text:style-name="P10"><text:span text:style-name="T2"><text:s text:c="2"/>throw</text:span><text:span text:style-name="T8"> </text:span><text:span text:style-name="T2">new</text:span><text:span text:style-name="T8"> IllegalStateException();</text:span></text:p>
      <text:p text:style-name="P1">}</text:p>
      <text:p text:style-name="Body">Given the above example input, the printRequirements outputs the following string:</text:p>
      <text:p text:style-name="P13"><text:s text:c="2"/>(not(ns1 and ns2) or ns3)</text:p>
      <text:h text:style-name="Heading_20_2" text:outline-level="2">Notes</text:h>
      <text:p text:style-name="Body">The design in this chapter does not address the following cases:</text:p>
      <text:list xml:id="list7163781858624475902" text:style-name="L3">
        <text:list-item>
          <text:p text:style-name="P98">The technical solution provides an enhancement to the Repository API, however similar issues exist with OSGi Require-Capability bundle manifest headers. The current proposal does not cover this.</text:p>
        </text:list-item>
      </text:list>
      <text:h text:style-name="Heading_20_1" text:outline-level="1">Data Transfer Objects</text:h>
      <text:p text:style-name="P19">The OSGi Repository spec 1.0 does not yet define Data Transfer Objects. This addition to the Repository spec does not introduce Data Transfer Objects.</text:p>
      <text:h text:style-name="Heading_20_1" text:outline-level="1"><text:change-start text:change-id="ct525528944"/>Javadoc</text:h>
      <text:section text:style-name="Sect1" text:name="Section1" text:protected="true">
        <text:section-source xlink:href="../javadoc.rtf" text:filter-name="Rich Text Format"/>
        <text:p text:style-name="P105">OSGi Javadoc</text:p>
        <text:p text:style-name="P43">4/19/13 1:11 PM</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47"><text:span text:style-name="Summary_20_Heading_20_Font">Package Summary</text:span></text:p>
            </table:table-cell>
            <table:covered-table-cell/>
            <table:table-cell table:style-name="Table4.A1" office:value-type="string">
              <text:p text:style-name="P48"><text:span text:style-name="Page_20_Reference_20_Font"><text:span text:style-name="T14">Page</text:span></text:span></text:p>
            </table:table-cell>
          </table:table-row>
          <table:table-row table:style-name="Table4.1">
            <table:table-cell table:style-name="Table4.A2" office:value-type="string">
              <text:p text:style-name="P49"><text:a xlink:type="simple" xlink:href="#r3"><text:span text:style-name="T20">org.osgi.service.repository</text:span></text:a></text:p>
            </table:table-cell>
            <table:table-cell table:style-name="Table4.A2" office:value-type="string">
              <text:p text:style-name="P50">Repository Service Package Version 1.0.</text:p>
            </table:table-cell>
            <table:table-cell table:style-name="Table4.A2" office:value-type="string">
              <text:p text:style-name="P48"><text:span text:style-name="Page_20_Reference_20_Font"><text:bookmark-ref text:reference-format="page" text:ref-name="r3">13</text:bookmark-ref></text:span></text:p>
            </table:table-cell>
          </table:table-row>
        </table:table>
        <text:p text:style-name="P106"><text:bookmark text:name="r3"/>Package org.osgi.service.repository</text:p>
        <text:p text:style-name="P62">Repository Service Package Version 1.0.</text:p>
        <text:p text:style-name="P63">See:</text:p>
        <text:p text:style-name="P66"><text:a xlink:type="simple" xlink:href="#r2"><text:span text:style-name="T20">Description</text:span></text:a></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7"><text:span text:style-name="Summary_20_Heading_20_Font1">Interface Summary</text:span></text:p>
            </table:table-cell>
            <table:covered-table-cell/>
            <table:table-cell table:style-name="Table6.A1" office:value-type="string">
              <text:p text:style-name="P58"><text:span text:style-name="Page_20_Reference_20_Font">Page</text:span></text:p>
            </table:table-cell>
          </table:table-row>
          <table:table-row table:style-name="Table6.1">
            <table:table-cell table:style-name="Table6.A2" office:value-type="string">
              <text:p text:style-name="P49"><text:a xlink:type="simple" xlink:href="#r5"><text:span text:style-name="T22">AndExpression</text:span></text:a></text:p>
            </table:table-cell>
            <table:table-cell table:style-name="Table6.A2" office:value-type="string">
              <text:p text:style-name="P49"><text:span text:style-name="T7">A </text:span><text:a xlink:type="simple" xlink:href="#r38"><text:span text:style-name="Code1"><text:span text:style-name="T24">RequirementExpression</text:span></text:span></text:a><text:span text:style-name="Default_20_Paragraph_20_Font"><text:span text:style-name="T7"> representing multiple requirements combined together using the </text:span></text:span><text:span text:style-name="Code1"><text:span text:style-name="T28">and</text:span></text:span><text:span text:style-name="Default_20_Paragraph_20_Font"><text:span text:style-name="T7"> operator.</text:span></text:span></text:p>
            </table:table-cell>
            <table:table-cell table:style-name="Table6.A2" office:value-type="string">
              <text:p text:style-name="P51"><text:span text:style-name="Page_20_Reference_20_Font"><text:span text:style-name="T28"><text:bookmark-ref text:reference-format="page" text:ref-name="r5">14</text:bookmark-ref></text:span></text:span></text:p>
            </table:table-cell>
          </table:table-row>
          <table:table-row table:style-name="Table6.1">
            <table:table-cell table:style-name="Table6.A3" office:value-type="string">
              <text:p text:style-name="P49"><text:a xlink:type="simple" xlink:href="#r18"><text:span text:style-name="T22">ExpressionCombiner</text:span></text:a></text:p>
            </table:table-cell>
            <table:table-cell table:style-name="Table6.A3" office:value-type="string">
              <text:p text:style-name="P52"><text:span text:style-name="T28">An </text:span><text:span text:style-name="Code1"><text:span text:style-name="T28">ExpressionCombiner</text:span></text:span><text:span text:style-name="Default_20_Paragraph_20_Font"><text:span text:style-name="T28"> can be used to combine multiple requirements into a single complex requirement using the </text:span></text:span><text:span text:style-name="Code1"><text:span text:style-name="T28">and</text:span></text:span><text:span text:style-name="Default_20_Paragraph_20_Font"><text:span text:style-name="T28">, </text:span></text:span><text:span text:style-name="Code1"><text:span text:style-name="T28">or</text:span></text:span><text:span text:style-name="Default_20_Paragraph_20_Font"><text:span text:style-name="T28"> and </text:span></text:span><text:span text:style-name="Code1"><text:span text:style-name="T28">not</text:span></text:span><text:span text:style-name="Default_20_Paragraph_20_Font"><text:span text:style-name="T28"> operators.</text:span></text:span></text:p>
            </table:table-cell>
            <table:table-cell table:style-name="Table6.A3" office:value-type="string">
              <text:p text:style-name="P51"><text:span text:style-name="Page_20_Reference_20_Font"><text:span text:style-name="T28"><text:bookmark-ref text:reference-format="page" text:ref-name="r18">17</text:bookmark-ref></text:span></text:span></text:p>
            </table:table-cell>
          </table:table-row>
          <table:table-row table:style-name="Table6.1">
            <table:table-cell table:style-name="Table6.A3" office:value-type="string">
              <text:p text:style-name="P49"><text:a xlink:type="simple" xlink:href="#r20"><text:span text:style-name="T22">NotExpression</text:span></text:a></text:p>
            </table:table-cell>
            <table:table-cell table:style-name="Table6.A3" office:value-type="string">
              <text:p text:style-name="P49"><text:span text:style-name="T7">A </text:span><text:a xlink:type="simple" xlink:href="#r38"><text:span text:style-name="Code1"><text:span text:style-name="T24">RequirementExpression</text:span></text:span></text:a><text:span text:style-name="Default_20_Paragraph_20_Font"><text:span text:style-name="T7"> representing the negative of a requirement, the </text:span></text:span><text:span text:style-name="Code1"><text:span text:style-name="T28">not</text:span></text:span><text:span text:style-name="Default_20_Paragraph_20_Font"><text:span text:style-name="T7"> operator.</text:span></text:span></text:p>
            </table:table-cell>
            <table:table-cell table:style-name="Table6.A3" office:value-type="string">
              <text:p text:style-name="P51"><text:span text:style-name="Page_20_Reference_20_Font"><text:span text:style-name="T28"><text:bookmark-ref text:reference-format="page" text:ref-name="r20">20</text:bookmark-ref></text:span></text:span></text:p>
            </table:table-cell>
          </table:table-row>
          <table:table-row table:style-name="Table6.1">
            <table:table-cell table:style-name="Table6.A3" office:value-type="string">
              <text:p text:style-name="P49"><text:a xlink:type="simple" xlink:href="#r22"><text:span text:style-name="T22">OrExpression</text:span></text:a></text:p>
            </table:table-cell>
            <table:table-cell table:style-name="Table6.A3" office:value-type="string">
              <text:p text:style-name="P49"><text:span text:style-name="T7">A </text:span><text:a xlink:type="simple" xlink:href="#r38"><text:span text:style-name="Code1"><text:span text:style-name="T24">RequirementExpression</text:span></text:span></text:a><text:span text:style-name="Default_20_Paragraph_20_Font"><text:span text:style-name="T7"> representing multiple requirements combined together using the </text:span></text:span><text:span text:style-name="Code1"><text:span text:style-name="T28">or</text:span></text:span><text:span text:style-name="Default_20_Paragraph_20_Font"><text:span text:style-name="T7"> operator.</text:span></text:span></text:p>
            </table:table-cell>
            <table:table-cell table:style-name="Table6.A3" office:value-type="string">
              <text:p text:style-name="P51"><text:span text:style-name="Page_20_Reference_20_Font"><text:span text:style-name="T28"><text:bookmark-ref text:reference-format="page" text:ref-name="r22">21</text:bookmark-ref></text:span></text:span></text:p>
            </table:table-cell>
          </table:table-row>
          <table:table-row table:style-name="Table6.1">
            <table:table-cell table:style-name="Table6.A3" office:value-type="string">
              <text:p text:style-name="P49"><text:a xlink:type="simple" xlink:href="#r28"><text:span text:style-name="T22">Repository</text:span></text:a></text:p>
            </table:table-cell>
            <table:table-cell table:style-name="Table6.A3" office:value-type="string">
              <text:p text:style-name="P52"><text:span text:style-name="T28">A repository service that contains </text:span><text:span text:style-name="Code1"><text:span text:style-name="T28">resources</text:span></text:span><text:span text:style-name="Default_20_Paragraph_20_Font"><text:span text:style-name="T28">.</text:span></text:span></text:p>
            </table:table-cell>
            <table:table-cell table:style-name="Table6.A3" office:value-type="string">
              <text:p text:style-name="P51"><text:span text:style-name="Page_20_Reference_20_Font"><text:span text:style-name="T28"><text:bookmark-ref text:reference-format="page" text:ref-name="r28">22</text:bookmark-ref></text:span></text:span></text:p>
            </table:table-cell>
          </table:table-row>
          <table:table-row table:style-name="Table6.1">
            <table:table-cell table:style-name="Table6.A3" office:value-type="string">
              <text:p text:style-name="P49"><text:a xlink:type="simple" xlink:href="#r30"><text:span text:style-name="T22">RepositoryContent</text:span></text:a></text:p>
            </table:table-cell>
            <table:table-cell table:style-name="Table6.A3" office:value-type="string">
              <text:p text:style-name="P53">An accessor for the default content of a resource.</text:p>
            </table:table-cell>
            <table:table-cell table:style-name="Table6.A3" office:value-type="string">
              <text:p text:style-name="P51"><text:span text:style-name="Page_20_Reference_20_Font"><text:span text:style-name="T28"><text:bookmark-ref text:reference-format="page" text:ref-name="r30">24</text:bookmark-ref></text:span></text:span></text:p>
            </table:table-cell>
          </table:table-row>
          <table:table-row table:style-name="Table6.1">
            <table:table-cell table:style-name="Table6.A3" office:value-type="string">
              <text:p text:style-name="P49"><text:a xlink:type="simple" xlink:href="#r37"><text:span text:style-name="T22">RequirementBuilder</text:span></text:a></text:p>
            </table:table-cell>
            <table:table-cell table:style-name="Table6.A3" office:value-type="string">
              <text:p text:style-name="P52"><text:span text:style-name="T28">A builder for </text:span><text:span text:style-name="Code1"><text:span text:style-name="T28">Requirement</text:span></text:span><text:span text:style-name="Default_20_Paragraph_20_Font"><text:span text:style-name="T28"> objects.</text:span></text:span></text:p>
            </table:table-cell>
            <table:table-cell table:style-name="Table6.A3" office:value-type="string">
              <text:p text:style-name="P51"><text:span text:style-name="Page_20_Reference_20_Font"><text:span text:style-name="T28"><text:bookmark-ref text:reference-format="page" text:ref-name="r37">25</text:bookmark-ref></text:span></text:span></text:p>
            </table:table-cell>
          </table:table-row>
          <table:table-row table:style-name="Table6.1">
            <table:table-cell table:style-name="Table6.A3" office:value-type="string">
              <text:p text:style-name="P49"><text:a xlink:type="simple" xlink:href="#r38"><text:span text:style-name="T22">RequirementExpression</text:span></text:a></text:p>
            </table:table-cell>
            <table:table-cell table:style-name="Table6.A3" office:value-type="string">
              <text:p text:style-name="P53">The base interface of all Requirement Expressions.</text:p>
            </table:table-cell>
            <table:table-cell table:style-name="Table6.A3" office:value-type="string">
              <text:p text:style-name="P51"><text:span text:style-name="Page_20_Reference_20_Font"><text:span text:style-name="T28"><text:bookmark-ref text:reference-format="page" text:ref-name="r38">27</text:bookmark-ref></text:span></text:span></text:p>
            </table:table-cell>
          </table:table-row>
          <table:table-row table:style-name="Table6.1">
            <table:table-cell table:style-name="Table6.A3" office:value-type="string">
              <text:p text:style-name="P49"><text:a xlink:type="simple" xlink:href="#r40"><text:span text:style-name="T22">SimpleRequirementExpression</text:span></text:a></text:p>
            </table:table-cell>
            <table:table-cell table:style-name="Table6.A3" office:value-type="string">
              <text:p text:style-name="P49"><text:span text:style-name="T7">A wrapper to represent a simple </text:span><text:span text:style-name="Code1"><text:span text:style-name="T28">org.osgi.resource.Requirement</text:span></text:span><text:span text:style-name="Default_20_Paragraph_20_Font"><text:span text:style-name="T7"> object as a </text:span></text:span><text:a xlink:type="simple" xlink:href="#r38"><text:span text:style-name="Code1"><text:span text:style-name="T24">RequirementExpression</text:span></text:span></text:a><text:span text:style-name="Default_20_Paragraph_20_Font"><text:span text:style-name="T7">.</text:span></text:span></text:p>
            </table:table-cell>
            <table:table-cell table:style-name="Table6.A3" office:value-type="string">
              <text:p text:style-name="P51"><text:span text:style-name="Page_20_Reference_20_Font"><text:span text:style-name="T28"><text:bookmark-ref text:reference-format="page" text:ref-name="r40">28</text:bookmark-ref></text:span></text:span></text:p>
            </table:table-cell>
          </table:table-row>
        </table:table>
        <text:p text:style-name="P36"/>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59"><text:span text:style-name="Summary_20_Heading_20_Font1"><text:span text:style-name="T8">Class Summary</text:span></text:span></text:p>
            </table:table-cell>
            <table:covered-table-cell/>
            <table:table-cell table:style-name="Table7.A1" office:value-type="string">
              <text:p text:style-name="P60"><text:span text:style-name="Page_20_Reference_20_Font"><text:span text:style-name="T12">Page</text:span></text:span></text:p>
            </table:table-cell>
          </table:table-row>
          <table:table-row table:style-name="Table7.1">
            <table:table-cell table:style-name="Table7.A2" office:value-type="string">
              <text:p text:style-name="P49"><text:a xlink:type="simple" xlink:href="#r10"><text:span text:style-name="T20">ContentNamespace</text:span></text:a></text:p>
            </table:table-cell>
            <table:table-cell table:style-name="Table7.A2" office:value-type="string">
              <text:p text:style-name="P54">Content Capability and Requirement Namespace.</text:p>
            </table:table-cell>
            <table:table-cell table:style-name="Table7.A2" office:value-type="string">
              <text:p text:style-name="P55"><text:span text:style-name="Page_20_Reference_20_Font"><text:span text:style-name="T8"><text:bookmark-ref text:reference-format="page" text:ref-name="r10">15</text:bookmark-ref></text:span></text:span></text:p>
            </table:table-cell>
          </table:table-row>
        </table:table>
        <text:p text:style-name="P72"><text:bookmark text:name="r2"/>Package org.osgi.service.repository Description</text:p>
        <text:p text:style-name="P73">Repository Service Package Version 1.0.</text:p>
        <text:p text:style-name="P73">Bundles wishing to use this package must list the package in the Import-Package header of the bundle's manifest. This package has two types of users: the consumers that use the API in this package and the providers that implement the API in this package.</text:p>
        <text:p text:style-name="P73">Example import for consumers using the API in this package:</text:p>
        <text:p text:style-name="P74"><text:span text:style-name="Code1">Import-Package: org.osgi.service.repository; version="[1.1,2.0)"</text:span></text:p>
        <text:p text:style-name="P73">Example import for providers implementing the API in this package:</text:p>
        <text:p text:style-name="P38"><text:span text:style-name="Code1">Import-Package: org.osgi.service.repository; version="[1.1,1.2)"</text:span></text:p>
        <text:p text:style-name="P107"><text:bookmark text:name="r5"/>Interface AndExpression</text:p>
        <text:p text:style-name="P75"><text:a xlink:type="simple" xlink:href="#r3"><text:span text:style-name="T26">org.osgi.service.repository</text:span></text:a></text:p>
        <text:p text:style-name="P117">All Superinterfaces:</text:p>
        <text:p text:style-name="P68"><text:a xlink:type="simple" xlink:href="#r38"><text:span text:style-name="T21">RequirementExpression</text:span></text:a></text:p>
        <text:p text:style-name="P64"/>
        <text:p text:style-name="P78"><text:span text:style-name="Code2">public interface </text:span><text:span text:style-name="Code2"><text:span text:style-name="T14">AndExpression</text:span></text:span></text:p>
        <text:p text:style-name="P44"><text:span text:style-name="Code2">extends </text:span><text:a xlink:type="simple" xlink:href="#r38"><text:span text:style-name="Code2"><text:span text:style-name="T23">RequirementExpression</text:span></text:span></text:a></text:p>
        <text:p text:style-name="P45"><text:span text:style-name="T5">A </text:span><text:a xlink:type="simple" xlink:href="#r38"><text:span text:style-name="Code2"><text:span text:style-name="T23">RequirementExpression</text:span></text:span></text:a><text:span text:style-name="Default_20_Paragraph_20_Font"><text:span text:style-name="T5"> representing multiple requirements combined together using the </text:span></text:span><text:span text:style-name="Code2">and</text:span><text:span text:style-name="Default_20_Paragraph_20_Font"><text:span text:style-name="T5"> operator.</text:span></text:span></text:p>
        <text:p text:style-name="P76">ThreadSafe</text:p>
        <text:p text:style-name="P79"/>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80"><text:span text:style-name="Summary_20_Heading_20_Font2"><text:span text:style-name="T8">Method Summary</text:span></text:span></text:p>
            </table:table-cell>
            <table:covered-table-cell/>
            <table:table-cell table:style-name="Table9.A1" office:value-type="string">
              <text:p text:style-name="P81"><text:span text:style-name="Page_20_Reference_20_Font"><text:span text:style-name="T12">Page</text:span></text:span></text:p>
            </table:table-cell>
          </table:table-row>
          <table:table-row table:style-name="Table9.1">
            <table:table-cell table:style-name="Table9.A2" office:value-type="string">
              <text:p text:style-name="P82"><text:span text:style-name="Code_20_Small1"><text:span text:style-name="T8">List&lt;</text:span></text:span><text:a xlink:type="simple" xlink:href="#r38"><text:span text:style-name="Code_20_Small1"><text:span text:style-name="T23">RequirementExpression</text:span></text:span></text:a><text:span text:style-name="Code_20_Small1"><text:span text:style-name="T8">&gt;</text:span></text:span></text:p>
            </table:table-cell>
            <table:table-cell table:style-name="Table9.A2" office:value-type="string">
              <text:p text:style-name="P85"><text:a xlink:type="simple" xlink:href="#r4"><text:span text:style-name="Code2"><text:span text:style-name="T25">getRequirements</text:span></text:span></text:a><text:span text:style-name="Code2"><text:span text:style-name="T8">()</text:span></text:span></text:p>
              <text:p text:style-name="P86"><text:span text:style-name="T13">Obtain the requirements that are combined using the </text:span><text:span text:style-name="Code2"><text:span text:style-name="T8">and</text:span></text:span><text:span text:style-name="Default_20_Paragraph_20_Font"><text:span text:style-name="T13"> operator.</text:span></text:span></text:p>
            </table:table-cell>
            <table:table-cell table:style-name="Table9.C2" office:value-type="string">
              <text:p text:style-name="P83"><text:span text:style-name="Page_20_Reference_20_Font"><text:span text:style-name="T8"><text:bookmark-ref text:reference-format="page" text:ref-name="r4">14</text:bookmark-ref></text:span></text:span></text:p>
            </table:table-cell>
          </table:table-row>
        </table:table>
        <text:p text:style-name="P118">Method Detail</text:p>
        <text:p text:style-name="P121"><text:bookmark text:name="r4"/>getRequirements</text:p>
        <text:p text:style-name="P44"><text:span text:style-name="Code2">List&lt;</text:span><text:a xlink:type="simple" xlink:href="#r38"><text:span text:style-name="Code2"><text:span text:style-name="T23">RequirementExpression</text:span></text:span></text:a><text:span text:style-name="Code2">&gt; </text:span><text:span text:style-name="Code2"><text:span text:style-name="T14">getRequirements</text:span></text:span><text:span text:style-name="Code2">()</text:span></text:p>
        <text:p text:style-name="P66"><text:span text:style-name="T5">Obtain the requirements that are combined using the </text:span><text:span text:style-name="Code2">and</text:span><text:span text:style-name="Default_20_Paragraph_20_Font"><text:span text:style-name="T5"> operator.</text:span></text:span></text:p>
        <text:p text:style-name="P69">Returns:</text:p>
        <text:p text:style-name="P89"><text:span text:style-name="T5">The requirements, represented as </text:span><text:a xlink:type="simple" xlink:href="#r38"><text:span text:style-name="Code2"><text:span text:style-name="T23">RequirementExpression</text:span></text:span></text:a><text:span text:style-name="Default_20_Paragraph_20_Font"><text:span text:style-name="T5"> objects.</text:span></text:span></text:p>
        <text:p text:style-name="P108"><text:bookmark text:name="r10"/>Class ContentNamespace</text:p>
        <text:p text:style-name="P75"><text:a xlink:type="simple" xlink:href="#r3"><text:span text:style-name="T26">org.osgi.service.repository</text:span></text:a></text:p>
        <text:p text:style-name="P65"><text:span text:style-name="Code2">java.lang.Object</text:span></text:p>
        <text:p text:style-name="P77"><text:span text:style-name="Code2">  </text:span><text:span text:style-name="Code2"><draw:frame draw:style-name="fr3" text:anchor-type="as-char" svg:width="0.1563in" svg:height="0.1457in" draw:z-index="11"><draw:image xlink:href="Pictures/100002000000000F0000000E443DCD33.png" xlink:type="simple" xlink:show="embed" xlink:actuate="onLoad"/></draw:frame></text:span><text:span text:style-name="Code2">org.osgi.resource.Namespace</text:span></text:p>
        <text:p text:style-name="P39"><text:span text:style-name="Code2">      </text:span><text:span text:style-name="Code2"><draw:frame draw:style-name="fr3" draw:name="graphics2" text:anchor-type="as-char" svg:width="0.1563in" svg:height="0.1457in" draw:z-index="12"><draw:image xlink:href="Pictures/100002000000000F0000000E443DCD33.png" xlink:type="simple" xlink:show="embed" xlink:actuate="onLoad"/></draw:frame></text:span><text:span text:style-name="Code2"><text:span text:style-name="T14">org.osgi.service.repository.ContentNamespace</text:span></text:span></text:p>
        <text:p text:style-name="P64"/>
        <text:p text:style-name="P78"><text:span text:style-name="Code2">final public class </text:span><text:span text:style-name="Code2"><text:span text:style-name="T14">ContentNamespace</text:span></text:span></text:p>
        <text:p text:style-name="P44"><text:span text:style-name="Code2">extends org.osgi.resource.Namespace</text:span></text:p>
        <text:p text:style-name="P73">Content Capability and Requirement Namespace.</text:p>
        <text:p text:style-name="P45"><text:span text:style-name="T5">This class defines the names for the attributes and directives for this namespace. All unspecified capability attributes are of type </text:span><text:span text:style-name="Code2">String</text:span><text:span text:style-name="Default_20_Paragraph_20_Font"><text:span text:style-name="T5"> and are used as arbitrary matching attributes for the capability. The values associated with the specified directive and attribute keys are of type </text:span></text:span><text:span text:style-name="Code2">String</text:span><text:span text:style-name="Default_20_Paragraph_20_Font"><text:span text:style-name="T5">, unless otherwise indicated.</text:span></text:span></text:p>
        <text:p text:style-name="P76">Immutable</text:p>
        <text:p text:style-name="P79"/>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80"><text:span text:style-name="Summary_20_Heading_20_Font2"><text:span text:style-name="T8">Field Summary</text:span></text:span></text:p>
            </table:table-cell>
            <table:covered-table-cell/>
            <table:table-cell table:style-name="Table11.A1" office:value-type="string">
              <text:p text:style-name="P81"><text:span text:style-name="Page_20_Reference_20_Font"><text:span text:style-name="T12">Page</text:span></text:span></text:p>
            </table:table-cell>
          </table:table-row>
          <table:table-row table:style-name="Table11.1">
            <table:table-cell table:style-name="Table11.A2" office:value-type="string">
              <text:p text:style-name="P84"><text:span text:style-name="Code_20_Small1"><text:span text:style-name="T8">static String</text:span></text:span></text:p>
            </table:table-cell>
            <table:table-cell table:style-name="Table11.A2" office:value-type="string">
              <text:p text:style-name="P85"><text:a xlink:type="simple" xlink:href="#r9"><text:span text:style-name="Code2"><text:span text:style-name="T25">CAPABILITY_MIME_ATTRIBUTE</text:span></text:span></text:a></text:p>
              <text:p text:style-name="P87">The capability attribute that defines the IANA MIME Type/Format for this content.</text:p>
            </table:table-cell>
            <table:table-cell table:style-name="Table11.C2" office:value-type="string">
              <text:p text:style-name="P83"><text:span text:style-name="Page_20_Reference_20_Font"><text:span text:style-name="T8"><text:bookmark-ref text:reference-format="page" text:ref-name="r9">16</text:bookmark-ref></text:span></text:span></text:p>
            </table:table-cell>
          </table:table-row>
          <table:table-row table:style-name="Table11.1">
            <table:table-cell table:style-name="Table11.A3" office:value-type="string">
              <text:p text:style-name="P84"><text:span text:style-name="Code_20_Small1"><text:span text:style-name="T8">static String</text:span></text:span></text:p>
            </table:table-cell>
            <table:table-cell table:style-name="Table11.A3" office:value-type="string">
              <text:p text:style-name="P85"><text:a xlink:type="simple" xlink:href="#r8"><text:span text:style-name="Code2"><text:span text:style-name="T25">CAPABILITY_SIZE_ATTRIBUTE</text:span></text:span></text:a></text:p>
              <text:p text:style-name="P87">The capability attribute that contains the size, in bytes, of the content.</text:p>
            </table:table-cell>
            <table:table-cell table:style-name="Table11.C3" office:value-type="string">
              <text:p text:style-name="P83"><text:span text:style-name="Page_20_Reference_20_Font"><text:span text:style-name="T8"><text:bookmark-ref text:reference-format="page" text:ref-name="r8">16</text:bookmark-ref></text:span></text:span></text:p>
            </table:table-cell>
          </table:table-row>
          <table:table-row table:style-name="Table11.1">
            <table:table-cell table:style-name="Table11.A3" office:value-type="string">
              <text:p text:style-name="P84"><text:span text:style-name="Code_20_Small1"><text:span text:style-name="T8">static String</text:span></text:span></text:p>
            </table:table-cell>
            <table:table-cell table:style-name="Table11.A3" office:value-type="string">
              <text:p text:style-name="P85"><text:a xlink:type="simple" xlink:href="#r7"><text:span text:style-name="Code2"><text:span text:style-name="T25">CAPABILITY_URL_ATTRIBUTE</text:span></text:span></text:a></text:p>
              <text:p text:style-name="P87">The capability attribute that contains the URL to the content.</text:p>
            </table:table-cell>
            <table:table-cell table:style-name="Table11.C3" office:value-type="string">
              <text:p text:style-name="P83"><text:span text:style-name="Page_20_Reference_20_Font"><text:span text:style-name="T8"><text:bookmark-ref text:reference-format="page" text:ref-name="r7">15</text:bookmark-ref></text:span></text:span></text:p>
            </table:table-cell>
          </table:table-row>
          <table:table-row table:style-name="Table11.1">
            <table:table-cell table:style-name="Table11.A3" office:value-type="string">
              <text:p text:style-name="P84"><text:span text:style-name="Code_20_Small1"><text:span text:style-name="T8">static String</text:span></text:span></text:p>
            </table:table-cell>
            <table:table-cell table:style-name="Table11.A3" office:value-type="string">
              <text:p text:style-name="P85"><text:a xlink:type="simple" xlink:href="#r6"><text:span text:style-name="Code2"><text:span text:style-name="T25">CONTENT_NAMESPACE</text:span></text:span></text:a></text:p>
              <text:p text:style-name="P87">Namespace name for content capabilities and requirements.</text:p>
            </table:table-cell>
            <table:table-cell table:style-name="Table11.C3" office:value-type="string">
              <text:p text:style-name="P83"><text:span text:style-name="Page_20_Reference_20_Font"><text:span text:style-name="T8"><text:bookmark-ref text:reference-format="page" text:ref-name="r6">15</text:bookmark-ref></text:span></text:span></text:p>
            </table:table-cell>
          </table:table-row>
        </table:table>
        <text:p text:style-name="P37"/>
        <table:table table:name="Table12" table:style-name="Table12">
          <table:table-column table:style-name="Table12.A"/>
          <table:table-row table:style-name="Table12.1">
            <table:table-cell table:style-name="Table12.A1" office:value-type="string">
              <text:p text:style-name="P61">Fields inherited from class org.osgi.resource.Namespace</text:p>
            </table:table-cell>
          </table:table-row>
          <table:table-row table:style-name="Table12.2">
            <table:table-cell table:style-name="Table12.A2" office:value-type="string">
              <text:p text:style-name="P56"><text:span text:style-name="Code2"><text:span text:style-name="T8">CAPABILITY_EFFECTIVE_DIRECTIVE, CAPABILITY_USES_DIRECTIVE, CARDINALITY_MULTIPLE, CARDINALITY_SINGLE, EFFECTIVE_ACTIVE, EFFECTIVE_RESOLVE, REQUIREMENT_CARDINALITY_DIRECTIVE, REQUIREMENT_EFFECTIVE_DIRECTIVE, REQUIREMENT_FILTER_DIRECTIVE, REQUIREMENT_RESOLUTION_DIRECTIVE, RESOLUTION_MANDATORY, RESOLUTION_OPTIONAL</text:span></text:span></text:p>
            </table:table-cell>
          </table:table-row>
        </table:table>
        <text:p text:style-name="P118">Field Detail</text:p>
        <text:p text:style-name="P121"><text:bookmark text:name="r6"/>CONTENT_NAMESPACE</text:p>
        <text:p text:style-name="P44"><text:span text:style-name="Code2">public static final String </text:span><text:span text:style-name="Code2"><text:span text:style-name="T14">CONTENT_NAMESPACE</text:span></text:span><text:span text:style-name="Code2"> = "osgi.content"</text:span></text:p>
        <text:p text:style-name="P70">Namespace name for content capabilities and requirements.</text:p>
        <text:p text:style-name="P66"><text:span text:style-name="T5">Also, the capability attribute used to specify the unique identifier of the content. This identifier is the </text:span><text:span text:style-name="Code2">SHA-256</text:span><text:span text:style-name="Default_20_Paragraph_20_Font"><text:span text:style-name="T5"> hash of the content.</text:span></text:span></text:p>
        <text:p text:style-name="P91"/>
        <text:p text:style-name="P120"><text:bookmark text:name="r7"/>CAPABILITY_URL_ATTRIBUTE</text:p>
        <text:p text:style-name="P44"><text:span text:style-name="Code2">public static final String </text:span><text:span text:style-name="Code2"><text:span text:style-name="T14">CAPABILITY_URL_ATTRIBUTE</text:span></text:span><text:span text:style-name="Code2"> = "url"</text:span></text:p>
        <text:p text:style-name="P67">The capability attribute that contains the URL to the content.</text:p>
        <text:p text:style-name="P91"/>
        <text:p text:style-name="P120"><text:bookmark text:name="r8"/><text:soft-page-break/>CAPABILITY_SIZE_ATTRIBUTE</text:p>
        <text:p text:style-name="P44"><text:span text:style-name="Code2">public static final String </text:span><text:span text:style-name="Code2"><text:span text:style-name="T14">CAPABILITY_SIZE_ATTRIBUTE</text:span></text:span><text:span text:style-name="Code2"> = "size"</text:span></text:p>
        <text:p text:style-name="P66"><text:span text:style-name="T5">The capability attribute that contains the size, in bytes, of the content. The value of this attribute must be of type </text:span><text:span text:style-name="Code2">Long</text:span><text:span text:style-name="Default_20_Paragraph_20_Font"><text:span text:style-name="T5">.</text:span></text:span></text:p>
        <text:p text:style-name="P91"/>
        <text:p text:style-name="P120"><text:bookmark text:name="r9"/>CAPABILITY_MIME_ATTRIBUTE</text:p>
        <text:p text:style-name="P44"><text:span text:style-name="Code2">public static final String </text:span><text:span text:style-name="Code2"><text:span text:style-name="T14">CAPABILITY_MIME_ATTRIBUTE</text:span></text:span><text:span text:style-name="Code2"> = "mime"</text:span></text:p>
        <text:p text:style-name="P67">The capability attribute that defines the IANA MIME Type/Format for this content.</text:p>
        <text:p text:style-name="P109"><text:bookmark text:name="r18"/>Interface ExpressionCombiner</text:p>
        <text:p text:style-name="P75"><text:a xlink:type="simple" xlink:href="#r3"><text:span text:style-name="T26">org.osgi.service.repository</text:span></text:a></text:p>
        <text:p text:style-name="P64"/>
        <text:p text:style-name="P92"><text:span text:style-name="Code2">public interface </text:span><text:span text:style-name="Code2"><text:span text:style-name="T14">ExpressionCombiner</text:span></text:span></text:p>
        <text:p text:style-name="P38"><text:span text:style-name="T5">An </text:span><text:span text:style-name="Code2">ExpressionCombiner</text:span><text:span text:style-name="Default_20_Paragraph_20_Font"><text:span text:style-name="T5"> can be used to combine multiple requirements into a single complex requirement using the </text:span></text:span><text:span text:style-name="Code2">and</text:span><text:span text:style-name="Default_20_Paragraph_20_Font"><text:span text:style-name="T5">, </text:span></text:span><text:span text:style-name="Code2">or</text:span><text:span text:style-name="Default_20_Paragraph_20_Font"><text:span text:style-name="T5"> and </text:span></text:span><text:span text:style-name="Code2">not</text:span><text:span text:style-name="Default_20_Paragraph_20_Font"><text:span text:style-name="T5"> operators.</text:span></text:span></text:p>
        <text:p text:style-name="P79"/>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80"><text:span text:style-name="Summary_20_Heading_20_Font2"><text:span text:style-name="T8">Method Summary</text:span></text:span></text:p>
            </table:table-cell>
            <table:covered-table-cell/>
            <table:table-cell table:style-name="Table14.A1" office:value-type="string">
              <text:p text:style-name="P81"><text:span text:style-name="Page_20_Reference_20_Font"><text:span text:style-name="T12">Page</text:span></text:span></text:p>
            </table:table-cell>
          </table:table-row>
          <table:table-row table:style-name="Table14.1">
            <table:table-cell table:style-name="Table14.A2" office:value-type="string">
              <text:p text:style-name="P82"><text:a xlink:type="simple" xlink:href="#r38"><text:span text:style-name="Code_20_Small1"><text:span text:style-name="T23">RequirementExpression</text:span></text:span></text:a></text:p>
            </table:table-cell>
            <table:table-cell table:style-name="Table14.A2" office:value-type="string">
              <text:p text:style-name="P85"><text:a xlink:type="simple" xlink:href="#r11"><text:span text:style-name="Code2"><text:span text:style-name="T25">and</text:span></text:span></text:a><text:span text:style-name="Code2"><text:span text:style-name="T8">(org.osgi.resource.Requirement... reqs)</text:span></text:span></text:p>
              <text:p text:style-name="P86"><text:span text:style-name="T13">Combine multiple </text:span><text:span text:style-name="Code2"><text:span text:style-name="T8">org.osgi.resource.Requirement</text:span></text:span><text:span text:style-name="Default_20_Paragraph_20_Font"><text:span text:style-name="T13"> objects into a single expression using the </text:span></text:span><text:span text:style-name="Code2"><text:span text:style-name="T8">and</text:span></text:span><text:span text:style-name="Default_20_Paragraph_20_Font"><text:span text:style-name="T13"> operator.</text:span></text:span></text:p>
            </table:table-cell>
            <table:table-cell table:style-name="Table14.C2" office:value-type="string">
              <text:p text:style-name="P83"><text:span text:style-name="Page_20_Reference_20_Font"><text:span text:style-name="T8"><text:bookmark-ref text:reference-format="page" text:ref-name="r11">17</text:bookmark-ref></text:span></text:span></text:p>
            </table:table-cell>
          </table:table-row>
          <table:table-row table:style-name="Table14.1">
            <table:table-cell table:style-name="Table14.A3" office:value-type="string">
              <text:p text:style-name="P82"><text:a xlink:type="simple" xlink:href="#r38"><text:span text:style-name="Code_20_Small1"><text:span text:style-name="T23">RequirementExpression</text:span></text:span></text:a></text:p>
            </table:table-cell>
            <table:table-cell table:style-name="Table14.A3" office:value-type="string">
              <text:p text:style-name="P85"><text:a xlink:type="simple" xlink:href="#r12"><text:span text:style-name="Code2"><text:span text:style-name="T25">and</text:span></text:span></text:a><text:span text:style-name="Code2"><text:span text:style-name="T8">(</text:span></text:span><text:a xlink:type="simple" xlink:href="#r38"><text:span text:style-name="Code2"><text:span text:style-name="T23">RequirementExpression</text:span></text:span></text:a><text:span text:style-name="Code2"><text:span text:style-name="T8">... reqs)</text:span></text:span></text:p>
              <text:p text:style-name="P88"><text:span text:style-name="T13">Combine multiple </text:span><text:a xlink:type="simple" xlink:href="#r38"><text:span text:style-name="Code2"><text:span text:style-name="T23">RequirementExpression</text:span></text:span></text:a><text:span text:style-name="Default_20_Paragraph_20_Font"><text:span text:style-name="T13"> objects into a single expression using the </text:span></text:span><text:span text:style-name="Code2"><text:span text:style-name="T8">and</text:span></text:span><text:span text:style-name="Default_20_Paragraph_20_Font"><text:span text:style-name="T13"> operator.</text:span></text:span></text:p>
            </table:table-cell>
            <table:table-cell table:style-name="Table14.C3" office:value-type="string">
              <text:p text:style-name="P83"><text:span text:style-name="Page_20_Reference_20_Font"><text:span text:style-name="T8"><text:bookmark-ref text:reference-format="page" text:ref-name="r12">17</text:bookmark-ref></text:span></text:span></text:p>
            </table:table-cell>
          </table:table-row>
          <table:table-row table:style-name="Table14.1">
            <table:table-cell table:style-name="Table14.A3" office:value-type="string">
              <text:p text:style-name="P82"><text:a xlink:type="simple" xlink:href="#r38"><text:span text:style-name="Code_20_Small1"><text:span text:style-name="T23">RequirementExpression</text:span></text:span></text:a></text:p>
            </table:table-cell>
            <table:table-cell table:style-name="Table14.A3" office:value-type="string">
              <text:p text:style-name="P85"><text:a xlink:type="simple" xlink:href="#r13"><text:span text:style-name="Code2"><text:span text:style-name="T25">expression</text:span></text:span></text:a><text:span text:style-name="Code2"><text:span text:style-name="T8">(org.osgi.resource.Requirement req)</text:span></text:span></text:p>
              <text:p text:style-name="P88"><text:span text:style-name="T13">Convert a </text:span><text:span text:style-name="Code2"><text:span text:style-name="T8">org.osgi.resource.Requirement</text:span></text:span><text:span text:style-name="Default_20_Paragraph_20_Font"><text:span text:style-name="T13"> into a </text:span></text:span><text:a xlink:type="simple" xlink:href="#r38"><text:span text:style-name="Code2"><text:span text:style-name="T23">RequirementExpression</text:span></text:span></text:a><text:span text:style-name="Default_20_Paragraph_20_Font"><text:span text:style-name="T13">.</text:span></text:span></text:p>
            </table:table-cell>
            <table:table-cell table:style-name="Table14.C3" office:value-type="string">
              <text:p text:style-name="P83"><text:span text:style-name="Page_20_Reference_20_Font"><text:span text:style-name="T8"><text:bookmark-ref text:reference-format="page" text:ref-name="r13">18</text:bookmark-ref></text:span></text:span></text:p>
            </table:table-cell>
          </table:table-row>
          <table:table-row table:style-name="Table14.1">
            <table:table-cell table:style-name="Table14.A3" office:value-type="string">
              <text:p text:style-name="P82"><text:a xlink:type="simple" xlink:href="#r38"><text:span text:style-name="Code_20_Small1"><text:span text:style-name="T23">RequirementExpression</text:span></text:span></text:a></text:p>
            </table:table-cell>
            <table:table-cell table:style-name="Table14.A3" office:value-type="string">
              <text:p text:style-name="P85"><text:a xlink:type="simple" xlink:href="#r14"><text:span text:style-name="Code2"><text:span text:style-name="T25">not</text:span></text:span></text:a><text:span text:style-name="Code2"><text:span text:style-name="T8">(org.osgi.resource.Requirement req)</text:span></text:span></text:p>
              <text:p text:style-name="P86"><text:span text:style-name="T13">Provide the negative of a </text:span><text:span text:style-name="Code2"><text:span text:style-name="T8">org.osgi.resource.Requirement</text:span></text:span><text:span text:style-name="Default_20_Paragraph_20_Font"><text:span text:style-name="T13">.</text:span></text:span></text:p>
            </table:table-cell>
            <table:table-cell table:style-name="Table14.C3" office:value-type="string">
              <text:p text:style-name="P83"><text:span text:style-name="Page_20_Reference_20_Font"><text:span text:style-name="T8"><text:bookmark-ref text:reference-format="page" text:ref-name="r14">18</text:bookmark-ref></text:span></text:span></text:p>
            </table:table-cell>
          </table:table-row>
          <table:table-row table:style-name="Table14.1">
            <table:table-cell table:style-name="Table14.A3" office:value-type="string">
              <text:p text:style-name="P82"><text:a xlink:type="simple" xlink:href="#r38"><text:span text:style-name="Code_20_Small1"><text:span text:style-name="T23">RequirementExpression</text:span></text:span></text:a></text:p>
            </table:table-cell>
            <table:table-cell table:style-name="Table14.A3" office:value-type="string">
              <text:p text:style-name="P85"><text:a xlink:type="simple" xlink:href="#r15"><text:span text:style-name="Code2"><text:span text:style-name="T25">not</text:span></text:span></text:a><text:span text:style-name="Code2"><text:span text:style-name="T8">(</text:span></text:span><text:a xlink:type="simple" xlink:href="#r38"><text:span text:style-name="Code2"><text:span text:style-name="T23">RequirementExpression</text:span></text:span></text:a><text:span text:style-name="Code2"><text:span text:style-name="T8"> req)</text:span></text:span></text:p>
              <text:p text:style-name="P88"><text:span text:style-name="T13">Provide the negative of a </text:span><text:a xlink:type="simple" xlink:href="#r38"><text:span text:style-name="Code2"><text:span text:style-name="T23">RequirementExpression</text:span></text:span></text:a><text:span text:style-name="Default_20_Paragraph_20_Font"><text:span text:style-name="T13">.</text:span></text:span></text:p>
            </table:table-cell>
            <table:table-cell table:style-name="Table14.C3" office:value-type="string">
              <text:p text:style-name="P83"><text:span text:style-name="Page_20_Reference_20_Font"><text:span text:style-name="T8"><text:bookmark-ref text:reference-format="page" text:ref-name="r15">18</text:bookmark-ref></text:span></text:span></text:p>
            </table:table-cell>
          </table:table-row>
          <table:table-row table:style-name="Table14.1">
            <table:table-cell table:style-name="Table14.A3" office:value-type="string">
              <text:p text:style-name="P82"><text:a xlink:type="simple" xlink:href="#r38"><text:span text:style-name="Code_20_Small1"><text:span text:style-name="T23">RequirementExpression</text:span></text:span></text:a></text:p>
            </table:table-cell>
            <table:table-cell table:style-name="Table14.A3" office:value-type="string">
              <text:p text:style-name="P85"><text:a xlink:type="simple" xlink:href="#r16"><text:span text:style-name="Code2"><text:span text:style-name="T25">or</text:span></text:span></text:a><text:span text:style-name="Code2"><text:span text:style-name="T8">(org.osgi.resource.Requirement... reqs)</text:span></text:span></text:p>
              <text:p text:style-name="P86"><text:span text:style-name="T13">Combine multiple </text:span><text:span text:style-name="Code2"><text:span text:style-name="T8">org.osgi.resource.Requirement</text:span></text:span><text:span text:style-name="Default_20_Paragraph_20_Font"><text:span text:style-name="T13"> objects into a single expression using the </text:span></text:span><text:span text:style-name="Code2"><text:span text:style-name="T8">or</text:span></text:span><text:span text:style-name="Default_20_Paragraph_20_Font"><text:span text:style-name="T13"> operator.</text:span></text:span></text:p>
            </table:table-cell>
            <table:table-cell table:style-name="Table14.C3" office:value-type="string">
              <text:p text:style-name="P83"><text:span text:style-name="Page_20_Reference_20_Font"><text:span text:style-name="T8"><text:bookmark-ref text:reference-format="page" text:ref-name="r16">18</text:bookmark-ref></text:span></text:span></text:p>
            </table:table-cell>
          </table:table-row>
          <table:table-row table:style-name="Table14.1">
            <table:table-cell table:style-name="Table14.A3" office:value-type="string">
              <text:p text:style-name="P82"><text:a xlink:type="simple" xlink:href="#r38"><text:span text:style-name="Code_20_Small1"><text:span text:style-name="T23">RequirementExpression</text:span></text:span></text:a></text:p>
            </table:table-cell>
            <table:table-cell table:style-name="Table14.A3" office:value-type="string">
              <text:p text:style-name="P85"><text:a xlink:type="simple" xlink:href="#r17"><text:span text:style-name="Code2"><text:span text:style-name="T25">or</text:span></text:span></text:a><text:span text:style-name="Code2"><text:span text:style-name="T8">(</text:span></text:span><text:a xlink:type="simple" xlink:href="#r38"><text:span text:style-name="Code2"><text:span text:style-name="T23">RequirementExpression</text:span></text:span></text:a><text:span text:style-name="Code2"><text:span text:style-name="T8">... reqs)</text:span></text:span></text:p>
              <text:p text:style-name="P88"><text:span text:style-name="T13">Combine multiple </text:span><text:a xlink:type="simple" xlink:href="#r38"><text:span text:style-name="Code2"><text:span text:style-name="T23">RequirementExpression</text:span></text:span></text:a><text:span text:style-name="Default_20_Paragraph_20_Font"><text:span text:style-name="T13"> objects into a single expression using the </text:span></text:span><text:span text:style-name="Code2"><text:span text:style-name="T8">or</text:span></text:span><text:span text:style-name="Default_20_Paragraph_20_Font"><text:span text:style-name="T13"> operator.</text:span></text:span></text:p>
            </table:table-cell>
            <table:table-cell table:style-name="Table14.C3" office:value-type="string">
              <text:p text:style-name="P83"><text:span text:style-name="Page_20_Reference_20_Font"><text:span text:style-name="T8"><text:bookmark-ref text:reference-format="page" text:ref-name="r17">18</text:bookmark-ref></text:span></text:span></text:p>
            </table:table-cell>
          </table:table-row>
        </table:table>
        <text:p text:style-name="P118">Method Detail</text:p>
        <text:p text:style-name="P121"><text:bookmark text:name="r11"/>and</text:p>
        <text:p text:style-name="P44"><text:a xlink:type="simple" xlink:href="#r38"><text:span text:style-name="Code2"><text:span text:style-name="T23">RequirementExpression</text:span></text:span></text:a><text:span text:style-name="Code2"> </text:span><text:span text:style-name="Code2"><text:span text:style-name="T14">and</text:span></text:span><text:span text:style-name="Code2">(org.osgi.resource.Requirement... reqs)</text:span></text:p>
        <text:p text:style-name="P66"><text:span text:style-name="T5">Combine multiple </text:span><text:span text:style-name="Code2">org.osgi.resource.Requirement</text:span><text:span text:style-name="Default_20_Paragraph_20_Font"><text:span text:style-name="T5"> objects into a single expression using the </text:span></text:span><text:span text:style-name="Code2">and</text:span><text:span text:style-name="Default_20_Paragraph_20_Font"><text:span text:style-name="T5"> operator.</text:span></text:span></text:p>
        <text:p text:style-name="P69">Parameters:</text:p>
        <text:p text:style-name="P89"><text:span text:style-name="Code2">reqs</text:span><text:span text:style-name="Default_20_Paragraph_20_Font"><text:span text:style-name="T5"> - The requirements to combine.</text:span></text:span></text:p>
        <text:p text:style-name="P69">Returns:</text:p>
        <text:p text:style-name="P89"><text:span text:style-name="T5">A </text:span><text:a xlink:type="simple" xlink:href="#r38"><text:span text:style-name="Code2"><text:span text:style-name="T23">RequirementExpression</text:span></text:span></text:a><text:span text:style-name="Default_20_Paragraph_20_Font"><text:span text:style-name="T5"> representing the combined requirements.</text:span></text:span></text:p>
        <text:p text:style-name="P93"/>
        <text:p text:style-name="P120"><text:bookmark text:name="r12"/>and</text:p>
        <text:p text:style-name="P44"><text:a xlink:type="simple" xlink:href="#r38"><text:span text:style-name="Code2"><text:span text:style-name="T23">RequirementExpression</text:span></text:span></text:a><text:span text:style-name="Code2"> </text:span><text:span text:style-name="Code2"><text:span text:style-name="T14">and</text:span></text:span><text:span text:style-name="Code2">(</text:span><text:a xlink:type="simple" xlink:href="#r38"><text:span text:style-name="Code2"><text:span text:style-name="T23">RequirementExpression</text:span></text:span></text:a><text:span text:style-name="Code2">... reqs)</text:span></text:p>
        <text:p text:style-name="P66"><text:span text:style-name="T5">Combine multiple </text:span><text:a xlink:type="simple" xlink:href="#r38"><text:span text:style-name="Code2"><text:span text:style-name="T23">RequirementExpression</text:span></text:span></text:a><text:span text:style-name="Default_20_Paragraph_20_Font"><text:span text:style-name="T5"> objects into a single expression using the </text:span></text:span><text:span text:style-name="Code2">and</text:span><text:span text:style-name="Default_20_Paragraph_20_Font"><text:span text:style-name="T5"> operator.</text:span></text:span></text:p>
        <text:p text:style-name="P69">Parameters:</text:p>
        <text:p text:style-name="P89"><text:span text:style-name="Code2">reqs</text:span><text:span text:style-name="Default_20_Paragraph_20_Font"><text:span text:style-name="T5"> - The requirements to combine.</text:span></text:span></text:p>
        <text:p text:style-name="P69">Returns:</text:p>
        <text:p text:style-name="P89"><text:span text:style-name="T5">A </text:span><text:a xlink:type="simple" xlink:href="#r38"><text:span text:style-name="Code2"><text:span text:style-name="T23">RequirementExpression</text:span></text:span></text:a><text:span text:style-name="Default_20_Paragraph_20_Font"><text:span text:style-name="T5"> representing the combined requirements.</text:span></text:span></text:p>
        <text:p text:style-name="P93"><text:soft-page-break/></text:p>
        <text:p text:style-name="P120"><text:bookmark text:name="r13"/>expression</text:p>
        <text:p text:style-name="P44"><text:a xlink:type="simple" xlink:href="#r38"><text:span text:style-name="Code2"><text:span text:style-name="T23">RequirementExpression</text:span></text:span></text:a><text:span text:style-name="Code2"> </text:span><text:span text:style-name="Code2"><text:span text:style-name="T14">expression</text:span></text:span><text:span text:style-name="Code2">(org.osgi.resource.Requirement req)</text:span></text:p>
        <text:p text:style-name="P66"><text:span text:style-name="T5">Convert a </text:span><text:span text:style-name="Code2">org.osgi.resource.Requirement</text:span><text:span text:style-name="Default_20_Paragraph_20_Font"><text:span text:style-name="T5"> into a </text:span></text:span><text:a xlink:type="simple" xlink:href="#r38"><text:span text:style-name="Code2"><text:span text:style-name="T23">RequirementExpression</text:span></text:span></text:a><text:span text:style-name="Default_20_Paragraph_20_Font"><text:span text:style-name="T5">. This can be useful when working with a combination of </text:span></text:span><text:span text:style-name="Code2">Requirement</text:span><text:span text:style-name="Default_20_Paragraph_20_Font"><text:span text:style-name="T5"> and </text:span></text:span><text:span text:style-name="Code2">RequirementExpresion</text:span><text:span text:style-name="Default_20_Paragraph_20_Font"><text:span text:style-name="T5"> objects.</text:span></text:span></text:p>
        <text:p text:style-name="P69">Parameters:</text:p>
        <text:p text:style-name="P89"><text:span text:style-name="Code2">req</text:span><text:span text:style-name="Default_20_Paragraph_20_Font"><text:span text:style-name="T5"> - The requirement to convert.</text:span></text:span></text:p>
        <text:p text:style-name="P69">Returns:</text:p>
        <text:p text:style-name="P89"><text:span text:style-name="T5">A </text:span><text:a xlink:type="simple" xlink:href="#r38"><text:span text:style-name="Code2"><text:span text:style-name="T23">RequirementExpression</text:span></text:span></text:a><text:span text:style-name="Default_20_Paragraph_20_Font"><text:span text:style-name="T5"> representing the requirement.</text:span></text:span></text:p>
        <text:p text:style-name="P93"/>
        <text:p text:style-name="P120"><text:bookmark text:name="r14"/>not</text:p>
        <text:p text:style-name="P44"><text:a xlink:type="simple" xlink:href="#r38"><text:span text:style-name="Code2"><text:span text:style-name="T23">RequirementExpression</text:span></text:span></text:a><text:span text:style-name="Code2"> </text:span><text:span text:style-name="Code2"><text:span text:style-name="T14">not</text:span></text:span><text:span text:style-name="Code2">(org.osgi.resource.Requirement req)</text:span></text:p>
        <text:p text:style-name="P66"><text:span text:style-name="T5">Provide the negative of a </text:span><text:span text:style-name="Code2">org.osgi.resource.Requirement</text:span><text:span text:style-name="Default_20_Paragraph_20_Font"><text:span text:style-name="T5">.</text:span></text:span></text:p>
        <text:p text:style-name="P69">Parameters:</text:p>
        <text:p text:style-name="P89"><text:span text:style-name="Code2">req</text:span><text:span text:style-name="Default_20_Paragraph_20_Font"><text:span text:style-name="T5"> - The requirement to provide the negative of.</text:span></text:span></text:p>
        <text:p text:style-name="P69">Returns:</text:p>
        <text:p text:style-name="P89"><text:span text:style-name="T5">A </text:span><text:a xlink:type="simple" xlink:href="#r38"><text:span text:style-name="Code2"><text:span text:style-name="T23">RequirementExpression</text:span></text:span></text:a><text:span text:style-name="Default_20_Paragraph_20_Font"><text:span text:style-name="T5"> representing the negative of the requirement.</text:span></text:span></text:p>
        <text:p text:style-name="P93"/>
        <text:p text:style-name="P120"><text:bookmark text:name="r15"/>not</text:p>
        <text:p text:style-name="P44"><text:a xlink:type="simple" xlink:href="#r38"><text:span text:style-name="Code2"><text:span text:style-name="T23">RequirementExpression</text:span></text:span></text:a><text:span text:style-name="Code2"> </text:span><text:span text:style-name="Code2"><text:span text:style-name="T14">not</text:span></text:span><text:span text:style-name="Code2">(</text:span><text:a xlink:type="simple" xlink:href="#r38"><text:span text:style-name="Code2"><text:span text:style-name="T23">RequirementExpression</text:span></text:span></text:a><text:span text:style-name="Code2"> req)</text:span></text:p>
        <text:p text:style-name="P66"><text:span text:style-name="T5">Provide the negative of a </text:span><text:a xlink:type="simple" xlink:href="#r38"><text:span text:style-name="Code2"><text:span text:style-name="T23">RequirementExpression</text:span></text:span></text:a><text:span text:style-name="Default_20_Paragraph_20_Font"><text:span text:style-name="T5">.</text:span></text:span></text:p>
        <text:p text:style-name="P69">Parameters:</text:p>
        <text:p text:style-name="P89"><text:span text:style-name="Code2">req</text:span><text:span text:style-name="Default_20_Paragraph_20_Font"><text:span text:style-name="T5"> - The requirement to provide the negative of.</text:span></text:span></text:p>
        <text:p text:style-name="P69">Returns:</text:p>
        <text:p text:style-name="P89"><text:span text:style-name="T5">A </text:span><text:a xlink:type="simple" xlink:href="#r38"><text:span text:style-name="Code2"><text:span text:style-name="T23">RequirementExpression</text:span></text:span></text:a><text:span text:style-name="Default_20_Paragraph_20_Font"><text:span text:style-name="T5"> representing the negative of the requirement.</text:span></text:span></text:p>
        <text:p text:style-name="P93"/>
        <text:p text:style-name="P120"><text:bookmark text:name="r16"/>or</text:p>
        <text:p text:style-name="P44"><text:a xlink:type="simple" xlink:href="#r38"><text:span text:style-name="Code2"><text:span text:style-name="T23">RequirementExpression</text:span></text:span></text:a><text:span text:style-name="Code2"> </text:span><text:span text:style-name="Code2"><text:span text:style-name="T14">or</text:span></text:span><text:span text:style-name="Code2">(org.osgi.resource.Requirement... reqs)</text:span></text:p>
        <text:p text:style-name="P66"><text:span text:style-name="T5">Combine multiple </text:span><text:span text:style-name="Code2">org.osgi.resource.Requirement</text:span><text:span text:style-name="Default_20_Paragraph_20_Font"><text:span text:style-name="T5"> objects into a single expression using the </text:span></text:span><text:span text:style-name="Code2">or</text:span><text:span text:style-name="Default_20_Paragraph_20_Font"><text:span text:style-name="T5"> operator.</text:span></text:span></text:p>
        <text:p text:style-name="P69">Parameters:</text:p>
        <text:p text:style-name="P89"><text:span text:style-name="Code2">reqs</text:span><text:span text:style-name="Default_20_Paragraph_20_Font"><text:span text:style-name="T5"> - The requirements to combine.</text:span></text:span></text:p>
        <text:p text:style-name="P69">Returns:</text:p>
        <text:p text:style-name="P89"><text:span text:style-name="T5">A </text:span><text:a xlink:type="simple" xlink:href="#r38"><text:span text:style-name="Code2"><text:span text:style-name="T23">RequirementExpression</text:span></text:span></text:a><text:span text:style-name="Default_20_Paragraph_20_Font"><text:span text:style-name="T5"> representing the combined requirements.</text:span></text:span></text:p>
        <text:p text:style-name="P93"/>
        <text:p text:style-name="P120"><text:bookmark text:name="r17"/>or</text:p>
        <text:p text:style-name="P44"><text:a xlink:type="simple" xlink:href="#r38"><text:span text:style-name="Code2"><text:span text:style-name="T23">RequirementExpression</text:span></text:span></text:a><text:span text:style-name="Code2"> </text:span><text:span text:style-name="Code2"><text:span text:style-name="T14">or</text:span></text:span><text:span text:style-name="Code2">(</text:span><text:a xlink:type="simple" xlink:href="#r38"><text:span text:style-name="Code2"><text:span text:style-name="T23">RequirementExpression</text:span></text:span></text:a><text:span text:style-name="Code2">... reqs)</text:span></text:p>
        <text:p text:style-name="P66"><text:span text:style-name="T5">Combine multiple </text:span><text:a xlink:type="simple" xlink:href="#r38"><text:span text:style-name="Code2"><text:span text:style-name="T23">RequirementExpression</text:span></text:span></text:a><text:span text:style-name="Default_20_Paragraph_20_Font"><text:span text:style-name="T5"> objects into a single expression using the </text:span></text:span><text:span text:style-name="Code2">or</text:span><text:span text:style-name="Default_20_Paragraph_20_Font"><text:span text:style-name="T5"> operator.</text:span></text:span></text:p>
        <text:p text:style-name="P69">Parameters:</text:p>
        <text:p text:style-name="P89"><text:span text:style-name="Code2">reqs</text:span><text:span text:style-name="Default_20_Paragraph_20_Font"><text:span text:style-name="T5"> - The requirements to combine.</text:span></text:span></text:p>
        <text:p text:style-name="P69"><text:soft-page-break/>Returns:</text:p>
        <text:p text:style-name="P89"><text:span text:style-name="T5">A </text:span><text:a xlink:type="simple" xlink:href="#r38"><text:span text:style-name="Code2"><text:span text:style-name="T23">RequirementExpression</text:span></text:span></text:a><text:span text:style-name="Default_20_Paragraph_20_Font"><text:span text:style-name="T5"> representing the combined requirements.</text:span></text:span></text:p>
        <text:p text:style-name="P110"><text:bookmark text:name="r20"/>Interface NotExpression</text:p>
        <text:p text:style-name="P75"><text:a xlink:type="simple" xlink:href="#r3"><text:span text:style-name="T26">org.osgi.service.repository</text:span></text:a></text:p>
        <text:p text:style-name="P117">All Superinterfaces:</text:p>
        <text:p text:style-name="P68"><text:a xlink:type="simple" xlink:href="#r38"><text:span text:style-name="T21">RequirementExpression</text:span></text:a></text:p>
        <text:p text:style-name="P64"/>
        <text:p text:style-name="P78"><text:span text:style-name="Code2">public interface </text:span><text:span text:style-name="Code2"><text:span text:style-name="T14">NotExpression</text:span></text:span></text:p>
        <text:p text:style-name="P44"><text:span text:style-name="Code2">extends </text:span><text:a xlink:type="simple" xlink:href="#r38"><text:span text:style-name="Code2"><text:span text:style-name="T23">RequirementExpression</text:span></text:span></text:a></text:p>
        <text:p text:style-name="P45"><text:span text:style-name="T5">A </text:span><text:a xlink:type="simple" xlink:href="#r38"><text:span text:style-name="Code2"><text:span text:style-name="T23">RequirementExpression</text:span></text:span></text:a><text:span text:style-name="Default_20_Paragraph_20_Font"><text:span text:style-name="T5"> representing the negative of a requirement, the </text:span></text:span><text:span text:style-name="Code2">not</text:span><text:span text:style-name="Default_20_Paragraph_20_Font"><text:span text:style-name="T5"> operator.</text:span></text:span></text:p>
        <text:p text:style-name="P76">ThreadSafe</text:p>
        <text:p text:style-name="P79"/>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80"><text:span text:style-name="Summary_20_Heading_20_Font2"><text:span text:style-name="T8">Method Summary</text:span></text:span></text:p>
            </table:table-cell>
            <table:covered-table-cell/>
            <table:table-cell table:style-name="Table16.A1" office:value-type="string">
              <text:p text:style-name="P81"><text:span text:style-name="Page_20_Reference_20_Font"><text:span text:style-name="T12">Page</text:span></text:span></text:p>
            </table:table-cell>
          </table:table-row>
          <table:table-row table:style-name="Table16.1">
            <table:table-cell table:style-name="Table16.A2" office:value-type="string">
              <text:p text:style-name="P82"><text:a xlink:type="simple" xlink:href="#r38"><text:span text:style-name="Code_20_Small1"><text:span text:style-name="T23">RequirementExpression</text:span></text:span></text:a></text:p>
            </table:table-cell>
            <table:table-cell table:style-name="Table16.A2" office:value-type="string">
              <text:p text:style-name="P85"><text:a xlink:type="simple" xlink:href="#r19"><text:span text:style-name="Code2"><text:span text:style-name="T25">getRequirement</text:span></text:span></text:a><text:span text:style-name="Code2"><text:span text:style-name="T8">()</text:span></text:span></text:p>
              <text:p text:style-name="P87">Obtain the requirement that is negated.</text:p>
            </table:table-cell>
            <table:table-cell table:style-name="Table16.C2" office:value-type="string">
              <text:p text:style-name="P83"><text:span text:style-name="Page_20_Reference_20_Font"><text:span text:style-name="T8"><text:bookmark-ref text:reference-format="page" text:ref-name="r19">20</text:bookmark-ref></text:span></text:span></text:p>
            </table:table-cell>
          </table:table-row>
        </table:table>
        <text:p text:style-name="P118">Method Detail</text:p>
        <text:p text:style-name="P121"><text:bookmark text:name="r19"/>getRequirement</text:p>
        <text:p text:style-name="P44"><text:a xlink:type="simple" xlink:href="#r38"><text:span text:style-name="Code2"><text:span text:style-name="T23">RequirementExpression</text:span></text:span></text:a><text:span text:style-name="Code2"> </text:span><text:span text:style-name="Code2"><text:span text:style-name="T14">getRequirement</text:span></text:span><text:span text:style-name="Code2">()</text:span></text:p>
        <text:p text:style-name="P67">Obtain the requirement that is negated.</text:p>
        <text:p text:style-name="P69">Returns:</text:p>
        <text:p text:style-name="P89"><text:span text:style-name="T5">The requirement, represented as </text:span><text:a xlink:type="simple" xlink:href="#r38"><text:span text:style-name="Code2"><text:span text:style-name="T23">RequirementExpression</text:span></text:span></text:a><text:span text:style-name="Default_20_Paragraph_20_Font"><text:span text:style-name="T5">.</text:span></text:span></text:p>
        <text:p text:style-name="P111"><text:bookmark text:name="r22"/>Interface OrExpression</text:p>
        <text:p text:style-name="P75"><text:a xlink:type="simple" xlink:href="#r3"><text:span text:style-name="T26">org.osgi.service.repository</text:span></text:a></text:p>
        <text:p text:style-name="P117">All Superinterfaces:</text:p>
        <text:p text:style-name="P68"><text:a xlink:type="simple" xlink:href="#r38"><text:span text:style-name="T21">RequirementExpression</text:span></text:a></text:p>
        <text:p text:style-name="P64"/>
        <text:p text:style-name="P78"><text:span text:style-name="Code2">public interface </text:span><text:span text:style-name="Code2"><text:span text:style-name="T14">OrExpression</text:span></text:span></text:p>
        <text:p text:style-name="P44"><text:span text:style-name="Code2">extends </text:span><text:a xlink:type="simple" xlink:href="#r38"><text:span text:style-name="Code2"><text:span text:style-name="T23">RequirementExpression</text:span></text:span></text:a></text:p>
        <text:p text:style-name="P45"><text:span text:style-name="T5">A </text:span><text:a xlink:type="simple" xlink:href="#r38"><text:span text:style-name="Code2"><text:span text:style-name="T23">RequirementExpression</text:span></text:span></text:a><text:span text:style-name="Default_20_Paragraph_20_Font"><text:span text:style-name="T5"> representing multiple requirements combined together using the </text:span></text:span><text:span text:style-name="Code2">or</text:span><text:span text:style-name="Default_20_Paragraph_20_Font"><text:span text:style-name="T5"> operator.</text:span></text:span></text:p>
        <text:p text:style-name="P76">ThreadSafe</text:p>
        <text:p text:style-name="P79"/>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80"><text:span text:style-name="Summary_20_Heading_20_Font2"><text:span text:style-name="T8">Method Summary</text:span></text:span></text:p>
            </table:table-cell>
            <table:covered-table-cell/>
            <table:table-cell table:style-name="Table18.A1" office:value-type="string">
              <text:p text:style-name="P81"><text:span text:style-name="Page_20_Reference_20_Font"><text:span text:style-name="T12">Page</text:span></text:span></text:p>
            </table:table-cell>
          </table:table-row>
          <table:table-row table:style-name="Table18.1">
            <table:table-cell table:style-name="Table18.A2" office:value-type="string">
              <text:p text:style-name="P82"><text:span text:style-name="Code_20_Small1"><text:span text:style-name="T8">List&lt;</text:span></text:span><text:a xlink:type="simple" xlink:href="#r38"><text:span text:style-name="Code_20_Small1"><text:span text:style-name="T23">RequirementExpression</text:span></text:span></text:a><text:span text:style-name="Code_20_Small1"><text:span text:style-name="T8">&gt;</text:span></text:span></text:p>
            </table:table-cell>
            <table:table-cell table:style-name="Table18.A2" office:value-type="string">
              <text:p text:style-name="P85"><text:a xlink:type="simple" xlink:href="#r21"><text:span text:style-name="Code2"><text:span text:style-name="T25">getRequirements</text:span></text:span></text:a><text:span text:style-name="Code2"><text:span text:style-name="T8">()</text:span></text:span></text:p>
              <text:p text:style-name="P86"><text:span text:style-name="T13">Obtain the requirements that are combined using the </text:span><text:span text:style-name="Code2"><text:span text:style-name="T8">or</text:span></text:span><text:span text:style-name="Default_20_Paragraph_20_Font"><text:span text:style-name="T13"> operator.</text:span></text:span></text:p>
            </table:table-cell>
            <table:table-cell table:style-name="Table18.C2" office:value-type="string">
              <text:p text:style-name="P83"><text:span text:style-name="Page_20_Reference_20_Font"><text:span text:style-name="T8"><text:bookmark-ref text:reference-format="page" text:ref-name="r21">21</text:bookmark-ref></text:span></text:span></text:p>
            </table:table-cell>
          </table:table-row>
        </table:table>
        <text:p text:style-name="P118">Method Detail</text:p>
        <text:p text:style-name="P121"><text:bookmark text:name="r21"/>getRequirements</text:p>
        <text:p text:style-name="P44"><text:span text:style-name="Code2">List&lt;</text:span><text:a xlink:type="simple" xlink:href="#r38"><text:span text:style-name="Code2"><text:span text:style-name="T23">RequirementExpression</text:span></text:span></text:a><text:span text:style-name="Code2">&gt; </text:span><text:span text:style-name="Code2"><text:span text:style-name="T14">getRequirements</text:span></text:span><text:span text:style-name="Code2">()</text:span></text:p>
        <text:p text:style-name="P66"><text:span text:style-name="T5">Obtain the requirements that are combined using the </text:span><text:span text:style-name="Code2">or</text:span><text:span text:style-name="Default_20_Paragraph_20_Font"><text:span text:style-name="T5"> operator.</text:span></text:span></text:p>
        <text:p text:style-name="P69">Returns:</text:p>
        <text:p text:style-name="P89"><text:span text:style-name="T5">The requirements, represented as </text:span><text:a xlink:type="simple" xlink:href="#r38"><text:span text:style-name="Code2"><text:span text:style-name="T23">RequirementExpression</text:span></text:span></text:a><text:span text:style-name="Default_20_Paragraph_20_Font"><text:span text:style-name="T5"> objects.</text:span></text:span></text:p>
        <text:p text:style-name="P112"><text:bookmark text:name="r28"/>Interface Repository</text:p>
        <text:p text:style-name="P75"><text:a xlink:type="simple" xlink:href="#r3"><text:span text:style-name="T26">org.osgi.service.repository</text:span></text:a></text:p>
        <text:p text:style-name="P64"/>
        <text:p text:style-name="P92"><text:span text:style-name="Code2">public interface </text:span><text:span text:style-name="Code2"><text:span text:style-name="T14">Repository</text:span></text:span></text:p>
        <text:p text:style-name="P74"><text:span text:style-name="T5">A repository service that contains </text:span><text:span text:style-name="Code2">resources</text:span><text:span text:style-name="Default_20_Paragraph_20_Font"><text:span text:style-name="T5">.</text:span></text:span></text:p>
        <text:p text:style-name="P73">Repositories may be registered as services and may be used as by a resolve context during resolver operations.</text:p>
        <text:p text:style-name="P46">Repositories registered as services may be filtered using standard service properties.</text:p>
        <text:p text:style-name="P76">ThreadSafe</text:p>
        <text:p text:style-name="P79"/>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80"><text:span text:style-name="Summary_20_Heading_20_Font2"><text:span text:style-name="T8">Field Summary</text:span></text:span></text:p>
            </table:table-cell>
            <table:covered-table-cell/>
            <table:table-cell table:style-name="Table20.A1" office:value-type="string">
              <text:p text:style-name="P81"><text:span text:style-name="Page_20_Reference_20_Font"><text:span text:style-name="T12">Page</text:span></text:span></text:p>
            </table:table-cell>
          </table:table-row>
          <table:table-row table:style-name="Table20.1">
            <table:table-cell table:style-name="Table20.A2" office:value-type="string">
              <text:p text:style-name="P84"><text:span text:style-name="Code_20_Small1"><text:span text:style-name="T8">String</text:span></text:span></text:p>
            </table:table-cell>
            <table:table-cell table:style-name="Table20.A2" office:value-type="string">
              <text:p text:style-name="P85"><text:a xlink:type="simple" xlink:href="#r23"><text:span text:style-name="Code2"><text:span text:style-name="T25">URL</text:span></text:span></text:a></text:p>
              <text:p text:style-name="P87">Service property to provide URLs related to this repository.</text:p>
            </table:table-cell>
            <table:table-cell table:style-name="Table20.C2" office:value-type="string">
              <text:p text:style-name="P83"><text:span text:style-name="Page_20_Reference_20_Font"><text:span text:style-name="T8"><text:bookmark-ref text:reference-format="page" text:ref-name="r23">22</text:bookmark-ref></text:span></text:span></text:p>
            </table:table-cell>
          </table:table-row>
        </table:table>
        <text:p text:style-name="P37"/>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80"><text:span text:style-name="Summary_20_Heading_20_Font2"><text:span text:style-name="T8">Method Summary</text:span></text:span></text:p>
            </table:table-cell>
            <table:covered-table-cell/>
            <table:table-cell table:style-name="Table21.A1" office:value-type="string">
              <text:p text:style-name="P81"><text:span text:style-name="Page_20_Reference_20_Font"><text:span text:style-name="T12">Page</text:span></text:span></text:p>
            </table:table-cell>
          </table:table-row>
          <table:table-row table:style-name="Table21.1">
            <table:table-cell table:style-name="Table21.A2" office:value-type="string">
              <text:p text:style-name="P84"><text:span text:style-name="Code_20_Small1"><text:span text:style-name="T8">Map&lt;org.osgi.resource.Requirement,Collection&lt;org.osgi.resour<text:line-break/>ce.Capability&gt;&gt;</text:span></text:span></text:p>
            </table:table-cell>
            <table:table-cell table:style-name="Table21.A2" office:value-type="string">
              <text:p text:style-name="P85"><text:a xlink:type="simple" xlink:href="#r24"><text:span text:style-name="Code2"><text:span text:style-name="T25">findProviders</text:span></text:span></text:a><text:span text:style-name="Code2"><text:span text:style-name="T8">(Collection&lt;? extends org.osgi.resource.Requirement&gt; requirements)</text:span></text:span></text:p>
              <text:p text:style-name="P87">Find the capabilities that match the specified requirements.</text:p>
            </table:table-cell>
            <table:table-cell table:style-name="Table21.C2" office:value-type="string">
              <text:p text:style-name="P83"><text:span text:style-name="Page_20_Reference_20_Font"><text:span text:style-name="T8"><text:bookmark-ref text:reference-format="page" text:ref-name="r24">22</text:bookmark-ref></text:span></text:span></text:p>
            </table:table-cell>
          </table:table-row>
          <table:table-row table:style-name="Table21.1">
            <table:table-cell table:style-name="Table21.A3" office:value-type="string">
              <text:p text:style-name="P84"><text:span text:style-name="Code_20_Small1"><text:span text:style-name="T8">Collection&lt;org.osgi.resource.Resource&gt;</text:span></text:span></text:p>
            </table:table-cell>
            <table:table-cell table:style-name="Table21.A3" office:value-type="string">
              <text:p text:style-name="P85"><text:a xlink:type="simple" xlink:href="#r25"><text:span text:style-name="Code2"><text:span text:style-name="T25">findProviders</text:span></text:span></text:a><text:span text:style-name="Code2"><text:span text:style-name="T8">(</text:span></text:span><text:a xlink:type="simple" xlink:href="#r38"><text:span text:style-name="Code2"><text:span text:style-name="T23">RequirementExpression</text:span></text:span></text:a><text:span text:style-name="Code2"><text:span text:style-name="T8"> requirementExpression)</text:span></text:span></text:p>
              <text:p text:style-name="P86"><text:span text:style-name="T13">Find the resources that match the specified </text:span><text:span text:style-name="Code2"><text:span text:style-name="T8">RequirementExpression</text:span></text:span></text:p>
            </table:table-cell>
            <table:table-cell table:style-name="Table21.C3" office:value-type="string">
              <text:p text:style-name="P83"><text:span text:style-name="Page_20_Reference_20_Font"><text:span text:style-name="T8"><text:bookmark-ref text:reference-format="page" text:ref-name="r25">23</text:bookmark-ref></text:span></text:span></text:p>
            </table:table-cell>
          </table:table-row>
          <table:table-row table:style-name="Table21.1">
            <table:table-cell table:style-name="Table21.A3" office:value-type="string">
              <text:p text:style-name="P82"><text:a xlink:type="simple" xlink:href="#r18"><text:span text:style-name="Code_20_Small1"><text:span text:style-name="T23">ExpressionCombiner</text:span></text:span></text:a></text:p>
            </table:table-cell>
            <table:table-cell table:style-name="Table21.A3" office:value-type="string">
              <text:p text:style-name="P85"><text:a xlink:type="simple" xlink:href="#r26"><text:span text:style-name="Code2"><text:span text:style-name="T25">getExpressionCombiner</text:span></text:span></text:a><text:span text:style-name="Code2"><text:span text:style-name="T8">()</text:span></text:span></text:p>
              <text:p text:style-name="P86"><text:span text:style-name="T13">Obtain an </text:span><text:span text:style-name="Code2"><text:span text:style-name="T8">ExpressionCombiner</text:span></text:span><text:span text:style-name="Default_20_Paragraph_20_Font"><text:span text:style-name="T13"> implementation.</text:span></text:span></text:p>
            </table:table-cell>
            <table:table-cell table:style-name="Table21.C3" office:value-type="string">
              <text:p text:style-name="P83"><text:span text:style-name="Page_20_Reference_20_Font"><text:span text:style-name="T8"><text:bookmark-ref text:reference-format="page" text:ref-name="r26">23</text:bookmark-ref></text:span></text:span></text:p>
            </table:table-cell>
          </table:table-row>
          <table:table-row table:style-name="Table21.1">
            <table:table-cell table:style-name="Table21.A3" office:value-type="string">
              <text:p text:style-name="P82"><text:a xlink:type="simple" xlink:href="#r37"><text:span text:style-name="Code_20_Small1"><text:span text:style-name="T23">RequirementBuilder</text:span></text:span></text:a></text:p>
            </table:table-cell>
            <table:table-cell table:style-name="Table21.A3" office:value-type="string">
              <text:p text:style-name="P85"><text:a xlink:type="simple" xlink:href="#r27"><text:span text:style-name="Code2"><text:span text:style-name="T25">newRequirementBuilder</text:span></text:span></text:a><text:span text:style-name="Code2"><text:span text:style-name="T8">(String namespace)</text:span></text:span></text:p>
              <text:p text:style-name="P86"><text:span text:style-name="T13">Obtain a </text:span><text:span text:style-name="Code2"><text:span text:style-name="T8">RequirementBuilder</text:span></text:span><text:span text:style-name="Default_20_Paragraph_20_Font"><text:span text:style-name="T13"> implementation which provides a convenient way to create a requirement.</text:span></text:span></text:p>
            </table:table-cell>
            <table:table-cell table:style-name="Table21.C3" office:value-type="string">
              <text:p text:style-name="P83"><text:span text:style-name="Page_20_Reference_20_Font"><text:span text:style-name="T8"><text:bookmark-ref text:reference-format="page" text:ref-name="r27">23</text:bookmark-ref></text:span></text:span></text:p>
            </table:table-cell>
          </table:table-row>
        </table:table>
        <text:p text:style-name="P118">Field Detail</text:p>
        <text:p text:style-name="P121"><text:bookmark text:name="r23"/>URL</text:p>
        <text:p text:style-name="P44"><text:span text:style-name="Code2">public static final String </text:span><text:span text:style-name="Code2"><text:span text:style-name="T14">URL</text:span></text:span><text:span text:style-name="Code2"> = "repository.url"</text:span></text:p>
        <text:p text:style-name="P70">Service property to provide URLs related to this repository.</text:p>
        <text:p text:style-name="P66"><text:span text:style-name="T5">The value of this property must be of type </text:span><text:span text:style-name="Code2">String</text:span><text:span text:style-name="Default_20_Paragraph_20_Font"><text:span text:style-name="T5">, </text:span></text:span><text:span text:style-name="Code2">String[]</text:span><text:span text:style-name="Default_20_Paragraph_20_Font"><text:span text:style-name="T5">, or </text:span></text:span><text:span text:style-name="Code2">Collection&lt;String&gt;</text:span><text:span text:style-name="Default_20_Paragraph_20_Font"><text:span text:style-name="T5">.</text:span></text:span></text:p>
        <text:p text:style-name="P119">Method Detail</text:p>
        <text:p text:style-name="P121"><text:bookmark text:name="r24"/>findProviders</text:p>
        <text:p text:style-name="P44"><text:span text:style-name="Code2">Map&lt;org.osgi.resource.Requirement,Collection&lt;org.osgi.resource.Capability&gt;&gt; </text:span><text:span text:style-name="Code2"><text:span text:style-name="T14">findProviders</text:span></text:span><text:span text:style-name="Code2">(Collection&lt;? extends org.osgi.resource.Requirement&gt; requirements)</text:span></text:p>
        <text:p text:style-name="P67">Find the capabilities that match the specified requirements.</text:p>
        <text:p text:style-name="P69"><text:soft-page-break/>Parameters:</text:p>
        <text:p text:style-name="P89"><text:span text:style-name="Code2">requirements</text:span><text:span text:style-name="Default_20_Paragraph_20_Font"><text:span text:style-name="T5"> - The requirements for which matching capabilities should be returned. Must not be </text:span></text:span><text:span text:style-name="Code2">null</text:span><text:span text:style-name="Default_20_Paragraph_20_Font"><text:span text:style-name="T5">.</text:span></text:span></text:p>
        <text:p text:style-name="P69">Returns:</text:p>
        <text:p text:style-name="P90">A map of matching capabilities for the specified requirements. Each specified requirement must appear as a key in the map. If there are no matching capabilities for a specified requirement, then the value in the map for the specified requirement must be an empty collection. The returned map is the property of the caller and can be modified by the caller.</text:p>
        <text:p text:style-name="P93"/>
        <text:p text:style-name="P120"><text:bookmark text:name="r25"/>findProviders</text:p>
        <text:p text:style-name="P44"><text:span text:style-name="Code2">Collection&lt;org.osgi.resource.Resource&gt; </text:span><text:span text:style-name="Code2"><text:span text:style-name="T14">findProviders</text:span></text:span><text:span text:style-name="Code2">(</text:span><text:a xlink:type="simple" xlink:href="#r38"><text:span text:style-name="Code2"><text:span text:style-name="T23">RequirementExpression</text:span></text:span></text:a><text:span text:style-name="Code2"> requirementExpression)</text:span></text:p>
        <text:p text:style-name="P66"><text:span text:style-name="T5">Find the resources that match the specified </text:span><text:span text:style-name="Code2">RequirementExpression</text:span></text:p>
        <text:p text:style-name="P69">Parameters:</text:p>
        <text:p text:style-name="P89"><text:span text:style-name="Code2">requirementExpression</text:span><text:span text:style-name="Default_20_Paragraph_20_Font"><text:span text:style-name="T5"> - The </text:span></text:span><text:span text:style-name="Code2">RequirementExpression</text:span><text:span text:style-name="Default_20_Paragraph_20_Font"><text:span text:style-name="T5"> for which matching capabilities should be returned. Must not be </text:span></text:span><text:span text:style-name="Code2">null</text:span><text:span text:style-name="Default_20_Paragraph_20_Font"><text:span text:style-name="T5"> .</text:span></text:span></text:p>
        <text:p text:style-name="P69">Returns:</text:p>
        <text:p text:style-name="P89"><text:span text:style-name="T5">A collection of matching </text:span><text:span text:style-name="Code2">Resource</text:span><text:span text:style-name="Default_20_Paragraph_20_Font"><text:span text:style-name="T5">s. If there are no matching resources, an empty collection is returned.</text:span></text:span></text:p>
        <text:p text:style-name="P93"/>
        <text:p text:style-name="P120"><text:bookmark text:name="r26"/>getExpressionCombiner</text:p>
        <text:p text:style-name="P44"><text:a xlink:type="simple" xlink:href="#r18"><text:span text:style-name="Code2"><text:span text:style-name="T23">ExpressionCombiner</text:span></text:span></text:a><text:span text:style-name="Code2"> </text:span><text:span text:style-name="Code2"><text:span text:style-name="T14">getExpressionCombiner</text:span></text:span><text:span text:style-name="Code2">()</text:span></text:p>
        <text:p text:style-name="P66"><text:span text:style-name="T5">Obtain an </text:span><text:span text:style-name="Code2">ExpressionCombiner</text:span><text:span text:style-name="Default_20_Paragraph_20_Font"><text:span text:style-name="T5"> implementation. This can be used to combine multiple requirements into a complex requirement using </text:span></text:span><text:span text:style-name="Code2">and</text:span><text:span text:style-name="Default_20_Paragraph_20_Font"><text:span text:style-name="T5">, </text:span></text:span><text:span text:style-name="Code2">or</text:span><text:span text:style-name="Default_20_Paragraph_20_Font"><text:span text:style-name="T5"> and </text:span></text:span><text:span text:style-name="Code2">not</text:span><text:span text:style-name="Default_20_Paragraph_20_Font"><text:span text:style-name="T5"> operators.</text:span></text:span></text:p>
        <text:p text:style-name="P69">Returns:</text:p>
        <text:p text:style-name="P89"><text:span text:style-name="T5">An </text:span><text:span text:style-name="Code2">ExpressionCombiner</text:span><text:span text:style-name="Default_20_Paragraph_20_Font"><text:span text:style-name="T5">.</text:span></text:span></text:p>
        <text:p text:style-name="P93"/>
        <text:p text:style-name="P120"><text:bookmark text:name="r27"/>newRequirementBuilder</text:p>
        <text:p text:style-name="P44"><text:a xlink:type="simple" xlink:href="#r37"><text:span text:style-name="Code2"><text:span text:style-name="T23">RequirementBuilder</text:span></text:span></text:a><text:span text:style-name="Code2"> </text:span><text:span text:style-name="Code2"><text:span text:style-name="T14">newRequirementBuilder</text:span></text:span><text:span text:style-name="Code2">(String namespace)</text:span></text:p>
        <text:p text:style-name="P71"><text:span text:style-name="T5">Obtain a </text:span><text:span text:style-name="Code2">RequirementBuilder</text:span><text:span text:style-name="Default_20_Paragraph_20_Font"><text:span text:style-name="T5"> implementation which provides a convenient way to create a requirement. For example:</text:span></text:span></text:p>
        <text:p text:style-name="P66"><text:span text:style-name="Code2"><text:span text:style-name="T29">Requirement myReq = .newRequirementBuilder("org.foo.ns1").<text:line-break/>   addDirective("filter", "(org.foo.ns1=val1)").<text:line-break/>   addDirective("cardinality", "multiple").build();</text:span></text:span></text:p>
        <text:p text:style-name="P69">Parameters:</text:p>
        <text:p text:style-name="P89"><text:span text:style-name="Code2">namespace</text:span><text:span text:style-name="Default_20_Paragraph_20_Font"><text:span text:style-name="T5"> - The namespace for the requirement to be constructed.</text:span></text:span></text:p>
        <text:p text:style-name="P69">Returns:</text:p>
        <text:p text:style-name="P90">A requirement builder for a requirement in the given namespace.</text:p>
        <text:p text:style-name="P113"><text:bookmark text:name="r30"/>Interface RepositoryContent</text:p>
        <text:p text:style-name="P75"><text:a xlink:type="simple" xlink:href="#r3"><text:span text:style-name="T26">org.osgi.service.repository</text:span></text:a></text:p>
        <text:p text:style-name="P64"/>
        <text:p text:style-name="P92"><text:span text:style-name="Code2">public interface </text:span><text:span text:style-name="Code2"><text:span text:style-name="T14">RepositoryContent</text:span></text:span></text:p>
        <text:p text:style-name="P45"><text:span text:style-name="T5">An accessor for the default content of a resource. All </text:span><text:span text:style-name="Code2">org.osgi.resource.Resource</text:span><text:span text:style-name="Default_20_Paragraph_20_Font"><text:span text:style-name="T5"> objects which represent resources in a </text:span></text:span><text:a xlink:type="simple" xlink:href="#r28"><text:span text:style-name="Code2"><text:span text:style-name="T23">Repository</text:span></text:span></text:a><text:span text:style-name="Default_20_Paragraph_20_Font"><text:span text:style-name="T5"> must implement this interface. A user of the resource can then cast the </text:span></text:span><text:span text:style-name="Code2">org.osgi.resource.Resource</text:span><text:span text:style-name="Default_20_Paragraph_20_Font"><text:span text:style-name="T5"> object to this type and then obtain an </text:span></text:span><text:span text:style-name="Code2">InputStream</text:span><text:span text:style-name="Default_20_Paragraph_20_Font"><text:span text:style-name="T5"> to the default content of the resource.</text:span></text:span></text:p>
        <text:p text:style-name="P76">ThreadSafe</text:p>
        <text:p text:style-name="P79"/>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80"><text:span text:style-name="Summary_20_Heading_20_Font2"><text:span text:style-name="T8">Method Summary</text:span></text:span></text:p>
            </table:table-cell>
            <table:covered-table-cell/>
            <table:table-cell table:style-name="Table23.A1" office:value-type="string">
              <text:p text:style-name="P81"><text:span text:style-name="Page_20_Reference_20_Font"><text:span text:style-name="T12">Page</text:span></text:span></text:p>
            </table:table-cell>
          </table:table-row>
          <table:table-row table:style-name="Table23.1">
            <table:table-cell table:style-name="Table23.A2" office:value-type="string">
              <text:p text:style-name="P84"><text:span text:style-name="Code_20_Small1"><text:span text:style-name="T8">InputStream</text:span></text:span></text:p>
            </table:table-cell>
            <table:table-cell table:style-name="Table23.A2" office:value-type="string">
              <text:p text:style-name="P85"><text:a xlink:type="simple" xlink:href="#r29"><text:span text:style-name="Code2"><text:span text:style-name="T25">getContent</text:span></text:span></text:a><text:span text:style-name="Code2"><text:span text:style-name="T8">()</text:span></text:span></text:p>
              <text:p text:style-name="P87">Returns a new input stream to the default format of this resource.</text:p>
            </table:table-cell>
            <table:table-cell table:style-name="Table23.C2" office:value-type="string">
              <text:p text:style-name="P83"><text:span text:style-name="Page_20_Reference_20_Font"><text:span text:style-name="T8"><text:bookmark-ref text:reference-format="page" text:ref-name="r29">24</text:bookmark-ref></text:span></text:span></text:p>
            </table:table-cell>
          </table:table-row>
        </table:table>
        <text:p text:style-name="P118">Method Detail</text:p>
        <text:p text:style-name="P121"><text:bookmark text:name="r29"/>getContent</text:p>
        <text:p text:style-name="P44"><text:span text:style-name="Code2">InputStream </text:span><text:span text:style-name="Code2"><text:span text:style-name="T14">getContent</text:span></text:span><text:span text:style-name="Code2">()</text:span></text:p>
        <text:p text:style-name="P67">Returns a new input stream to the default format of this resource.</text:p>
        <text:p text:style-name="P69">Returns:</text:p>
        <text:p text:style-name="P90">A new input stream for associated resource.</text:p>
        <text:p text:style-name="P114"><text:bookmark text:name="r37"/>Interface RequirementBuilder</text:p>
        <text:p text:style-name="P75"><text:a xlink:type="simple" xlink:href="#r3"><text:span text:style-name="T26">org.osgi.service.repository</text:span></text:a></text:p>
        <text:p text:style-name="P64"/>
        <text:p text:style-name="P92"><text:span text:style-name="Code2">public interface </text:span><text:span text:style-name="Code2"><text:span text:style-name="T14">RequirementBuilder</text:span></text:span></text:p>
        <text:p text:style-name="P38"><text:span text:style-name="T5">A builder for </text:span><text:span text:style-name="Code2">Requirement</text:span><text:span text:style-name="Default_20_Paragraph_20_Font"><text:span text:style-name="T5"> objects.</text:span></text:span></text:p>
        <text:p text:style-name="P79"/>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80"><text:span text:style-name="Summary_20_Heading_20_Font2"><text:span text:style-name="T8">Method Summary</text:span></text:span></text:p>
            </table:table-cell>
            <table:covered-table-cell/>
            <table:table-cell table:style-name="Table25.A1" office:value-type="string">
              <text:p text:style-name="P81"><text:span text:style-name="Page_20_Reference_20_Font"><text:span text:style-name="T12">Page</text:span></text:span></text:p>
            </table:table-cell>
          </table:table-row>
          <table:table-row table:style-name="Table25.1">
            <table:table-cell table:style-name="Table25.A2" office:value-type="string">
              <text:p text:style-name="P82"><text:a xlink:type="simple" xlink:href="#r37"><text:span text:style-name="Code_20_Small1"><text:span text:style-name="T23">RequirementBuilder</text:span></text:span></text:a></text:p>
            </table:table-cell>
            <table:table-cell table:style-name="Table25.A2" office:value-type="string">
              <text:p text:style-name="P85"><text:a xlink:type="simple" xlink:href="#r31"><text:span text:style-name="Code2"><text:span text:style-name="T25">addAttribute</text:span></text:span></text:a><text:span text:style-name="Code2"><text:span text:style-name="T8">(String name, Object value)</text:span></text:span></text:p>
              <text:p text:style-name="P87">Add an attribute to the requirement.</text:p>
            </table:table-cell>
            <table:table-cell table:style-name="Table25.C2" office:value-type="string">
              <text:p text:style-name="P83"><text:span text:style-name="Page_20_Reference_20_Font"><text:span text:style-name="T8"><text:bookmark-ref text:reference-format="page" text:ref-name="r31">25</text:bookmark-ref></text:span></text:span></text:p>
            </table:table-cell>
          </table:table-row>
          <table:table-row table:style-name="Table25.1">
            <table:table-cell table:style-name="Table25.A3" office:value-type="string">
              <text:p text:style-name="P82"><text:a xlink:type="simple" xlink:href="#r37"><text:span text:style-name="Code_20_Small1"><text:span text:style-name="T23">RequirementBuilder</text:span></text:span></text:a></text:p>
            </table:table-cell>
            <table:table-cell table:style-name="Table25.A3" office:value-type="string">
              <text:p text:style-name="P85"><text:a xlink:type="simple" xlink:href="#r32"><text:span text:style-name="Code2"><text:span text:style-name="T25">addDirective</text:span></text:span></text:a><text:span text:style-name="Code2"><text:span text:style-name="T8">(String name, String value)</text:span></text:span></text:p>
              <text:p text:style-name="P87">Add a directive to the requirement.</text:p>
            </table:table-cell>
            <table:table-cell table:style-name="Table25.C3" office:value-type="string">
              <text:p text:style-name="P83"><text:span text:style-name="Page_20_Reference_20_Font"><text:span text:style-name="T8"><text:bookmark-ref text:reference-format="page" text:ref-name="r32">25</text:bookmark-ref></text:span></text:span></text:p>
            </table:table-cell>
          </table:table-row>
          <table:table-row table:style-name="Table25.1">
            <table:table-cell table:style-name="Table25.A3" office:value-type="string">
              <text:p text:style-name="P84"><text:span text:style-name="Code_20_Small1"><text:span text:style-name="T8">org.osgi.resource.Requirement</text:span></text:span></text:p>
            </table:table-cell>
            <table:table-cell table:style-name="Table25.A3" office:value-type="string">
              <text:p text:style-name="P85"><text:a xlink:type="simple" xlink:href="#r36"><text:span text:style-name="Code2"><text:span text:style-name="T25">build</text:span></text:span></text:a><text:span text:style-name="Code2"><text:span text:style-name="T8">()</text:span></text:span></text:p>
              <text:p text:style-name="P87">Build the requirement according to the specification provided to the builder.</text:p>
            </table:table-cell>
            <table:table-cell table:style-name="Table25.C3" office:value-type="string">
              <text:p text:style-name="P83"><text:span text:style-name="Page_20_Reference_20_Font"><text:span text:style-name="T8"><text:bookmark-ref text:reference-format="page" text:ref-name="r36">26</text:bookmark-ref></text:span></text:span></text:p>
            </table:table-cell>
          </table:table-row>
          <table:table-row table:style-name="Table25.1">
            <table:table-cell table:style-name="Table25.A3" office:value-type="string">
              <text:p text:style-name="P82"><text:a xlink:type="simple" xlink:href="#r37"><text:span text:style-name="Code_20_Small1"><text:span text:style-name="T23">RequirementBuilder</text:span></text:span></text:a></text:p>
            </table:table-cell>
            <table:table-cell table:style-name="Table25.A3" office:value-type="string">
              <text:p text:style-name="P85"><text:a xlink:type="simple" xlink:href="#r33"><text:span text:style-name="Code2"><text:span text:style-name="T25">setAttributes</text:span></text:span></text:a><text:span text:style-name="Code2"><text:span text:style-name="T8">(Map&lt;String,Object&gt; attrs)</text:span></text:span></text:p>
              <text:p text:style-name="P87">Set all the attributes to the values in the provided map.</text:p>
            </table:table-cell>
            <table:table-cell table:style-name="Table25.C3" office:value-type="string">
              <text:p text:style-name="P83"><text:span text:style-name="Page_20_Reference_20_Font"><text:span text:style-name="T8"><text:bookmark-ref text:reference-format="page" text:ref-name="r33">25</text:bookmark-ref></text:span></text:span></text:p>
            </table:table-cell>
          </table:table-row>
          <table:table-row table:style-name="Table25.1">
            <table:table-cell table:style-name="Table25.A3" office:value-type="string">
              <text:p text:style-name="P82"><text:a xlink:type="simple" xlink:href="#r37"><text:span text:style-name="Code_20_Small1"><text:span text:style-name="T23">RequirementBuilder</text:span></text:span></text:a></text:p>
            </table:table-cell>
            <table:table-cell table:style-name="Table25.A3" office:value-type="string">
              <text:p text:style-name="P85"><text:a xlink:type="simple" xlink:href="#r34"><text:span text:style-name="Code2"><text:span text:style-name="T25">setDirectives</text:span></text:span></text:a><text:span text:style-name="Code2"><text:span text:style-name="T8">(Map&lt;String,String&gt; dirs)</text:span></text:span></text:p>
              <text:p text:style-name="P87">Set all the directives to the values in the provided map.</text:p>
            </table:table-cell>
            <table:table-cell table:style-name="Table25.C3" office:value-type="string">
              <text:p text:style-name="P83"><text:span text:style-name="Page_20_Reference_20_Font"><text:span text:style-name="T8"><text:bookmark-ref text:reference-format="page" text:ref-name="r34">26</text:bookmark-ref></text:span></text:span></text:p>
            </table:table-cell>
          </table:table-row>
          <table:table-row table:style-name="Table25.1">
            <table:table-cell table:style-name="Table25.A3" office:value-type="string">
              <text:p text:style-name="P82"><text:a xlink:type="simple" xlink:href="#r37"><text:span text:style-name="Code_20_Small1"><text:span text:style-name="T23">RequirementBuilder</text:span></text:span></text:a></text:p>
            </table:table-cell>
            <table:table-cell table:style-name="Table25.A3" office:value-type="string">
              <text:p text:style-name="P85"><text:a xlink:type="simple" xlink:href="#r35"><text:span text:style-name="Code2"><text:span text:style-name="T25">setResource</text:span></text:span></text:a><text:span text:style-name="Code2"><text:span text:style-name="T8">(org.osgi.resource.Resource resource)</text:span></text:span></text:p>
              <text:p text:style-name="P86"><text:span text:style-name="T13">Specifies the </text:span><text:span text:style-name="Code2"><text:span text:style-name="T8">Resource</text:span></text:span><text:span text:style-name="Default_20_Paragraph_20_Font"><text:span text:style-name="T13"> object for the requirement.</text:span></text:span></text:p>
            </table:table-cell>
            <table:table-cell table:style-name="Table25.C3" office:value-type="string">
              <text:p text:style-name="P83"><text:span text:style-name="Page_20_Reference_20_Font"><text:span text:style-name="T8"><text:bookmark-ref text:reference-format="page" text:ref-name="r35">26</text:bookmark-ref></text:span></text:span></text:p>
            </table:table-cell>
          </table:table-row>
        </table:table>
        <text:p text:style-name="P118">Method Detail</text:p>
        <text:p text:style-name="P121"><text:bookmark text:name="r31"/>addAttribute</text:p>
        <text:p text:style-name="P44"><text:a xlink:type="simple" xlink:href="#r37"><text:span text:style-name="Code2"><text:span text:style-name="T23">RequirementBuilder</text:span></text:span></text:a><text:span text:style-name="Code2"> </text:span><text:span text:style-name="Code2"><text:span text:style-name="T14">addAttribute</text:span></text:span><text:span text:style-name="Code2">(String name,<text:line-break/>                                Object value)</text:span></text:p>
        <text:p text:style-name="P67">Add an attribute to the requirement.</text:p>
        <text:p text:style-name="P69">Parameters:</text:p>
        <text:p text:style-name="P89"><text:span text:style-name="Code2">name</text:span><text:span text:style-name="Default_20_Paragraph_20_Font"><text:span text:style-name="T5"> - The attribute name.</text:span></text:span></text:p>
        <text:p text:style-name="P89"><text:span text:style-name="Code2">value</text:span><text:span text:style-name="Default_20_Paragraph_20_Font"><text:span text:style-name="T5"> - The attribute value.</text:span></text:span></text:p>
        <text:p text:style-name="P69">Returns:</text:p>
        <text:p text:style-name="P90">a builder object that can be used to further define the requirement.</text:p>
        <text:p text:style-name="P93"/>
        <text:p text:style-name="P120"><text:bookmark text:name="r32"/>addDirective</text:p>
        <text:p text:style-name="P44"><text:a xlink:type="simple" xlink:href="#r37"><text:span text:style-name="Code2"><text:span text:style-name="T23">RequirementBuilder</text:span></text:span></text:a><text:span text:style-name="Code2"> </text:span><text:span text:style-name="Code2"><text:span text:style-name="T14">addDirective</text:span></text:span><text:span text:style-name="Code2">(String name,<text:line-break/>                                String value)</text:span></text:p>
        <text:p text:style-name="P67">Add a directive to the requirement.</text:p>
        <text:p text:style-name="P69">Parameters:</text:p>
        <text:p text:style-name="P89"><text:span text:style-name="Code2">name</text:span><text:span text:style-name="Default_20_Paragraph_20_Font"><text:span text:style-name="T5"> - The directive name.</text:span></text:span></text:p>
        <text:p text:style-name="P89"><text:span text:style-name="Code2">value</text:span><text:span text:style-name="Default_20_Paragraph_20_Font"><text:span text:style-name="T5"> - The directive value.</text:span></text:span></text:p>
        <text:p text:style-name="P69">Returns:</text:p>
        <text:p text:style-name="P90">a builder object that can be used to further define the requirement.</text:p>
        <text:p text:style-name="P93"/>
        <text:p text:style-name="P120"><text:bookmark text:name="r33"/>setAttributes</text:p>
        <text:p text:style-name="P44"><text:a xlink:type="simple" xlink:href="#r37"><text:span text:style-name="Code2"><text:span text:style-name="T23">RequirementBuilder</text:span></text:span></text:a><text:span text:style-name="Code2"> </text:span><text:span text:style-name="Code2"><text:span text:style-name="T14">setAttributes</text:span></text:span><text:span text:style-name="Code2">(Map&lt;String,Object&gt; attrs)</text:span></text:p>
        <text:p text:style-name="P67"><text:soft-page-break/>Set all the attributes to the values in the provided map. This will replace any previous attribute set on the builder.</text:p>
        <text:p text:style-name="P69">Parameters:</text:p>
        <text:p text:style-name="P89"><text:span text:style-name="Code2">attrs</text:span><text:span text:style-name="Default_20_Paragraph_20_Font"><text:span text:style-name="T5"> - The map of attributes to use.</text:span></text:span></text:p>
        <text:p text:style-name="P69">Returns:</text:p>
        <text:p text:style-name="P90">a builder object that can be used to further define the requirement.</text:p>
        <text:p text:style-name="P93"/>
        <text:p text:style-name="P120"><text:bookmark text:name="r34"/>setDirectives</text:p>
        <text:p text:style-name="P44"><text:a xlink:type="simple" xlink:href="#r37"><text:span text:style-name="Code2"><text:span text:style-name="T23">RequirementBuilder</text:span></text:span></text:a><text:span text:style-name="Code2"> </text:span><text:span text:style-name="Code2"><text:span text:style-name="T14">setDirectives</text:span></text:span><text:span text:style-name="Code2">(Map&lt;String,String&gt; dirs)</text:span></text:p>
        <text:p text:style-name="P67">Set all the directives to the values in the provided map. This will replace any previous directives set on the builder.</text:p>
        <text:p text:style-name="P69">Parameters:</text:p>
        <text:p text:style-name="P89"><text:span text:style-name="Code2">dirs</text:span><text:span text:style-name="Default_20_Paragraph_20_Font"><text:span text:style-name="T5"> - The map of directives to use.</text:span></text:span></text:p>
        <text:p text:style-name="P69">Returns:</text:p>
        <text:p text:style-name="P90">a builder object that can be used to further define the requirement.</text:p>
        <text:p text:style-name="P93"/>
        <text:p text:style-name="P120"><text:bookmark text:name="r35"/>setResource</text:p>
        <text:p text:style-name="P44"><text:a xlink:type="simple" xlink:href="#r37"><text:span text:style-name="Code2"><text:span text:style-name="T23">RequirementBuilder</text:span></text:span></text:a><text:span text:style-name="Code2"> </text:span><text:span text:style-name="Code2"><text:span text:style-name="T14">setResource</text:span></text:span><text:span text:style-name="Code2">(org.osgi.resource.Resource resource)</text:span></text:p>
        <text:p text:style-name="P66"><text:span text:style-name="T5">Specifies the </text:span><text:span text:style-name="Code2">Resource</text:span><text:span text:style-name="Default_20_Paragraph_20_Font"><text:span text:style-name="T5"> object for the requirement. Note that providing a resource is optional.</text:span></text:span></text:p>
        <text:p text:style-name="P69">Parameters:</text:p>
        <text:p text:style-name="P89"><text:span text:style-name="Code2">resource</text:span><text:span text:style-name="Default_20_Paragraph_20_Font"><text:span text:style-name="T5"> - The resource for the requirement. Will overwrite any previous resource if provided.</text:span></text:span></text:p>
        <text:p text:style-name="P69">Returns:</text:p>
        <text:p text:style-name="P90">a builder object that can be used to further define the requirement.</text:p>
        <text:p text:style-name="P93"/>
        <text:p text:style-name="P120"><text:bookmark text:name="r36"/>build</text:p>
        <text:p text:style-name="P44"><text:span text:style-name="Code2">org.osgi.resource.Requirement </text:span><text:span text:style-name="Code2"><text:span text:style-name="T14">build</text:span></text:span><text:span text:style-name="Code2">()</text:span></text:p>
        <text:p text:style-name="P67">Build the requirement according to the specification provided to the builder.</text:p>
        <text:p text:style-name="P69">Returns:</text:p>
        <text:p text:style-name="P90">the requirement.</text:p>
        <text:p text:style-name="P115"><text:bookmark text:name="r38"/>Interface RequirementExpression</text:p>
        <text:p text:style-name="P75"><text:a xlink:type="simple" xlink:href="#r3"><text:span text:style-name="T26">org.osgi.service.repository</text:span></text:a></text:p>
        <text:p text:style-name="P117">All Known Subinterfaces:</text:p>
        <text:p text:style-name="P68"><text:a xlink:type="simple" xlink:href="#r5"><text:span text:style-name="T21">AndExpression</text:span></text:a><text:span text:style-name="Default_20_Paragraph_20_Font"><text:span text:style-name="T5">, </text:span></text:span><text:a xlink:type="simple" xlink:href="#r20"><text:span text:style-name="Default_20_Paragraph_20_Font"><text:span text:style-name="T21">NotExpression</text:span></text:span></text:a><text:span text:style-name="Default_20_Paragraph_20_Font"><text:span text:style-name="T5">, </text:span></text:span><text:a xlink:type="simple" xlink:href="#r22"><text:span text:style-name="Default_20_Paragraph_20_Font"><text:span text:style-name="T21">OrExpression</text:span></text:span></text:a><text:span text:style-name="Default_20_Paragraph_20_Font"><text:span text:style-name="T5">, </text:span></text:span><text:a xlink:type="simple" xlink:href="#r40"><text:span text:style-name="Default_20_Paragraph_20_Font"><text:span text:style-name="T21">SimpleRequirementExpression</text:span></text:span></text:a></text:p>
        <text:p text:style-name="P64"/>
        <text:p text:style-name="P92"><text:span text:style-name="Code2">public interface </text:span><text:span text:style-name="Code2"><text:span text:style-name="T14">RequirementExpression</text:span></text:span></text:p>
        <text:p text:style-name="P46">The base interface of all Requirement Expressions. Requirement Expression objects will always be of one of its sub-interfaces.</text:p>
        <text:p text:style-name="P76">ThreadSafe</text:p>
        <text:p text:style-name="P116"><text:bookmark text:name="r40"/>Interface SimpleRequirementExpression</text:p>
        <text:p text:style-name="P75"><text:a xlink:type="simple" xlink:href="#r3"><text:span text:style-name="T26">org.osgi.service.repository</text:span></text:a></text:p>
        <text:p text:style-name="P117">All Superinterfaces:</text:p>
        <text:p text:style-name="P68"><text:a xlink:type="simple" xlink:href="#r38"><text:span text:style-name="T21">RequirementExpression</text:span></text:a></text:p>
        <text:p text:style-name="P64"/>
        <text:p text:style-name="P78"><text:span text:style-name="Code2">public interface </text:span><text:span text:style-name="Code2"><text:span text:style-name="T14">SimpleRequirementExpression</text:span></text:span></text:p>
        <text:p text:style-name="P44"><text:span text:style-name="Code2">extends </text:span><text:a xlink:type="simple" xlink:href="#r38"><text:span text:style-name="Code2"><text:span text:style-name="T23">RequirementExpression</text:span></text:span></text:a></text:p>
        <text:p text:style-name="P45"><text:span text:style-name="T5">A wrapper to represent a simple </text:span><text:span text:style-name="Code2">org.osgi.resource.Requirement</text:span><text:span text:style-name="Default_20_Paragraph_20_Font"><text:span text:style-name="T5"> object as a </text:span></text:span><text:a xlink:type="simple" xlink:href="#r38"><text:span text:style-name="Code2"><text:span text:style-name="T23">RequirementExpression</text:span></text:span></text:a><text:span text:style-name="Default_20_Paragraph_20_Font"><text:span text:style-name="T5">.</text:span></text:span></text:p>
        <text:p text:style-name="P76">ThreadSafe</text:p>
        <text:p text:style-name="P79"/>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80"><text:span text:style-name="Summary_20_Heading_20_Font2"><text:span text:style-name="T8">Method Summary</text:span></text:span></text:p>
            </table:table-cell>
            <table:covered-table-cell/>
            <table:table-cell table:style-name="Table28.A1" office:value-type="string">
              <text:p text:style-name="P81"><text:span text:style-name="Page_20_Reference_20_Font"><text:span text:style-name="T12">Page</text:span></text:span></text:p>
            </table:table-cell>
          </table:table-row>
          <table:table-row table:style-name="Table28.1">
            <table:table-cell table:style-name="Table28.A2" office:value-type="string">
              <text:p text:style-name="P84"><text:span text:style-name="Code_20_Small1"><text:span text:style-name="T8">org.osgi.resource.Requirement</text:span></text:span></text:p>
            </table:table-cell>
            <table:table-cell table:style-name="Table28.A2" office:value-type="string">
              <text:p text:style-name="P85"><text:a xlink:type="simple" xlink:href="#r39"><text:span text:style-name="Code2"><text:span text:style-name="T25">getRequirement</text:span></text:span></text:a><text:span text:style-name="Code2"><text:span text:style-name="T8">()</text:span></text:span></text:p>
              <text:p text:style-name="P86"><text:span text:style-name="T13">Obtain the wrapped </text:span><text:span text:style-name="Code2"><text:span text:style-name="T8">org.osgi.resource.Requirement</text:span></text:span><text:span text:style-name="Default_20_Paragraph_20_Font"><text:span text:style-name="T13"> object.</text:span></text:span></text:p>
            </table:table-cell>
            <table:table-cell table:style-name="Table28.C2" office:value-type="string">
              <text:p text:style-name="P83"><text:span text:style-name="Page_20_Reference_20_Font"><text:span text:style-name="T8"><text:bookmark-ref text:reference-format="page" text:ref-name="r39">28</text:bookmark-ref></text:span></text:span></text:p>
            </table:table-cell>
          </table:table-row>
        </table:table>
        <text:p text:style-name="P118">Method Detail</text:p>
        <text:p text:style-name="P121"><text:bookmark text:name="r39"/>getRequirement</text:p>
        <text:p text:style-name="P44"><text:span text:style-name="Code2">org.osgi.resource.Requirement </text:span><text:span text:style-name="Code2"><text:span text:style-name="T14">getRequirement</text:span></text:span><text:span text:style-name="Code2">()</text:span></text:p>
        <text:p text:style-name="P66"><text:span text:style-name="T5">Obtain the wrapped </text:span><text:span text:style-name="Code2">org.osgi.resource.Requirement</text:span><text:span text:style-name="Default_20_Paragraph_20_Font"><text:span text:style-name="T5"> object.</text:span></text:span></text:p>
        <text:p text:style-name="P69">Returns:</text:p>
        <text:p text:style-name="P90">The wrapped object.</text:p>
        <text:section text:style-name="Sect2" text:name="Section2">
          <text:p text:style-name="P94"><text:span text:style-name="T30">Java API documentation generated with </text:span><text:a xlink:type="simple" xlink:href="http://www.filigris.com/products/docflex_javadoc/#docflex-doclet"><text:span text:style-name="T27">DocFlex/Doclet</text:span></text:a><text:span text:style-name="Default_20_Paragraph_20_Font"><text:span text:style-name="T30"> v1.5.6</text:span></text:span></text:p>
          <text:p text:style-name="P38"><text:span text:style-name="T30">DocFlex/Doclet is both a multi-format Javadoc doclet and a free edition of </text:span><text:a xlink:type="simple" xlink:href="http://www.filigris.com/products/docflex_javadoc/"><text:span text:style-name="T27">DocFlex/Javadoc</text:span></text:a><text:span text:style-name="Default_20_Paragraph_20_Font"><text:span text:style-name="T3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7">www.docflex.com</text:span></text:span></text:a></text:p>
        </text:section>
      </text:section>
      <text:p text:style-name="Body"/>
      <text:h text:style-name="Heading_20_1" text:outline-level="1"><text:change-end text:change-id="ct525528944"/>Considered Alternatives</text:h>
      <text:p text:style-name="P26">For posterity, record the design alternatives that were considered but rejected along with the reason for rejection. This is especially important for external/earlier solutions that were deemed not applicable.</text:p>
      <text:h text:style-name="Heading_20_1" text:outline-level="1"><text:soft-page-break/>Security Considerations</text:h>
      <text:p text:style-name="P24">No change from the OSGi Repository 1.0 specification.</text:p>
      <text:h text:style-name="Heading_20_1" text:outline-level="1">Document Support</text:h>
      <text:h text:style-name="Heading_20_2" text:outline-level="2">References</text:h>
      <text:list xml:id="list909729836628489323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35"/>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29">Name</text:p>
          </table:table-cell>
          <table:table-cell table:style-name="Table3.B1" office:value-type="string">
            <text:p text:style-name="P29">David Bosschaert</text:p>
          </table:table-cell>
        </table:table-row>
        <table:table-row table:style-name="Table3.1">
          <table:table-cell table:style-name="Table3.A1" office:value-type="string">
            <text:p text:style-name="P29">Company</text:p>
          </table:table-cell>
          <table:table-cell table:style-name="Table3.B1" office:value-type="string">
            <text:p text:style-name="P29">Red Hat</text:p>
          </table:table-cell>
        </table:table-row>
        <table:table-row table:style-name="Table3.1">
          <table:table-cell table:style-name="Table3.A1" office:value-type="string">
            <text:p text:style-name="P29">Address</text:p>
          </table:table-cell>
          <table:table-cell table:style-name="Table3.B1" office:value-type="string">
            <text:p text:style-name="P29"/>
          </table:table-cell>
        </table:table-row>
        <table:table-row table:style-name="Table3.1">
          <table:table-cell table:style-name="Table3.A1" office:value-type="string">
            <text:p text:style-name="P29">Voice</text:p>
          </table:table-cell>
          <table:table-cell table:style-name="Table3.B1" office:value-type="string">
            <text:p text:style-name="P29"/>
          </table:table-cell>
        </table:table-row>
        <table:table-row table:style-name="Table3.1">
          <table:table-cell table:style-name="Table3.A1" office:value-type="string">
            <text:p text:style-name="P28">e-mail</text:p>
          </table:table-cell>
          <table:table-cell table:style-name="Table3.B1" office:value-type="string">
            <text:p text:style-name="P28">david@redhat.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29">Name</text:p>
          </table:table-cell>
          <table:table-cell table:style-name="Table2.B1" office:value-type="string">
            <text:p text:style-name="P29"/>
          </table:table-cell>
        </table:table-row>
        <table:table-row table:style-name="Table2.1">
          <table:table-cell table:style-name="Table2.A1" office:value-type="string">
            <text:p text:style-name="P29">Company</text:p>
          </table:table-cell>
          <table:table-cell table:style-name="Table2.B1" office:value-type="string">
            <text:p text:style-name="P29"/>
          </table:table-cell>
        </table:table-row>
        <table:table-row table:style-name="Table2.1">
          <table:table-cell table:style-name="Table2.A1" office:value-type="string">
            <text:p text:style-name="P29">Address</text:p>
          </table:table-cell>
          <table:table-cell table:style-name="Table2.B1" office:value-type="string">
            <text:p text:style-name="P29"/>
          </table:table-cell>
        </table:table-row>
        <table:table-row table:style-name="Table2.1">
          <table:table-cell table:style-name="Table2.A1" office:value-type="string">
            <text:p text:style-name="P29">Voice</text:p>
          </table:table-cell>
          <table:table-cell table:style-name="Table2.B1" office:value-type="string">
            <text:p text:style-name="P29"/>
          </table:table-cell>
        </table:table-row>
        <table:table-row table:style-name="Table2.1">
          <table:table-cell table:style-name="Table2.A1" office:value-type="string">
            <text:p text:style-name="P28">e-mail</text:p>
          </table:table-cell>
          <table:table-cell table:style-name="Table2.B1" office:value-type="string">
            <text:p text:style-name="P28"/>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0" style:family="table">
      <style:table-properties style:width="7.0896in" fo:break-before="auto" fo:break-after="auto" table:align="left" style:writing-mode="lr-tb"/>
    </style:style>
    <style:style style:name="Table10.A" style:family="table-column">
      <style:table-column-properties style:column-width="5.5354in"/>
    </style:style>
    <style:style style:name="Table10.B" style:family="table-column">
      <style:table-column-properties style:column-width="1.5542in"/>
    </style:style>
    <style:style style:name="Table10.1" style:family="table-row">
      <style:table-row-properties style:keep-together="true" fo:keep-together="auto"/>
    </style:style>
    <style:style style:name="Table10.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5" style:family="table">
      <style:table-properties style:width="7.0896in" fo:break-before="auto" fo:break-after="auto" table:align="left" style:writing-mode="lr-tb"/>
    </style:style>
    <style:style style:name="Table15.A" style:family="table-column">
      <style:table-column-properties style:column-width="5.5354in"/>
    </style:style>
    <style:style style:name="Table15.B" style:family="table-column">
      <style:table-column-properties style:column-width="1.5542in"/>
    </style:style>
    <style:style style:name="Table15.1" style:family="table-row">
      <style:table-row-properties style:keep-together="true" fo:keep-together="auto"/>
    </style:style>
    <style:style style:name="Table15.A1" style:family="table-cell">
      <style:table-cell-properties fo:padding="0in" fo:border-left="none" fo:border-right="none" fo:border-top="0.0007in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style:keep-together="true" fo:keep-together="auto"/>
    </style:style>
    <style:style style:name="Table17.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4" style:family="table">
      <style:table-properties style:width="7.0896in" fo:break-before="auto" fo:break-after="auto" table:align="left" style:writing-mode="lr-tb"/>
    </style:style>
    <style:style style:name="Table24.A" style:family="table-column">
      <style:table-column-properties style:column-width="5.5354in"/>
    </style:style>
    <style:style style:name="Table24.B" style:family="table-column">
      <style:table-column-properties style:column-width="1.5542in"/>
    </style:style>
    <style:style style:name="Table24.1" style:family="table-row">
      <style:table-row-properties style:keep-together="true" fo:keep-together="auto"/>
    </style:style>
    <style:style style:name="Table24.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draw:image xlink:href="Pictures/1000020100000427000001D8328612BC.png" xlink:type="simple" xlink:show="embed" xlink:actuate="onLoad"/></draw:frame><text:tab/><text:user-defined style:data-style-name="N0" text:name="RFC Title">RFC 187 - Complex Repository Requirements</text:user-defined><text:tab/>Page <text:page-number text:select-page="current">12</text:page-number> of <text:page-count style:num-format="1">29</text:page-count></text:p>
        <text:p text:style-name="Header"/>
        <text:p text:style-name="Header"><text:tab/>Draft<text:tab/> <text:modification-date style:data-style-name="N76">July 25, 2013</text:modification-date></text:p>
      </style:header>
      <style:footer>
        <text:p text:style-name="Footer">Copyright © <text:user-defined style:data-style-name="N0" text:name="Company">OSGi Alliance</text:user-defined> <text:modification-date style:data-style-name="N11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1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_20_1" style:display-name="Convert 1" style:page-layout-name="Mpm2">
      <style:header>
        <text:p text:style-name="MP2">Package org.osgi.service.repository</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4/19/13</text:p>
            </table:table-cell>
            <table:table-cell table:style-name="Table5.A1" office:value-type="string">
              <text:p text:style-name="MP4">Page <text:page-number style:num-format="1" text:select-page="current">13</text:page-number> of <text:page-count style:num-format="1">29</text:page-count></text:p>
            </table:table-cell>
          </table:table-row>
        </table:table>
      </style:footer>
    </style:master-page>
    <style:master-page style:name="Convert_20_2" style:display-name="Convert 2" style:page-layout-name="Mpm2">
      <style:header>
        <text:p text:style-name="MP2">Interface AndExpression</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4/19/13</text:p>
            </table:table-cell>
            <table:table-cell table:style-name="Table8.A1" office:value-type="string">
              <text:p text:style-name="MP4">Page <text:page-number style:num-format="1" text:select-page="current">14</text:page-number> of <text:page-count style:num-format="1">29</text:page-count></text:p>
            </table:table-cell>
          </table:table-row>
        </table:table>
      </style:footer>
    </style:master-page>
    <style:master-page style:name="Convert_20_3" style:display-name="Convert 3" style:page-layout-name="Mpm2">
      <style:header>
        <text:p text:style-name="MP2">Class ContentNamespac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4/19/13</text:p>
            </table:table-cell>
            <table:table-cell table:style-name="Table10.A1" office:value-type="string">
              <text:p text:style-name="MP4">Page <text:page-number style:num-format="1" text:select-page="current">16</text:page-number> of <text:page-count style:num-format="1">29</text:page-count></text:p>
            </table:table-cell>
          </table:table-row>
        </table:table>
      </style:footer>
    </style:master-page>
    <style:master-page style:name="Convert_20_4" style:display-name="Convert 4" style:page-layout-name="Mpm2">
      <style:header>
        <text:p text:style-name="MP2">Interface ExpressionCombiner</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4/19/13</text:p>
            </table:table-cell>
            <table:table-cell table:style-name="Table13.A1" office:value-type="string">
              <text:p text:style-name="MP4">Page <text:page-number style:num-format="1" text:select-page="current">19</text:page-number> of <text:page-count style:num-format="1">29</text:page-count></text:p>
            </table:table-cell>
          </table:table-row>
        </table:table>
      </style:footer>
    </style:master-page>
    <style:master-page style:name="Convert_20_5" style:display-name="Convert 5" style:page-layout-name="Mpm2">
      <style:header>
        <text:p text:style-name="MP2">Interface NotExpression</text:p>
      </style:header>
      <style:footer>
        <table:table table:name="Table15" table:style-name="Table15">
          <table:table-column table:style-name="Table15.A"/>
          <table:table-column table:style-name="Table15.B"/>
          <table:table-row table:style-name="Table15.1">
            <table:table-cell table:style-name="Table15.A1" office:value-type="string">
              <text:p text:style-name="MP3">OSGi Javadoc -- 4/19/13</text:p>
            </table:table-cell>
            <table:table-cell table:style-name="Table15.A1" office:value-type="string">
              <text:p text:style-name="MP4">Page <text:page-number style:num-format="1" text:select-page="current">20</text:page-number> of <text:page-count style:num-format="1">29</text:page-count></text:p>
            </table:table-cell>
          </table:table-row>
        </table:table>
      </style:footer>
    </style:master-page>
    <style:master-page style:name="Convert_20_6" style:display-name="Convert 6" style:page-layout-name="Mpm2">
      <style:header>
        <text:p text:style-name="MP2">Interface OrExpression</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19/13</text:p>
            </table:table-cell>
            <table:table-cell table:style-name="Table17.A1" office:value-type="string">
              <text:p text:style-name="MP4">Page <text:page-number style:num-format="1" text:select-page="current">21</text:page-number> of <text:page-count style:num-format="1">29</text:page-count></text:p>
            </table:table-cell>
          </table:table-row>
        </table:table>
      </style:footer>
    </style:master-page>
    <style:master-page style:name="Convert_20_7" style:display-name="Convert 7" style:page-layout-name="Mpm2">
      <style:header>
        <text:p text:style-name="MP2">Interface Repository</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19/13</text:p>
            </table:table-cell>
            <table:table-cell table:style-name="Table19.A1" office:value-type="string">
              <text:p text:style-name="MP4">Page <text:page-number style:num-format="1" text:select-page="current">23</text:page-number> of <text:page-count style:num-format="1">29</text:page-count></text:p>
            </table:table-cell>
          </table:table-row>
        </table:table>
      </style:footer>
    </style:master-page>
    <style:master-page style:name="Convert_20_8" style:display-name="Convert 8" style:page-layout-name="Mpm2">
      <style:header>
        <text:p text:style-name="MP2">Interface RepositoryContent</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4/19/13</text:p>
            </table:table-cell>
            <table:table-cell table:style-name="Table22.A1" office:value-type="string">
              <text:p text:style-name="MP4">Page <text:page-number style:num-format="1" text:select-page="current">24</text:page-number> of <text:page-count style:num-format="1">29</text:page-count></text:p>
            </table:table-cell>
          </table:table-row>
        </table:table>
      </style:footer>
    </style:master-page>
    <style:master-page style:name="Convert_20_9" style:display-name="Convert 9" style:page-layout-name="Mpm2">
      <style:header>
        <text:p text:style-name="MP2">Interface RequirementBuilder</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4/19/13</text:p>
            </table:table-cell>
            <table:table-cell table:style-name="Table24.A1" office:value-type="string">
              <text:p text:style-name="MP4">Page <text:page-number style:num-format="1" text:select-page="current">26</text:page-number> of <text:page-count style:num-format="1">29</text:page-count></text:p>
            </table:table-cell>
          </table:table-row>
        </table:table>
      </style:footer>
    </style:master-page>
    <style:master-page style:name="Convert_20_10" style:display-name="Convert 10" style:page-layout-name="Mpm2">
      <style:header>
        <text:p text:style-name="MP2">Interface RequirementExpression</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4/19/13</text:p>
            </table:table-cell>
            <table:table-cell table:style-name="Table26.A1" office:value-type="string">
              <text:p text:style-name="MP4">Page <text:page-number style:num-format="1" text:select-page="current">27</text:page-number> of <text:page-count style:num-format="1">29</text:page-count></text:p>
            </table:table-cell>
          </table:table-row>
        </table:table>
      </style:footer>
    </style:master-page>
    <style:master-page style:name="Convert_20_11" style:display-name="Convert 11" style:page-layout-name="Mpm2">
      <style:header>
        <text:p text:style-name="MP2">Interface SimpleRequirementExpress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19/13</text:p>
            </table:table-cell>
            <table:table-cell table:style-name="Table27.A1" office:value-type="string">
              <text:p text:style-name="MP4">Page <text:page-number style:num-format="1" text:select-page="current">29</text:page-number> of <text:page-count style:num-format="1">29</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8-29T14:15:16</meta:creation-date>
    <meta:editing-cycles>86</meta:editing-cycles>
    <meta:editing-duration>P1DT9H23M6S</meta:editing-duration>
    <meta:initial-creator>David Bosschaert</meta:initial-creator>
    <dc:date>2013-07-25T09:34:31</dc:date>
    <dc:creator>BJ Hargrave</dc:creator>
    <meta:printed-by>David Bosschaert</meta:printed-by>
    <meta:print-date>2012-08-30T12:51:49</meta:print-date>
    <meta:document-statistic meta:table-count="28" meta:image-count="4" meta:object-count="1" meta:page-count="29" meta:paragraph-count="668" meta:word-count="5104" meta:character-count="39172"/>
    <meta:user-defined meta:name="Company">OSGi Alliance</meta:user-defined>
    <meta:user-defined meta:name="Info 3"/>
    <meta:user-defined meta:name="Info 4"/>
    <meta:user-defined meta:name="RFC Title">RFC 187 - Complex Repository Requirement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objectwithoutfill">
      <style:graphic-properties svg:stroke-width="0.05cm" draw:marker-start-width="0.29cm" draw:marker-end="Rounded_20_large_20_Arrow" draw:marker-end-width="0.49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fo:font-style="italic" style:font-size-asian="12pt" style:font-style-asian="italic" style:font-size-complex="12pt" style:font-style-complex="italic"/>
    </style:style>
    <style:style style:name="P3" style:family="paragraph">
      <style:paragraph-properties fo:text-align="start"/>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font-family="Monaco" style:font-family-generic="modern" style:font-pitch="fixed" fo:font-size="8pt" fo:font-style="normal" style:font-size-asian="8pt" style:font-style-asian="normal" style:font-size-complex="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5.2cm" svg:height="1.3cm" svg:x="7.335cm" svg:y="1.8cm">
          <text:p text:style-name="P1"><text:span text:style-name="T1">RequirementExpression</text:span></text:p>
          <draw:enhanced-geometry svg:viewBox="0 0 21600 21600" draw:type="rectangle" draw:enhanced-path="M 0 0 L 21600 0 21600 21600 0 21600 0 0 Z N"/>
        </draw:custom-shape>
        <draw:custom-shape draw:style-name="gr1" draw:text-style-name="P2" xml:id="id1" draw:id="id1" draw:layer="layout" svg:width="5.6cm" svg:height="2.2cm" svg:x="2.6cm" svg:y="9.2cm">
          <text:p text:style-name="P1"><text:span text:style-name="T1"/></text:p>
          <text:p text:style-name="P1"><text:span text:style-name="T2">AndExpression</text:span></text:p>
          <text:p text:style-name="P3"><text:span text:style-name="T3"/></text:p>
          <text:p text:style-name="P3"><text:span text:style-name="T3">List&lt;RequirementExpression&gt;</text:span></text:p>
          <text:p text:style-name="P3"><text:span text:style-name="T3"><text:s text:c="2"/></text:span><text:span text:style-name="T3">getExpressions();</text:span></text:p>
          <draw:enhanced-geometry svg:viewBox="0 0 21600 21600" draw:type="rectangle" draw:enhanced-path="M 0 0 L 21600 0 21600 21600 0 21600 0 0 Z N"/>
        </draw:custom-shape>
        <draw:connector draw:style-name="gr2" draw:text-style-name="P1" draw:layer="layout" draw:type="line" svg:x1="5.4cm" svg:y1="9.2cm" svg:x2="9.935cm" svg:y2="3.1cm" draw:start-shape="id1" draw:start-glue-point="0" draw:end-shape="id2" draw:end-glue-point="2" svg:d="m5400 9200 4535-6100">
          <text:p/>
        </draw:connector>
        <draw:custom-shape draw:style-name="gr1" draw:text-style-name="P2" xml:id="id3" draw:id="id3" draw:layer="layout" svg:width="5.6cm" svg:height="2.2cm" svg:x="11.5cm" svg:y="9.2cm">
          <text:p text:style-name="P1"><text:span text:style-name="T1"/></text:p>
          <text:p text:style-name="P1"><text:span text:style-name="T2">OrExpression</text:span></text:p>
          <text:p text:style-name="P3"><text:span text:style-name="T3"/></text:p>
          <text:p text:style-name="P3"><text:span text:style-name="T3">List&lt;RequirementExpression&gt;</text:span></text:p>
          <text:p text:style-name="P3"><text:span text:style-name="T3"><text:s text:c="2"/></text:span><text:span text:style-name="T3">getExpressions();</text:span></text:p>
          <draw:enhanced-geometry svg:viewBox="0 0 21600 21600" draw:type="rectangle" draw:enhanced-path="M 0 0 L 21600 0 21600 21600 0 21600 0 0 Z N"/>
        </draw:custom-shape>
        <draw:custom-shape draw:style-name="gr1" draw:text-style-name="P2" xml:id="id5" draw:id="id5" draw:layer="layout" svg:width="5.6cm" svg:height="2.2cm" svg:x="12.3cm" svg:y="4.8cm">
          <text:p text:style-name="P1"><text:span text:style-name="T1"/></text:p>
          <text:p text:style-name="P1"><text:span text:style-name="T2">NotExpression</text:span></text:p>
          <text:p text:style-name="P3"><text:span text:style-name="T3"/></text:p>
          <text:p text:style-name="P3"><text:span text:style-name="T3">RequirementExpression</text:span></text:p>
          <text:p text:style-name="P3"><text:span text:style-name="T3"><text:s text:c="2"/></text:span><text:span text:style-name="T3">getExpression();</text:span></text:p>
          <draw:enhanced-geometry svg:viewBox="0 0 21600 21600" draw:type="rectangle" draw:enhanced-path="M 0 0 L 21600 0 21600 21600 0 21600 0 0 Z N"/>
        </draw:custom-shape>
        <draw:custom-shape draw:style-name="gr1" draw:text-style-name="P2" xml:id="id4" draw:id="id4" draw:layer="layout" svg:width="5.6cm" svg:height="2.2cm" svg:x="1.7cm" svg:y="4.8cm">
          <text:p text:style-name="P1"><text:span text:style-name="T1">Simple</text:span></text:p>
          <text:p text:style-name="P1"><text:span text:style-name="T2">RequirementExpression</text:span></text:p>
          <text:p text:style-name="P3"><text:span text:style-name="T3"/></text:p>
          <text:p text:style-name="P3"><text:span text:style-name="T3">Requirement getRequirement();</text:span></text:p>
          <draw:enhanced-geometry svg:viewBox="0 0 21600 21600" draw:type="rectangle" draw:enhanced-path="M 0 0 L 21600 0 21600 21600 0 21600 0 0 Z N"/>
        </draw:custom-shape>
        <draw:connector draw:style-name="gr2" draw:text-style-name="P1" draw:layer="layout" draw:type="line" svg:x1="14.3cm" svg:y1="9.2cm" svg:x2="9.935cm" svg:y2="3.1cm" draw:start-shape="id3" draw:start-glue-point="0" draw:end-shape="id2" draw:end-glue-point="2" svg:d="m14300 9200-4365-6100">
          <text:p/>
        </draw:connector>
        <draw:connector draw:style-name="gr2" draw:text-style-name="P1" draw:layer="layout" draw:type="line" svg:x1="4.5cm" svg:y1="4.8cm" svg:x2="9.935cm" svg:y2="3.1cm" draw:start-shape="id4" draw:start-glue-point="0" draw:end-shape="id2" draw:end-glue-point="2" svg:d="m4500 4800 5435-1700">
          <text:p/>
        </draw:connector>
        <draw:connector draw:style-name="gr2" draw:text-style-name="P1" draw:layer="layout" draw:type="line" svg:x1="15.1cm" svg:y1="4.8cm" svg:x2="9.935cm" svg:y2="3.1cm" draw:start-shape="id5" draw:start-glue-point="0" draw:end-shape="id2" draw:end-glue-point="2" svg:d="m15100 4800-5165-170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